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75in" fo:margin-left="0.4417in" table:align="left"/>
    </style:style>
    <style:style style:name="Table1.A" style:family="table-column">
      <style:table-column-properties style:column-width="1.875in"/>
    </style:style>
    <style:style style:name="Table1.B" style:family="table-column">
      <style:table-column-properties style:column-width="0.9375in"/>
    </style:style>
    <style:style style:name="Table1.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1.C1" style:family="table-cell">
      <style:table-cell-properties fo:background-color="#e6e6e6" fo:padding="0.0382in" fo:border="0.05pt solid #b3b3b3">
        <style:background-image/>
      </style:table-cell-properties>
    </style:style>
    <style:style style:name="Table1.A2" style:family="table-cell">
      <style:table-cell-properties fo:padding="0.0382in" fo:border-left="0.05pt solid #b3b3b3" fo:border-right="none" fo:border-top="none" fo:border-bottom="0.05pt solid #b3b3b3"/>
    </style:style>
    <style:style style:name="Table1.B2" style:family="table-cell">
      <style:table-cell-properties fo:padding="0.0382in" fo:border-left="0.05pt solid #b3b3b3" fo:border-right="none" fo:border-top="none" fo:border-bottom="0.05pt solid #b3b3b3"/>
    </style:style>
    <style:style style:name="Table1.C2" style:family="table-cell">
      <style:table-cell-properties fo:padding="0.0382in" fo:border-left="0.05pt solid #b3b3b3" fo:border-right="0.05pt solid #b3b3b3" fo:border-top="none" fo:border-bottom="0.05pt solid #b3b3b3"/>
    </style:style>
    <style:style style:name="Table1.A3" style:family="table-cell">
      <style:table-cell-properties fo:padding="0.0382in" fo:border-left="0.05pt solid #b3b3b3" fo:border-right="none" fo:border-top="none" fo:border-bottom="0.05pt solid #b3b3b3"/>
    </style:style>
    <style:style style:name="Table1.B3" style:family="table-cell">
      <style:table-cell-properties fo:padding="0.0382in" fo:border-left="0.05pt solid #b3b3b3" fo:border-right="none" fo:border-top="none" fo:border-bottom="0.05pt solid #b3b3b3"/>
    </style:style>
    <style:style style:name="Table1.C3" style:family="table-cell">
      <style:table-cell-properties fo:padding="0.0382in" fo:border-left="0.05pt solid #b3b3b3" fo:border-right="0.05pt solid #b3b3b3" fo:border-top="none" fo:border-bottom="0.05pt solid #b3b3b3"/>
    </style:style>
    <style:style style:name="Table1.A4" style:family="table-cell">
      <style:table-cell-properties fo:padding="0.0382in" fo:border-left="0.05pt solid #b3b3b3" fo:border-right="none" fo:border-top="none" fo:border-bottom="0.05pt solid #b3b3b3"/>
    </style:style>
    <style:style style:name="Table1.B4" style:family="table-cell">
      <style:table-cell-properties fo:padding="0.0382in" fo:border-left="0.05pt solid #b3b3b3" fo:border-right="none" fo:border-top="none" fo:border-bottom="0.05pt solid #b3b3b3"/>
    </style:style>
    <style:style style:name="Table1.C4" style:family="table-cell">
      <style:table-cell-properties fo:padding="0.0382in" fo:border-left="0.05pt solid #b3b3b3" fo:border-right="0.05pt solid #b3b3b3" fo:border-top="none" fo:border-bottom="0.05pt solid #b3b3b3"/>
    </style:style>
    <style:style style:name="Table2" style:family="table">
      <style:table-properties style:width="5.625in" fo:margin-left="0.4417in" table:align="left"/>
    </style:style>
    <style:style style:name="Table2.A" style:family="table-column">
      <style:table-column-properties style:column-width="1.3125in"/>
    </style:style>
    <style:style style:name="Table2.B" style:family="table-column">
      <style:table-column-properties style:column-width="1.6875in"/>
    </style:style>
    <style:style style:name="Table2.C" style:family="table-column">
      <style:table-column-properties style:column-width="2.625in"/>
    </style:style>
    <style:style style:name="Table2.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2.C1" style:family="table-cell">
      <style:table-cell-properties fo:background-color="#e6e6e6" fo:padding="0.0382in" fo:border="0.05pt solid #b3b3b3">
        <style:background-image/>
      </style:table-cell-properties>
    </style:style>
    <style:style style:name="Table2.A2" style:family="table-cell">
      <style:table-cell-properties fo:padding="0.0382in" fo:border-left="0.05pt solid #b3b3b3" fo:border-right="none" fo:border-top="none" fo:border-bottom="0.05pt solid #b3b3b3"/>
    </style:style>
    <style:style style:name="Table2.B2" style:family="table-cell">
      <style:table-cell-properties fo:padding="0.0382in" fo:border-left="0.05pt solid #b3b3b3" fo:border-right="none" fo:border-top="none" fo:border-bottom="0.05pt solid #b3b3b3"/>
    </style:style>
    <style:style style:name="Table2.C2" style:family="table-cell">
      <style:table-cell-properties fo:padding="0.0382in" fo:border-left="0.05pt solid #b3b3b3" fo:border-right="0.05pt solid #b3b3b3" fo:border-top="none" fo:border-bottom="0.05pt solid #b3b3b3"/>
    </style:style>
    <style:style style:name="Table2.A3" style:family="table-cell">
      <style:table-cell-properties fo:padding="0.0382in" fo:border-left="0.05pt solid #b3b3b3" fo:border-right="none" fo:border-top="none" fo:border-bottom="0.05pt solid #b3b3b3"/>
    </style:style>
    <style:style style:name="Table2.B3" style:family="table-cell">
      <style:table-cell-properties fo:padding="0.0382in" fo:border-left="0.05pt solid #b3b3b3" fo:border-right="none" fo:border-top="none" fo:border-bottom="0.05pt solid #b3b3b3"/>
    </style:style>
    <style:style style:name="Table2.C3" style:family="table-cell">
      <style:table-cell-properties fo:padding="0.0382in" fo:border-left="0.05pt solid #b3b3b3" fo:border-right="0.05pt solid #b3b3b3" fo:border-top="none" fo:border-bottom="0.05pt solid #b3b3b3"/>
    </style:style>
    <style:style style:name="Table2.A4" style:family="table-cell">
      <style:table-cell-properties fo:padding="0.0382in" fo:border-left="0.05pt solid #b3b3b3" fo:border-right="none" fo:border-top="none" fo:border-bottom="0.05pt solid #b3b3b3"/>
    </style:style>
    <style:style style:name="Table2.B4" style:family="table-cell">
      <style:table-cell-properties fo:padding="0.0382in" fo:border-left="0.05pt solid #b3b3b3" fo:border-right="none" fo:border-top="none" fo:border-bottom="0.05pt solid #b3b3b3"/>
    </style:style>
    <style:style style:name="Table2.C4" style:family="table-cell">
      <style:table-cell-properties fo:padding="0.0382in" fo:border-left="0.05pt solid #b3b3b3" fo:border-right="0.05pt solid #b3b3b3" fo:border-top="none" fo:border-bottom="0.05pt solid #b3b3b3"/>
    </style:style>
    <style:style style:name="Table3" style:family="table">
      <style:table-properties style:width="4.5625in" fo:margin-left="0.4417in" table:align="left"/>
    </style:style>
    <style:style style:name="Table3.A" style:family="table-column">
      <style:table-column-properties style:column-width="1.25in"/>
    </style:style>
    <style:style style:name="Table3.B" style:family="table-column">
      <style:table-column-properties style:column-width="2.125in"/>
    </style:style>
    <style:style style:name="Table3.C" style:family="table-column">
      <style:table-column-properties style:column-width="1.1875in"/>
    </style:style>
    <style:style style:name="Table3.A1" style:family="table-cell">
      <style:table-cell-properties fo:background-color="#e6e6e6" fo:padding="0.0382in" fo:border-left="0.05pt solid #b3b3b3" fo:border-right="none" fo:border-top="0.05pt solid #b3b3b3" fo:border-bottom="0.05pt solid #b3b3b3">
        <style:background-image/>
      </style:table-cell-properties>
    </style:style>
    <style:style style:name="Table3.C1" style:family="table-cell">
      <style:table-cell-properties fo:background-color="#e6e6e6" fo:padding="0.0382in" fo:border="0.05pt solid #b3b3b3">
        <style:background-image/>
      </style:table-cell-properties>
    </style:style>
    <style:style style:name="Table3.A2" style:family="table-cell">
      <style:table-cell-properties fo:padding="0.0382in" fo:border-left="0.05pt solid #b3b3b3" fo:border-right="none" fo:border-top="none" fo:border-bottom="0.05pt solid #b3b3b3"/>
    </style:style>
    <style:style style:name="Table3.B2" style:family="table-cell">
      <style:table-cell-properties fo:padding="0.0382in" fo:border-left="0.05pt solid #b3b3b3" fo:border-right="none" fo:border-top="none" fo:border-bottom="0.05pt solid #b3b3b3"/>
    </style:style>
    <style:style style:name="Table3.C2" style:family="table-cell">
      <style:table-cell-properties fo:padding="0.0382in" fo:border-left="0.05pt solid #b3b3b3" fo:border-right="0.05pt solid #b3b3b3" fo:border-top="none" fo:border-bottom="0.05pt solid #b3b3b3"/>
    </style:style>
    <style:style style:name="Table3.A3" style:family="table-cell">
      <style:table-cell-properties fo:padding="0.0382in" fo:border-left="0.05pt solid #b3b3b3" fo:border-right="none" fo:border-top="none" fo:border-bottom="0.05pt solid #b3b3b3"/>
    </style:style>
    <style:style style:name="Table3.B3" style:family="table-cell">
      <style:table-cell-properties fo:padding="0.0382in" fo:border-left="0.05pt solid #b3b3b3" fo:border-right="none" fo:border-top="none" fo:border-bottom="0.05pt solid #b3b3b3"/>
    </style:style>
    <style:style style:name="Table3.C3" style:family="table-cell">
      <style:table-cell-properties fo:padding="0.0382in" fo:border-left="0.05pt solid #b3b3b3" fo:border-right="0.05pt solid #b3b3b3" fo:border-top="none" fo:border-bottom="0.05pt solid #b3b3b3"/>
    </style:style>
    <style:style style:name="Table3.A4" style:family="table-cell">
      <style:table-cell-properties fo:padding="0.0382in" fo:border-left="0.05pt solid #b3b3b3" fo:border-right="none" fo:border-top="none" fo:border-bottom="0.05pt solid #b3b3b3"/>
    </style:style>
    <style:style style:name="Table3.B4" style:family="table-cell">
      <style:table-cell-properties fo:padding="0.0382in" fo:border-left="0.05pt solid #b3b3b3" fo:border-right="none" fo:border-top="none" fo:border-bottom="0.05pt solid #b3b3b3"/>
    </style:style>
    <style:style style:name="Table3.C4" style:family="table-cell">
      <style:table-cell-properties fo:padding="0.0382in" fo:border-left="0.05pt solid #b3b3b3" fo:border-right="0.05pt solid #b3b3b3" fo:border-top="none" fo:border-bottom="0.05pt solid #b3b3b3"/>
    </style:style>
    <style:style style:name="Table3.A5" style:family="table-cell">
      <style:table-cell-properties fo:padding="0.0382in" fo:border-left="0.05pt solid #b3b3b3" fo:border-right="none" fo:border-top="none" fo:border-bottom="0.05pt solid #b3b3b3"/>
    </style:style>
    <style:style style:name="Table3.B5" style:family="table-cell">
      <style:table-cell-properties fo:padding="0.0382in" fo:border-left="0.05pt solid #b3b3b3" fo:border-right="none" fo:border-top="none" fo:border-bottom="0.05pt solid #b3b3b3"/>
    </style:style>
    <style:style style:name="Table3.C5" style:family="table-cell">
      <style:table-cell-properties fo:padding="0.0382in" fo:border-left="0.05pt solid #b3b3b3" fo:border-right="0.05pt solid #b3b3b3" fo:border-top="none" fo:border-bottom="0.05pt solid #b3b3b3"/>
    </style:style>
    <style:style style:name="Table3.A6" style:family="table-cell">
      <style:table-cell-properties fo:padding="0.0382in" fo:border-left="0.05pt solid #b3b3b3" fo:border-right="none" fo:border-top="none" fo:border-bottom="0.05pt solid #b3b3b3"/>
    </style:style>
    <style:style style:name="Table3.B6" style:family="table-cell">
      <style:table-cell-properties fo:padding="0.0382in" fo:border-left="0.05pt solid #b3b3b3" fo:border-right="none" fo:border-top="none" fo:border-bottom="0.05pt solid #b3b3b3"/>
    </style:style>
    <style:style style:name="Table3.C6" style:family="table-cell">
      <style:table-cell-properties fo:padding="0.0382in" fo:border-left="0.05pt solid #b3b3b3" fo:border-right="0.05pt solid #b3b3b3" fo:border-top="none" fo:border-bottom="0.05pt solid #b3b3b3"/>
    </style:style>
    <style:style style:name="Table3.A7" style:family="table-cell">
      <style:table-cell-properties fo:padding="0.0382in" fo:border-left="0.05pt solid #b3b3b3" fo:border-right="none" fo:border-top="none" fo:border-bottom="0.05pt solid #b3b3b3"/>
    </style:style>
    <style:style style:name="Table3.B7" style:family="table-cell">
      <style:table-cell-properties fo:padding="0.0382in" fo:border-left="0.05pt solid #b3b3b3" fo:border-right="none" fo:border-top="none" fo:border-bottom="0.05pt solid #b3b3b3"/>
    </style:style>
    <style:style style:name="Table3.C7" style:family="table-cell">
      <style:table-cell-properties fo:padding="0.0382in" fo:border-left="0.05pt solid #b3b3b3" fo:border-right="0.05pt solid #b3b3b3" fo:border-top="none" fo:border-bottom="0.05pt solid #b3b3b3"/>
    </style:style>
    <style:style style:name="Table3.A8" style:family="table-cell">
      <style:table-cell-properties fo:padding="0.0382in" fo:border-left="0.05pt solid #b3b3b3" fo:border-right="none" fo:border-top="none" fo:border-bottom="0.05pt solid #b3b3b3"/>
    </style:style>
    <style:style style:name="Table3.B8" style:family="table-cell">
      <style:table-cell-properties fo:padding="0.0382in" fo:border-left="0.05pt solid #b3b3b3" fo:border-right="none" fo:border-top="none" fo:border-bottom="0.05pt solid #b3b3b3"/>
    </style:style>
    <style:style style:name="Table3.C8" style:family="table-cell">
      <style:table-cell-properties fo:padding="0.0382in" fo:border-left="0.05pt solid #b3b3b3" fo:border-right="0.05pt solid #b3b3b3" fo:border-top="none" fo:border-bottom="0.05pt solid #b3b3b3"/>
    </style:style>
    <style:style style:name="Table3.A9" style:family="table-cell">
      <style:table-cell-properties fo:padding="0.0382in" fo:border-left="0.05pt solid #b3b3b3" fo:border-right="none" fo:border-top="none" fo:border-bottom="0.05pt solid #b3b3b3"/>
    </style:style>
    <style:style style:name="Table3.B9" style:family="table-cell">
      <style:table-cell-properties fo:padding="0.0382in" fo:border-left="0.05pt solid #b3b3b3" fo:border-right="none" fo:border-top="none" fo:border-bottom="0.05pt solid #b3b3b3"/>
    </style:style>
    <style:style style:name="Table3.C9" style:family="table-cell">
      <style:table-cell-properties fo:padding="0.0382in" fo:border-left="0.05pt solid #b3b3b3" fo:border-right="0.05pt solid #b3b3b3" fo:border-top="none" fo:border-bottom="0.05pt solid #b3b3b3"/>
    </style:style>
    <style:style style:name="Table3.A10" style:family="table-cell">
      <style:table-cell-properties fo:padding="0.0382in" fo:border-left="0.05pt solid #b3b3b3" fo:border-right="none" fo:border-top="none" fo:border-bottom="0.05pt solid #b3b3b3"/>
    </style:style>
    <style:style style:name="Table3.B10" style:family="table-cell">
      <style:table-cell-properties fo:padding="0.0382in" fo:border-left="0.05pt solid #b3b3b3" fo:border-right="none" fo:border-top="none" fo:border-bottom="0.05pt solid #b3b3b3"/>
    </style:style>
    <style:style style:name="Table3.C10" style:family="table-cell">
      <style:table-cell-properties fo:padding="0.0382in" fo:border-left="0.05pt solid #b3b3b3" fo:border-right="0.05pt solid #b3b3b3" fo:border-top="none" fo:border-bottom="0.05pt solid #b3b3b3"/>
    </style:style>
    <style:style style:name="Table3.A11" style:family="table-cell">
      <style:table-cell-properties fo:padding="0.0382in" fo:border-left="0.05pt solid #b3b3b3" fo:border-right="none" fo:border-top="none" fo:border-bottom="0.05pt solid #b3b3b3"/>
    </style:style>
    <style:style style:name="Table3.B11" style:family="table-cell">
      <style:table-cell-properties fo:padding="0.0382in" fo:border-left="0.05pt solid #b3b3b3" fo:border-right="none" fo:border-top="none" fo:border-bottom="0.05pt solid #b3b3b3"/>
    </style:style>
    <style:style style:name="Table3.C11" style:family="table-cell">
      <style:table-cell-properties fo:padding="0.0382in" fo:border-left="0.05pt solid #b3b3b3" fo:border-right="0.05pt solid #b3b3b3" fo:border-top="none" fo:border-bottom="0.05pt solid #b3b3b3"/>
    </style:style>
    <style:style style:name="Table3.A12" style:family="table-cell">
      <style:table-cell-properties fo:padding="0.0382in" fo:border-left="0.05pt solid #b3b3b3" fo:border-right="none" fo:border-top="none" fo:border-bottom="0.05pt solid #b3b3b3"/>
    </style:style>
    <style:style style:name="Table3.B12" style:family="table-cell">
      <style:table-cell-properties fo:padding="0.0382in" fo:border-left="0.05pt solid #b3b3b3" fo:border-right="none" fo:border-top="none" fo:border-bottom="0.05pt solid #b3b3b3"/>
    </style:style>
    <style:style style:name="Table3.C12" style:family="table-cell">
      <style:table-cell-properties fo:padding="0.0382in" fo:border-left="0.05pt solid #b3b3b3" fo:border-right="0.05pt solid #b3b3b3" fo:border-top="none" fo:border-bottom="0.05pt solid #b3b3b3"/>
    </style:style>
    <style:style style:name="Table3.A13" style:family="table-cell">
      <style:table-cell-properties fo:padding="0.0382in" fo:border-left="0.05pt solid #b3b3b3" fo:border-right="none" fo:border-top="none" fo:border-bottom="0.05pt solid #b3b3b3"/>
    </style:style>
    <style:style style:name="Table3.B13" style:family="table-cell">
      <style:table-cell-properties fo:padding="0.0382in" fo:border-left="0.05pt solid #b3b3b3" fo:border-right="none" fo:border-top="none" fo:border-bottom="0.05pt solid #b3b3b3"/>
    </style:style>
    <style:style style:name="Table3.C13" style:family="table-cell">
      <style:table-cell-properties fo:padding="0.0382in" fo:border-left="0.05pt solid #b3b3b3" fo:border-right="0.05pt solid #b3b3b3" fo:border-top="none" fo:border-bottom="0.05pt solid #b3b3b3"/>
    </style:style>
    <style:style style:name="Table3.A14" style:family="table-cell">
      <style:table-cell-properties fo:padding="0.0382in" fo:border-left="0.05pt solid #b3b3b3" fo:border-right="none" fo:border-top="none" fo:border-bottom="0.05pt solid #b3b3b3"/>
    </style:style>
    <style:style style:name="Table3.B14" style:family="table-cell">
      <style:table-cell-properties fo:padding="0.0382in" fo:border-left="0.05pt solid #b3b3b3" fo:border-right="none" fo:border-top="none" fo:border-bottom="0.05pt solid #b3b3b3"/>
    </style:style>
    <style:style style:name="Table3.C14" style:family="table-cell">
      <style:table-cell-properties fo:padding="0.0382in" fo:border-left="0.05pt solid #b3b3b3" fo:border-right="0.05pt solid #b3b3b3" fo:border-top="none" fo:border-bottom="0.05pt solid #b3b3b3"/>
    </style:style>
    <style:style style:name="Table3.A15" style:family="table-cell">
      <style:table-cell-properties fo:padding="0.0382in" fo:border-left="0.05pt solid #b3b3b3" fo:border-right="none" fo:border-top="none" fo:border-bottom="0.05pt solid #b3b3b3"/>
    </style:style>
    <style:style style:name="Table3.B15" style:family="table-cell">
      <style:table-cell-properties fo:padding="0.0382in" fo:border-left="0.05pt solid #b3b3b3" fo:border-right="none" fo:border-top="none" fo:border-bottom="0.05pt solid #b3b3b3"/>
    </style:style>
    <style:style style:name="Table3.C15" style:family="table-cell">
      <style:table-cell-properties fo:padding="0.0382in" fo:border-left="0.05pt solid #b3b3b3" fo:border-right="0.05pt solid #b3b3b3" fo:border-top="none" fo:border-bottom="0.05pt solid #b3b3b3"/>
    </style:style>
    <style:style style:name="Table3.A16" style:family="table-cell">
      <style:table-cell-properties fo:padding="0.0382in" fo:border-left="0.05pt solid #b3b3b3" fo:border-right="none" fo:border-top="none" fo:border-bottom="0.05pt solid #b3b3b3"/>
    </style:style>
    <style:style style:name="Table3.B16" style:family="table-cell">
      <style:table-cell-properties fo:padding="0.0382in" fo:border-left="0.05pt solid #b3b3b3" fo:border-right="none" fo:border-top="none" fo:border-bottom="0.05pt solid #b3b3b3"/>
    </style:style>
    <style:style style:name="Table3.C16" style:family="table-cell">
      <style:table-cell-properties fo:padding="0.0382in" fo:border-left="0.05pt solid #b3b3b3" fo:border-right="0.05pt solid #b3b3b3" fo:border-top="none" fo:border-bottom="0.05pt solid #b3b3b3"/>
    </style:style>
    <style:style style:name="Table3.A17" style:family="table-cell">
      <style:table-cell-properties fo:padding="0.0382in" fo:border-left="0.05pt solid #b3b3b3" fo:border-right="none" fo:border-top="none" fo:border-bottom="0.05pt solid #b3b3b3"/>
    </style:style>
    <style:style style:name="Table3.B17" style:family="table-cell">
      <style:table-cell-properties fo:padding="0.0382in" fo:border-left="0.05pt solid #b3b3b3" fo:border-right="none" fo:border-top="none" fo:border-bottom="0.05pt solid #b3b3b3"/>
    </style:style>
    <style:style style:name="Table3.C17" style:family="table-cell">
      <style:table-cell-properties fo:padding="0.0382in" fo:border-left="0.05pt solid #b3b3b3" fo:border-right="0.05pt solid #b3b3b3" fo:border-top="none" fo:border-bottom="0.05pt solid #b3b3b3"/>
    </style:style>
    <style:style style:name="Table3.A18" style:family="table-cell">
      <style:table-cell-properties fo:padding="0.0382in" fo:border-left="0.05pt solid #b3b3b3" fo:border-right="none" fo:border-top="none" fo:border-bottom="0.05pt solid #b3b3b3"/>
    </style:style>
    <style:style style:name="Table3.B18" style:family="table-cell">
      <style:table-cell-properties fo:padding="0.0382in" fo:border-left="0.05pt solid #b3b3b3" fo:border-right="none" fo:border-top="none" fo:border-bottom="0.05pt solid #b3b3b3"/>
    </style:style>
    <style:style style:name="Table3.C18" style:family="table-cell">
      <style:table-cell-properties fo:padding="0.0382in" fo:border-left="0.05pt solid #b3b3b3" fo:border-right="0.05pt solid #b3b3b3" fo:border-top="none" fo:border-bottom="0.05pt solid #b3b3b3"/>
    </style:style>
    <style:style style:name="Table3.A19" style:family="table-cell">
      <style:table-cell-properties fo:padding="0.0382in" fo:border-left="0.05pt solid #b3b3b3" fo:border-right="none" fo:border-top="none" fo:border-bottom="0.05pt solid #b3b3b3"/>
    </style:style>
    <style:style style:name="Table3.B19" style:family="table-cell">
      <style:table-cell-properties fo:padding="0.0382in" fo:border-left="0.05pt solid #b3b3b3" fo:border-right="none" fo:border-top="none" fo:border-bottom="0.05pt solid #b3b3b3"/>
    </style:style>
    <style:style style:name="Table3.C19" style:family="table-cell">
      <style:table-cell-properties fo:padding="0.0382in" fo:border-left="0.05pt solid #b3b3b3" fo:border-right="0.05pt solid #b3b3b3" fo:border-top="none" fo:border-bottom="0.05pt solid #b3b3b3"/>
    </style:style>
    <style:style style:name="Table3.A20" style:family="table-cell">
      <style:table-cell-properties fo:padding="0.0382in" fo:border-left="0.05pt solid #b3b3b3" fo:border-right="none" fo:border-top="none" fo:border-bottom="0.05pt solid #b3b3b3"/>
    </style:style>
    <style:style style:name="Table3.B20" style:family="table-cell">
      <style:table-cell-properties fo:padding="0.0382in" fo:border-left="0.05pt solid #b3b3b3" fo:border-right="none" fo:border-top="none" fo:border-bottom="0.05pt solid #b3b3b3"/>
    </style:style>
    <style:style style:name="Table3.C20" style:family="table-cell">
      <style:table-cell-properties fo:padding="0.0382in" fo:border-left="0.05pt solid #b3b3b3" fo:border-right="0.05pt solid #b3b3b3" fo:border-top="none" fo:border-bottom="0.05pt solid #b3b3b3"/>
    </style:style>
    <style:style style:name="Table3.A21" style:family="table-cell">
      <style:table-cell-properties fo:padding="0.0382in" fo:border-left="0.05pt solid #b3b3b3" fo:border-right="none" fo:border-top="none" fo:border-bottom="0.05pt solid #b3b3b3"/>
    </style:style>
    <style:style style:name="Table3.B21" style:family="table-cell">
      <style:table-cell-properties fo:padding="0.0382in" fo:border-left="0.05pt solid #b3b3b3" fo:border-right="none" fo:border-top="none" fo:border-bottom="0.05pt solid #b3b3b3"/>
    </style:style>
    <style:style style:name="Table3.C21" style:family="table-cell">
      <style:table-cell-properties fo:padding="0.0382in" fo:border-left="0.05pt solid #b3b3b3" fo:border-right="0.05pt solid #b3b3b3" fo:border-top="none" fo:border-bottom="0.05pt solid #b3b3b3"/>
    </style:style>
    <style:style style:name="Table3.A22" style:family="table-cell">
      <style:table-cell-properties fo:padding="0.0382in" fo:border-left="0.05pt solid #b3b3b3" fo:border-right="none" fo:border-top="none" fo:border-bottom="0.05pt solid #b3b3b3"/>
    </style:style>
    <style:style style:name="Table3.B22" style:family="table-cell">
      <style:table-cell-properties fo:padding="0.0382in" fo:border-left="0.05pt solid #b3b3b3" fo:border-right="none" fo:border-top="none" fo:border-bottom="0.05pt solid #b3b3b3"/>
    </style:style>
    <style:style style:name="Table3.C22" style:family="table-cell">
      <style:table-cell-properties fo:padding="0.0382in" fo:border-left="0.05pt solid #b3b3b3" fo:border-right="0.05pt solid #b3b3b3" fo:border-top="none" fo:border-bottom="0.05pt solid #b3b3b3"/>
    </style:style>
    <style:style style:name="Table3.A23" style:family="table-cell">
      <style:table-cell-properties fo:padding="0.0382in" fo:border-left="0.05pt solid #b3b3b3" fo:border-right="none" fo:border-top="none" fo:border-bottom="0.05pt solid #b3b3b3"/>
    </style:style>
    <style:style style:name="Table3.B23" style:family="table-cell">
      <style:table-cell-properties fo:padding="0.0382in" fo:border-left="0.05pt solid #b3b3b3" fo:border-right="none" fo:border-top="none" fo:border-bottom="0.05pt solid #b3b3b3"/>
    </style:style>
    <style:style style:name="Table3.C23" style:family="table-cell">
      <style:table-cell-properties fo:padding="0.0382in" fo:border-left="0.05pt solid #b3b3b3" fo:border-right="0.05pt solid #b3b3b3" fo:border-top="none" fo:border-bottom="0.05pt solid #b3b3b3"/>
    </style:style>
    <style:style style:name="P1" style:family="paragraph" style:parent-style-name="Footer">
      <style:paragraph-properties fo:text-align="center" style:justify-single-word="false"/>
      <style:text-properties style:font-name="URW Gothic L"/>
    </style:style>
    <style:style style:name="P2" style:family="paragraph" style:parent-style-name="Text_20_body">
      <style:text-properties officeooo:rsid="002ee0cc" officeooo:paragraph-rsid="002ee0cc"/>
    </style:style>
    <style:style style:name="P3" style:family="paragraph" style:parent-style-name="Text_20_body">
      <style:text-properties officeooo:paragraph-rsid="0034eacb"/>
    </style:style>
    <style:style style:name="P4" style:family="paragraph" style:parent-style-name="Text_20_body">
      <style:text-properties officeooo:paragraph-rsid="00362315"/>
    </style:style>
    <style:style style:name="P5" style:family="paragraph" style:parent-style-name="Text_20_body">
      <style:text-properties officeooo:rsid="003c8918" officeooo:paragraph-rsid="00808302"/>
    </style:style>
    <style:style style:name="P6" style:family="paragraph" style:parent-style-name="Text_20_body">
      <style:text-properties officeooo:rsid="003c8918" officeooo:paragraph-rsid="00824cac"/>
    </style:style>
    <style:style style:name="P7" style:family="paragraph" style:parent-style-name="Text_20_body">
      <style:text-properties officeooo:rsid="003c8918" officeooo:paragraph-rsid="00851dae"/>
    </style:style>
    <style:style style:name="P8" style:family="paragraph" style:parent-style-name="Text_20_body">
      <style:text-properties officeooo:rsid="003c8918" officeooo:paragraph-rsid="00dc736c"/>
    </style:style>
    <style:style style:name="P9" style:family="paragraph" style:parent-style-name="Text_20_body">
      <style:text-properties officeooo:rsid="003f6d9a" officeooo:paragraph-rsid="003f6d9a"/>
    </style:style>
    <style:style style:name="P10" style:family="paragraph" style:parent-style-name="Text_20_body">
      <style:text-properties style:font-name="Liberation Mono" officeooo:rsid="003f6d9a" officeooo:paragraph-rsid="003f6d9a"/>
    </style:style>
    <style:style style:name="P11" style:family="paragraph" style:parent-style-name="Text_20_body">
      <style:text-properties officeooo:paragraph-rsid="004c07e0"/>
    </style:style>
    <style:style style:name="P12" style:family="paragraph" style:parent-style-name="Text_20_body">
      <style:text-properties officeooo:rsid="004cd456" officeooo:paragraph-rsid="004cd456"/>
    </style:style>
    <style:style style:name="P13" style:family="paragraph" style:parent-style-name="Text_20_body">
      <style:text-properties officeooo:paragraph-rsid="004cd456"/>
    </style:style>
    <style:style style:name="P14" style:family="paragraph" style:parent-style-name="Text_20_body">
      <style:text-properties officeooo:paragraph-rsid="005028b8"/>
    </style:style>
    <style:style style:name="P15" style:family="paragraph" style:parent-style-name="Text_20_body">
      <style:text-properties officeooo:paragraph-rsid="0059ffd6"/>
    </style:style>
    <style:style style:name="P16" style:family="paragraph" style:parent-style-name="Text_20_body">
      <style:text-properties officeooo:rsid="005abb45" officeooo:paragraph-rsid="005abb45"/>
    </style:style>
    <style:style style:name="P17" style:family="paragraph" style:parent-style-name="Text_20_body">
      <style:text-properties officeooo:rsid="005cd988"/>
    </style:style>
    <style:style style:name="P18" style:family="paragraph" style:parent-style-name="Text_20_body">
      <style:text-properties officeooo:paragraph-rsid="00645cd4"/>
    </style:style>
    <style:style style:name="P19" style:family="paragraph" style:parent-style-name="Text_20_body">
      <style:text-properties officeooo:rsid="001167bd" officeooo:paragraph-rsid="00645cd4"/>
    </style:style>
    <style:style style:name="P20" style:family="paragraph" style:parent-style-name="Text_20_body">
      <style:text-properties officeooo:rsid="001167bd" officeooo:paragraph-rsid="00688981"/>
    </style:style>
    <style:style style:name="P21" style:family="paragraph" style:parent-style-name="Text_20_body">
      <style:text-properties officeooo:rsid="0065b11b" officeooo:paragraph-rsid="0065b11b"/>
    </style:style>
    <style:style style:name="P22" style:family="paragraph" style:parent-style-name="Text_20_body">
      <style:text-properties officeooo:rsid="0067953d" officeooo:paragraph-rsid="0067953d"/>
    </style:style>
    <style:style style:name="P23" style:family="paragraph" style:parent-style-name="Text_20_body">
      <style:text-properties officeooo:rsid="00688981" officeooo:paragraph-rsid="00688981"/>
    </style:style>
    <style:style style:name="P24" style:family="paragraph" style:parent-style-name="Text_20_body">
      <style:text-properties officeooo:rsid="00688981" officeooo:paragraph-rsid="00fb5683"/>
    </style:style>
    <style:style style:name="P25" style:family="paragraph" style:parent-style-name="Text_20_body">
      <style:text-properties officeooo:paragraph-rsid="00688981"/>
    </style:style>
    <style:style style:name="P26" style:family="paragraph" style:parent-style-name="Text_20_body">
      <style:paragraph-properties fo:text-align="center" style:justify-single-word="false"/>
      <style:text-properties fo:font-size="32pt" officeooo:rsid="0068fc1b" officeooo:paragraph-rsid="0068fc1b" style:font-size-asian="32pt" style:font-size-complex="32pt"/>
    </style:style>
    <style:style style:name="P27" style:family="paragraph" style:parent-style-name="Text_20_body">
      <style:paragraph-properties fo:text-align="center" style:justify-single-word="false"/>
      <style:text-properties fo:font-size="32pt" fo:font-weight="bold" officeooo:rsid="0068fc1b" officeooo:paragraph-rsid="0068fc1b"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18pt" officeooo:rsid="0068fc1b" officeooo:paragraph-rsid="0068fc1b" style:font-size-asian="18pt" style:font-size-complex="18pt"/>
    </style:style>
    <style:style style:name="P29" style:family="paragraph" style:parent-style-name="Text_20_body">
      <style:paragraph-properties fo:text-align="center" style:justify-single-word="false"/>
      <style:text-properties fo:font-size="10pt" officeooo:rsid="0068fc1b" officeooo:paragraph-rsid="0068fc1b" style:font-size-asian="8.75pt" style:font-size-complex="10pt"/>
    </style:style>
    <style:style style:name="P30" style:family="paragraph" style:parent-style-name="Text_20_body">
      <style:paragraph-properties fo:text-align="center" style:justify-single-word="false"/>
      <style:text-properties fo:font-size="10pt" fo:font-style="italic" officeooo:rsid="0068fc1b" officeooo:paragraph-rsid="0068fc1b" style:font-size-asian="8.75pt" style:font-style-asian="italic" style:font-size-complex="10pt" style:font-style-complex="italic"/>
    </style:style>
    <style:style style:name="P31" style:family="paragraph" style:parent-style-name="Text_20_body">
      <style:text-properties officeooo:paragraph-rsid="00710673"/>
    </style:style>
    <style:style style:name="P32" style:family="paragraph" style:parent-style-name="Text_20_body">
      <style:text-properties officeooo:rsid="00807571" officeooo:paragraph-rsid="00807571"/>
    </style:style>
    <style:style style:name="P33" style:family="paragraph" style:parent-style-name="Text_20_body">
      <style:text-properties officeooo:rsid="00808302" officeooo:paragraph-rsid="00808302"/>
    </style:style>
    <style:style style:name="P34" style:family="paragraph" style:parent-style-name="Text_20_body">
      <style:text-properties officeooo:rsid="00824cac" officeooo:paragraph-rsid="00824cac"/>
    </style:style>
    <style:style style:name="P35" style:family="paragraph" style:parent-style-name="Text_20_body">
      <style:text-properties officeooo:rsid="00824cac" officeooo:paragraph-rsid="00dc736c"/>
    </style:style>
    <style:style style:name="P36" style:family="paragraph" style:parent-style-name="Text_20_body">
      <style:paragraph-properties fo:text-align="justify" style:justify-single-word="false"/>
      <style:text-properties officeooo:rsid="007ab81b" officeooo:paragraph-rsid="008ede90"/>
    </style:style>
    <style:style style:name="P37" style:family="paragraph" style:parent-style-name="Text_20_body">
      <style:paragraph-properties fo:text-align="justify" style:justify-single-word="false"/>
      <style:text-properties officeooo:paragraph-rsid="008ede90"/>
    </style:style>
    <style:style style:name="P38" style:family="paragraph" style:parent-style-name="Text_20_body">
      <style:paragraph-properties fo:text-align="justify" style:justify-single-word="false"/>
      <style:text-properties officeooo:rsid="008ede90" officeooo:paragraph-rsid="008ede90"/>
    </style:style>
    <style:style style:name="P39" style:family="paragraph" style:parent-style-name="Text_20_body">
      <style:text-properties officeooo:rsid="00838add" officeooo:paragraph-rsid="00851dae"/>
    </style:style>
    <style:style style:name="P40" style:family="paragraph" style:parent-style-name="Text_20_body">
      <style:text-properties officeooo:paragraph-rsid="00851dae"/>
    </style:style>
    <style:style style:name="P41" style:family="paragraph" style:parent-style-name="Text_20_body">
      <style:paragraph-properties>
        <style:tab-stops>
          <style:tab-stop style:position="0.4898in"/>
          <style:tab-stop style:position="1.2398in"/>
        </style:tab-stops>
      </style:paragraph-properties>
      <style:text-properties style:font-name="Open Sans2" officeooo:rsid="00808302" officeooo:paragraph-rsid="00808302"/>
    </style:style>
    <style:style style:name="P42" style:family="paragraph" style:parent-style-name="Text_20_body">
      <style:paragraph-properties>
        <style:tab-stops>
          <style:tab-stop style:position="0.5102in"/>
          <style:tab-stop style:position="1.25in"/>
        </style:tab-stops>
      </style:paragraph-properties>
      <style:text-properties style:font-name="Open Sans2" officeooo:rsid="00808302" officeooo:paragraph-rsid="00dc736c"/>
    </style:style>
    <style:style style:name="P43" style:family="paragraph" style:parent-style-name="Text_20_body">
      <style:paragraph-properties fo:text-align="center" style:justify-single-word="false"/>
      <style:text-properties fo:font-size="12pt" officeooo:rsid="00afdc8c" officeooo:paragraph-rsid="00afdc8c" style:font-size-asian="10.5pt" style:font-size-complex="12pt"/>
    </style:style>
    <style:style style:name="P44" style:family="paragraph" style:parent-style-name="Text_20_body">
      <style:text-properties officeooo:rsid="0086ca4b" officeooo:paragraph-rsid="00d41f2b"/>
    </style:style>
    <style:style style:name="P45" style:family="paragraph" style:parent-style-name="Text_20_body">
      <style:text-properties officeooo:rsid="00d0c9ac" officeooo:paragraph-rsid="00fb5683"/>
    </style:style>
    <style:style style:name="P46" style:family="paragraph" style:parent-style-name="Text_20_body">
      <style:text-properties officeooo:rsid="00d2ab3b" officeooo:paragraph-rsid="00fb5683"/>
    </style:style>
    <style:style style:name="P47" style:family="paragraph" style:parent-style-name="Text_20_body">
      <style:text-properties style:text-line-through-style="none" style:text-line-through-type="none" officeooo:rsid="0086ca4b" officeooo:paragraph-rsid="0086ca4b"/>
    </style:style>
    <style:style style:name="P48" style:family="paragraph" style:parent-style-name="Text_20_body">
      <style:text-properties style:text-line-through-style="none" style:text-line-through-type="none" officeooo:rsid="00d46f83" officeooo:paragraph-rsid="00d46f83"/>
    </style:style>
    <style:style style:name="P49" style:family="paragraph" style:parent-style-name="Text_20_body">
      <style:text-properties style:text-line-through-style="none" style:text-line-through-type="none" officeooo:rsid="00d5a131" officeooo:paragraph-rsid="00d5a131"/>
    </style:style>
    <style:style style:name="P50" style:family="paragraph" style:parent-style-name="Text_20_body">
      <style:text-properties officeooo:rsid="00d6fffd" officeooo:paragraph-rsid="00d6fffd"/>
    </style:style>
    <style:style style:name="P51" style:family="paragraph" style:parent-style-name="Text_20_body">
      <style:text-properties officeooo:rsid="00db4955" officeooo:paragraph-rsid="00db4955"/>
    </style:style>
    <style:style style:name="P52" style:family="paragraph" style:parent-style-name="Text_20_body">
      <style:text-properties officeooo:rsid="00dc736c" officeooo:paragraph-rsid="00dc736c"/>
    </style:style>
    <style:style style:name="P53" style:family="paragraph" style:parent-style-name="Text_20_body">
      <style:text-properties fo:font-weight="normal" officeooo:rsid="00de3a58" officeooo:paragraph-rsid="00de3a58" style:font-weight-asian="normal" style:font-weight-complex="normal"/>
    </style:style>
    <style:style style:name="P54" style:family="paragraph" style:parent-style-name="Text_20_body">
      <style:text-properties officeooo:rsid="00de3a58" officeooo:paragraph-rsid="003c8918"/>
    </style:style>
    <style:style style:name="P55" style:family="paragraph" style:parent-style-name="Text_20_body">
      <style:text-properties officeooo:paragraph-rsid="00fb5683"/>
    </style:style>
    <style:style style:name="P56" style:family="paragraph" style:parent-style-name="Preformatted_20_Text">
      <style:text-properties officeooo:rsid="001167bd" officeooo:paragraph-rsid="001167bd"/>
    </style:style>
    <style:style style:name="P57" style:family="paragraph" style:parent-style-name="Preformatted_20_Text">
      <style:text-properties officeooo:rsid="001167bd" officeooo:paragraph-rsid="002289d8"/>
    </style:style>
    <style:style style:name="P58" style:family="paragraph" style:parent-style-name="Preformatted_20_Text">
      <style:text-properties officeooo:rsid="001167bd" officeooo:paragraph-rsid="0034eacb"/>
    </style:style>
    <style:style style:name="P59" style:family="paragraph" style:parent-style-name="Preformatted_20_Text">
      <style:text-properties officeooo:rsid="001167bd" officeooo:paragraph-rsid="004cd456"/>
    </style:style>
    <style:style style:name="P60" style:family="paragraph" style:parent-style-name="Preformatted_20_Text">
      <style:paragraph-properties>
        <style:tab-stops>
          <style:tab-stop style:position="0.5in"/>
          <style:tab-stop style:position="1.25in"/>
        </style:tab-stops>
      </style:paragraph-properties>
      <style:text-properties officeooo:rsid="001167bd" officeooo:paragraph-rsid="001167bd"/>
    </style:style>
    <style:style style:name="P61" style:family="paragraph" style:parent-style-name="Preformatted_20_Text">
      <style:paragraph-properties>
        <style:tab-stops>
          <style:tab-stop style:position="0.5102in"/>
          <style:tab-stop style:position="1.25in"/>
        </style:tab-stops>
      </style:paragraph-properties>
      <style:text-properties officeooo:rsid="001167bd" officeooo:paragraph-rsid="001167bd"/>
    </style:style>
    <style:style style:name="P62" style:family="paragraph" style:parent-style-name="Preformatted_20_Text">
      <style:text-properties officeooo:rsid="001167bd" officeooo:paragraph-rsid="0065b11b"/>
    </style:style>
    <style:style style:name="P63" style:family="paragraph" style:parent-style-name="Preformatted_20_Text">
      <style:text-properties officeooo:rsid="001167bd" officeooo:paragraph-rsid="00688981"/>
    </style:style>
    <style:style style:name="P64" style:family="paragraph" style:parent-style-name="Preformatted_20_Text">
      <style:text-properties officeooo:rsid="001167bd" officeooo:paragraph-rsid="00710673"/>
    </style:style>
    <style:style style:name="P65" style:family="paragraph" style:parent-style-name="Preformatted_20_Text">
      <style:text-properties officeooo:rsid="001167bd" officeooo:paragraph-rsid="007350aa"/>
    </style:style>
    <style:style style:name="P66" style:family="paragraph" style:parent-style-name="Preformatted_20_Text">
      <style:text-properties officeooo:rsid="001167bd" officeooo:paragraph-rsid="0096b3e0"/>
    </style:style>
    <style:style style:name="P67" style:family="paragraph" style:parent-style-name="Preformatted_20_Text">
      <style:text-properties officeooo:rsid="001167bd" officeooo:paragraph-rsid="00fb5683"/>
    </style:style>
    <style:style style:name="P68" style:family="paragraph" style:parent-style-name="Preformatted_20_Text">
      <style:text-properties officeooo:paragraph-rsid="001167bd"/>
    </style:style>
    <style:style style:name="P69" style:family="paragraph" style:parent-style-name="Preformatted_20_Text">
      <style:text-properties officeooo:paragraph-rsid="0067953d"/>
    </style:style>
    <style:style style:name="P70" style:family="paragraph" style:parent-style-name="Preformatted_20_Text">
      <style:text-properties style:font-name="Liberation Mono" officeooo:paragraph-rsid="0067953d"/>
    </style:style>
    <style:style style:name="P71" style:family="paragraph" style:parent-style-name="Text_20_body">
      <style:paragraph-properties fo:margin-top="0in" fo:margin-bottom="0in" style:contextual-spacing="false"/>
    </style:style>
    <style:style style:name="P72" style:family="paragraph" style:parent-style-name="Text_20_body">
      <style:paragraph-properties fo:margin-top="0in" fo:margin-bottom="0in" style:contextual-spacing="false"/>
      <style:text-properties officeooo:rsid="00220793" officeooo:paragraph-rsid="00220793"/>
    </style:style>
    <style:style style:name="P73" style:family="paragraph" style:parent-style-name="Text_20_body">
      <style:paragraph-properties fo:margin-top="0in" fo:margin-bottom="0in" style:contextual-spacing="false" fo:text-align="center" style:justify-single-word="false"/>
      <style:text-properties officeooo:rsid="00220793" officeooo:paragraph-rsid="00220793"/>
    </style:style>
    <style:style style:name="P74" style:family="paragraph" style:parent-style-name="Text_20_body">
      <style:paragraph-properties fo:margin-top="0in" fo:margin-bottom="0in" style:contextual-spacing="false" fo:text-align="center" style:justify-single-word="false"/>
      <style:text-properties officeooo:rsid="00220793" officeooo:paragraph-rsid="002289d8"/>
    </style:style>
    <style:style style:name="P75" style:family="paragraph" style:parent-style-name="Text_20_body">
      <style:paragraph-properties fo:margin-top="0in" fo:margin-bottom="0in" style:contextual-spacing="false" fo:text-align="center" style:justify-single-word="false"/>
      <style:text-properties officeooo:rsid="00220793" officeooo:paragraph-rsid="00645cd4"/>
    </style:style>
    <style:style style:name="P76" style:family="paragraph" style:parent-style-name="Text_20_body">
      <style:paragraph-properties fo:margin-top="0in" fo:margin-bottom="0in" style:contextual-spacing="false"/>
      <style:text-properties officeooo:rsid="00220793" officeooo:paragraph-rsid="002289d8"/>
    </style:style>
    <style:style style:name="P77" style:family="paragraph" style:parent-style-name="Text_20_body">
      <style:paragraph-properties fo:margin-top="0in" fo:margin-bottom="0in" style:contextual-spacing="false" fo:text-align="center" style:justify-single-word="false"/>
    </style:style>
    <style:style style:name="P78" style:family="paragraph" style:parent-style-name="Text_20_body">
      <style:paragraph-properties fo:margin-top="0in" fo:margin-bottom="0in" style:contextual-spacing="false" fo:text-align="center" style:justify-single-word="false"/>
      <style:text-properties officeooo:paragraph-rsid="002289d8"/>
    </style:style>
    <style:style style:name="P79" style:family="paragraph" style:parent-style-name="Text_20_body">
      <style:paragraph-properties fo:margin-top="0in" fo:margin-bottom="0in" style:contextual-spacing="false"/>
      <style:text-properties officeooo:rsid="002289d8" officeooo:paragraph-rsid="002289d8"/>
    </style:style>
    <style:style style:name="P80" style:family="paragraph" style:parent-style-name="Text_20_body">
      <style:paragraph-properties fo:margin-top="0in" fo:margin-bottom="0in" style:contextual-spacing="false" fo:text-align="center" style:justify-single-word="false"/>
      <style:text-properties officeooo:rsid="002289d8" officeooo:paragraph-rsid="002289d8"/>
    </style:style>
    <style:style style:name="P81" style:family="paragraph" style:parent-style-name="Text_20_body">
      <style:paragraph-properties fo:margin-top="0in" fo:margin-bottom="0in" style:contextual-spacing="false" fo:text-align="center" style:justify-single-word="false"/>
      <style:text-properties style:font-name="Liberation Mono" officeooo:rsid="00220793" officeooo:paragraph-rsid="002289d8"/>
    </style:style>
    <style:style style:name="P82" style:family="paragraph" style:parent-style-name="Text_20_body">
      <style:paragraph-properties fo:margin-top="0in" fo:margin-bottom="0in" style:contextual-spacing="false" fo:text-align="center" style:justify-single-word="false"/>
      <style:text-properties style:font-name="Liberation Mono" officeooo:rsid="002289d8" officeooo:paragraph-rsid="002289d8"/>
    </style:style>
    <style:style style:name="P83" style:family="paragraph" style:parent-style-name="Text_20_body">
      <style:paragraph-properties fo:margin-top="0in" fo:margin-bottom="0in" style:contextual-spacing="false"/>
      <style:text-properties style:font-name="Liberation Mono" officeooo:rsid="00db4955" officeooo:paragraph-rsid="00db4955"/>
    </style:style>
    <style:style style:name="P84" style:family="paragraph" style:parent-style-name="Text_20_body">
      <style:paragraph-properties fo:margin-top="0in" fo:margin-bottom="0in" style:contextual-spacing="false" fo:text-align="center" style:justify-single-word="false"/>
      <style:text-properties officeooo:rsid="00645cd4" officeooo:paragraph-rsid="00645cd4"/>
    </style:style>
    <style:style style:name="P85" style:family="paragraph" style:parent-style-name="Text_20_body">
      <style:paragraph-properties fo:margin-top="0in" fo:margin-bottom="0in" style:contextual-spacing="false" fo:text-align="center" style:justify-single-word="false"/>
      <style:text-properties officeooo:rsid="0098f8ae" officeooo:paragraph-rsid="0098f8ae"/>
    </style:style>
    <style:style style:name="P86" style:family="paragraph" style:parent-style-name="Text_20_body">
      <style:paragraph-properties fo:margin-top="0in" fo:margin-bottom="0in" style:contextual-spacing="false"/>
      <style:text-properties officeooo:rsid="00824cac" officeooo:paragraph-rsid="00824cac"/>
    </style:style>
    <style:style style:name="P87" style:family="paragraph" style:parent-style-name="Text_20_body" style:master-page-name="">
      <loext:graphic-properties draw:fill="none"/>
      <style:paragraph-properties fo:margin-left="2in" fo:margin-right="0.75in" fo:margin-top="0in" fo:margin-bottom="0.1799in" style:contextual-spacing="false" fo:line-height="100%" fo:text-align="justify" style:justify-single-word="false" fo:text-indent="-1.5618in" style:auto-text-indent="false" style:page-number="auto" fo:background-color="transparent"/>
    </style:style>
    <style:style style:name="P88" style:family="paragraph" style:parent-style-name="Text_20_body" style:master-page-name="">
      <loext:graphic-properties draw:fill="none"/>
      <style:paragraph-properties fo:margin-left="2in" fo:margin-right="0.75in" fo:margin-top="0in" fo:margin-bottom="0.1799in" style:contextual-spacing="false" fo:line-height="100%" fo:text-align="justify" style:justify-single-word="false" fo:text-indent="-1.5618in" style:auto-text-indent="false" style:page-number="auto" fo:background-color="transparent"/>
      <style:text-properties officeooo:paragraph-rsid="0024323e"/>
    </style:style>
    <style:style style:name="P89" style:family="paragraph" style:parent-style-name="Text_20_body" style:master-page-name="">
      <loext:graphic-properties draw:fill="none"/>
      <style:paragraph-properties fo:margin-left="1in" fo:margin-right="0.4366in" fo:margin-top="0in" fo:margin-bottom="0.1799in" style:contextual-spacing="false" fo:line-height="100%" fo:text-align="justify" style:justify-single-word="false" fo:text-indent="-0.5in" style:auto-text-indent="false" style:page-number="auto" fo:background-color="transparent"/>
    </style:style>
    <style:style style:name="P90" style:family="paragraph" style:parent-style-name="Text_20_body" style:master-page-name="">
      <loext:graphic-properties draw:fill="none"/>
      <style:paragraph-properties fo:margin-left="1in" fo:margin-right="0.4366in" fo:margin-top="0in" fo:margin-bottom="0.1799in" style:contextual-spacing="false" fo:line-height="100%" fo:text-align="justify" style:justify-single-word="false" fo:text-indent="-0.5in" style:auto-text-indent="false" style:page-number="auto" fo:background-color="transparent"/>
      <style:text-properties officeooo:paragraph-rsid="002e927c"/>
    </style:style>
    <style:style style:name="P91" style:family="paragraph" style:parent-style-name="Text_20_body" style:master-page-name="">
      <loext:graphic-properties draw:fill="none"/>
      <style:paragraph-properties fo:margin-left="1in" fo:margin-right="0.4366in" fo:margin-top="0in" fo:margin-bottom="0.1799in" style:contextual-spacing="false" fo:line-height="100%" fo:text-align="justify" style:justify-single-word="false" fo:text-indent="-0.5in" style:auto-text-indent="false" style:page-number="auto" fo:background-color="transparent" fo:keep-with-next="always"/>
    </style:style>
    <style:style style:name="P92" style:family="paragraph" style:parent-style-name="Text_20_body" style:master-page-name="">
      <loext:graphic-properties draw:fill="none"/>
      <style:paragraph-properties fo:margin-left="1in" fo:margin-right="0.4366in" fo:margin-top="0in" fo:margin-bottom="0.1799in" style:contextual-spacing="false" fo:line-height="100%" fo:text-align="justify" style:justify-single-word="false" fo:text-indent="-0.5in" style:auto-text-indent="false" style:page-number="auto" fo:background-color="transparent" fo:keep-with-next="always"/>
      <style:text-properties officeooo:rsid="0091ca9c" officeooo:paragraph-rsid="0091ca9c"/>
    </style:style>
    <style:style style:name="P93"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style>
    <style:style style:name="P94"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tab-stops>
          <style:tab-stop style:position="1.3957in"/>
        </style:tab-stops>
      </style:paragraph-properties>
    </style:style>
    <style:style style:name="P95"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text-properties officeooo:paragraph-rsid="0091ca9c"/>
    </style:style>
    <style:style style:name="P96"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text-properties officeooo:rsid="0049625b" officeooo:paragraph-rsid="0049625b"/>
    </style:style>
    <style:style style:name="P97"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text-properties officeooo:rsid="0091ca9c" officeooo:paragraph-rsid="0091ca9c"/>
    </style:style>
    <style:style style:name="P98" style:family="paragraph" style:parent-style-name="Text_20_body">
      <loext:graphic-properties draw:fill="none"/>
      <style:paragraph-properties fo:margin-left="1in" fo:margin-right="0.4366in" fo:margin-top="0in" fo:margin-bottom="0.1799in" style:contextual-spacing="false" fo:line-height="100%" fo:text-align="justify" style:justify-single-word="false" fo:text-indent="-0.5in" style:auto-text-indent="false" fo:background-color="transparent"/>
      <style:text-properties officeooo:rsid="0098f8ae" officeooo:paragraph-rsid="0098f8ae"/>
    </style:style>
    <style:style style:name="P99" style:family="paragraph" style:parent-style-name="Text_20_body" style:master-page-name="">
      <loext:graphic-properties draw:fill="none"/>
      <style:paragraph-properties fo:margin-left="1in" fo:margin-right="0.9366in" fo:margin-top="0in" fo:margin-bottom="0.1799in" style:contextual-spacing="false" fo:line-height="100%" fo:text-align="justify" style:justify-single-word="false" fo:text-indent="0in" style:auto-text-indent="false" style:page-number="auto" fo:background-color="transparent"/>
    </style:style>
    <style:style style:name="P100" style:family="paragraph" style:parent-style-name="Text_20_body" style:master-page-name="">
      <loext:graphic-properties draw:fill="none"/>
      <style:paragraph-properties fo:margin-left="1in" fo:margin-right="0.9366in" fo:margin-top="0in" fo:margin-bottom="0.1799in" style:contextual-spacing="false" fo:line-height="100%" fo:text-align="justify" style:justify-single-word="false" fo:text-indent="0in" style:auto-text-indent="false" style:page-number="auto" fo:background-color="transparent"/>
      <style:text-properties officeooo:paragraph-rsid="002a7161"/>
    </style:style>
    <style:style style:name="P101" style:family="paragraph" style:parent-style-name="Text_20_body" style:master-page-name="">
      <loext:graphic-properties draw:fill="none"/>
      <style:paragraph-properties fo:margin-left="1in" fo:margin-right="0.9366in" fo:margin-top="0in" fo:margin-bottom="0.1799in" style:contextual-spacing="false" fo:line-height="100%" fo:text-align="center" style:justify-single-word="false" fo:text-indent="0in" style:auto-text-indent="false" style:page-number="auto" fo:background-color="transparent"/>
      <style:text-properties officeooo:paragraph-rsid="002a7161"/>
    </style:style>
    <style:style style:name="P102" style:family="paragraph" style:parent-style-name="Text_20_body" style:master-page-name="">
      <loext:graphic-properties draw:fill="none"/>
      <style:paragraph-properties fo:margin-left="1in" fo:margin-right="0.9366in" fo:margin-top="0in" fo:margin-bottom="0.1799in" style:contextual-spacing="false" fo:line-height="100%" fo:text-align="center" style:justify-single-word="false" fo:text-indent="0in" style:auto-text-indent="false" style:page-number="auto" fo:background-color="transparent"/>
      <style:text-properties fo:font-weight="normal" style:font-weight-asian="normal" style:font-weight-complex="normal"/>
    </style:style>
    <style:style style:name="P103" style:family="paragraph" style:parent-style-name="Text_20_body">
      <loext:graphic-properties draw:fill="none"/>
      <style:paragraph-properties fo:margin-left="2.25in" fo:margin-right="0.4366in" fo:margin-top="0in" fo:margin-bottom="0.1799in" style:contextual-spacing="false" fo:line-height="100%" fo:text-align="justify" style:justify-single-word="false" fo:text-indent="-1.75in" style:auto-text-indent="false" fo:background-color="transparent"/>
    </style:style>
    <style:style style:name="P104" style:family="paragraph" style:parent-style-name="Text_20_body">
      <loext:graphic-properties draw:fill="none"/>
      <style:paragraph-properties fo:margin-left="2.25in" fo:margin-right="0.4366in" fo:margin-top="0in" fo:margin-bottom="0.1799in" style:contextual-spacing="false" fo:line-height="100%" fo:text-align="justify" style:justify-single-word="false" fo:text-indent="-1.75in" style:auto-text-indent="false" fo:background-color="transparent"/>
      <style:text-properties officeooo:paragraph-rsid="00b12446"/>
    </style:style>
    <style:style style:name="P105" style:family="paragraph" style:parent-style-name="Text_20_body">
      <loext:graphic-properties draw:fill="none"/>
      <style:paragraph-properties fo:margin-left="2.25in" fo:margin-right="0.4366in" fo:margin-top="0in" fo:margin-bottom="0.1799in" style:contextual-spacing="false" fo:line-height="100%" fo:text-align="justify" style:justify-single-word="false" fo:text-indent="-1.75in" style:auto-text-indent="false" fo:background-color="transparent"/>
      <style:text-properties officeooo:rsid="00b12446" officeooo:paragraph-rsid="00b12446"/>
    </style:style>
    <style:style style:name="P106" style:family="paragraph" style:parent-style-name="Text_20_body" style:master-page-name="">
      <loext:graphic-properties draw:fill="none"/>
      <style:paragraph-properties fo:margin-left="2.25in" fo:margin-right="0.4366in" fo:margin-top="0in" fo:margin-bottom="0.1799in" style:contextual-spacing="false" fo:line-height="100%" fo:text-align="justify" style:justify-single-word="false" fo:text-indent="-1.75in" style:auto-text-indent="false" style:page-number="auto" fo:background-color="transparent"/>
    </style:style>
    <style:style style:name="P107" style:family="paragraph" style:parent-style-name="Text_20_body" style:master-page-name="">
      <loext:graphic-properties draw:fill="none"/>
      <style:paragraph-properties fo:margin-left="2.25in" fo:margin-right="0.4366in" fo:margin-top="0in" fo:margin-bottom="0.1799in" style:contextual-spacing="true" fo:line-height="100%" fo:text-align="justify" style:justify-single-word="false" fo:orphans="3" fo:text-indent="-1.75in" style:auto-text-indent="false" style:page-number="auto" fo:background-color="transparent"/>
    </style:style>
    <style:style style:name="P108" style:family="paragraph" style:parent-style-name="Text_20_body">
      <style:paragraph-properties fo:break-before="page"/>
    </style:style>
    <style:style style:name="P109" style:family="paragraph" style:parent-style-name="Text_20_body" style:master-page-name="">
      <loext:graphic-properties draw:fill="none"/>
      <style:paragraph-properties fo:margin-left="1.6252in" fo:margin-right="0.4366in" fo:margin-top="0in" fo:margin-bottom="0.1799in" style:contextual-spacing="false" fo:line-height="100%" fo:text-align="justify" style:justify-single-word="false" fo:text-indent="-1.1252in" style:auto-text-indent="false" style:page-number="auto" fo:background-color="transparent"/>
    </style:style>
    <style:style style:name="P110" style:family="paragraph" style:parent-style-name="Text_20_body" style:master-page-name="">
      <loext:graphic-properties draw:fill="none"/>
      <style:paragraph-properties fo:margin-left="1.5in" fo:margin-right="0.4366in" fo:margin-top="0in" fo:margin-bottom="0.1799in" style:contextual-spacing="false" fo:line-height="100%" fo:text-align="justify" style:justify-single-word="false" fo:text-indent="-1in" style:auto-text-indent="false" style:page-number="auto" fo:background-color="transparent"/>
      <style:text-properties officeooo:rsid="005abb45" officeooo:paragraph-rsid="005abb45"/>
    </style:style>
    <style:style style:name="P111" style:family="paragraph" style:parent-style-name="Text_20_body" style:master-page-name="">
      <loext:graphic-properties draw:fill="none"/>
      <style:paragraph-properties fo:margin-left="1.5in" fo:margin-right="0.4366in" fo:margin-top="0in" fo:margin-bottom="0.1799in" style:contextual-spacing="false" fo:line-height="100%" fo:text-align="justify" style:justify-single-word="false" fo:text-indent="-1in" style:auto-text-indent="false" style:page-number="auto" fo:background-color="transparent">
        <style:tab-stops/>
      </style:paragraph-properties>
      <style:text-properties officeooo:rsid="0059ffd6" officeooo:paragraph-rsid="0059ffd6"/>
    </style:style>
    <style:style style:name="P112" style:family="paragraph" style:parent-style-name="Text_20_body">
      <loext:graphic-properties draw:fill="none"/>
      <style:paragraph-properties fo:margin-left="1.5in" fo:margin-right="0.4366in" fo:margin-top="0in" fo:margin-bottom="0.1799in" style:contextual-spacing="false" fo:line-height="100%" fo:text-align="justify" style:justify-single-word="false" fo:text-indent="-1in" style:auto-text-indent="false" fo:background-color="transparent">
        <style:tab-stops/>
      </style:paragraph-properties>
      <style:text-properties officeooo:rsid="0059ffd6" officeooo:paragraph-rsid="0059ffd6"/>
    </style:style>
    <style:style style:name="P113" style:family="paragraph" style:parent-style-name="Text_20_body">
      <loext:graphic-properties draw:fill="none"/>
      <style:paragraph-properties fo:margin-left="1.5in" fo:margin-right="0.4366in" fo:margin-top="0in" fo:margin-bottom="0.1799in" style:contextual-spacing="false" fo:line-height="100%" fo:text-align="justify" style:justify-single-word="false" fo:text-indent="-1in" style:auto-text-indent="false" fo:background-color="transparent"/>
      <style:text-properties officeooo:rsid="005abb45" officeooo:paragraph-rsid="005abb45"/>
    </style:style>
    <style:style style:name="P114" style:family="paragraph" style:parent-style-name="Text_20_body" style:master-page-name="">
      <style:paragraph-properties style:page-number="auto" fo:keep-with-next="always"/>
    </style:style>
    <style:style style:name="P115" style:family="paragraph" style:parent-style-name="Text_20_body" style:master-page-name="">
      <style:paragraph-properties style:page-number="auto" fo:keep-with-next="always"/>
      <style:text-properties officeooo:rsid="0065b11b" officeooo:paragraph-rsid="0065b11b"/>
    </style:style>
    <style:style style:name="P116" style:family="paragraph" style:parent-style-name="Text_20_body" style:master-page-name="">
      <style:paragraph-properties style:page-number="auto" fo:keep-with-next="always"/>
      <style:text-properties officeooo:rsid="00688981" officeooo:paragraph-rsid="00688981"/>
    </style:style>
    <style:style style:name="P117" style:family="paragraph" style:parent-style-name="Text_20_body" style:master-page-name="">
      <style:paragraph-properties style:page-number="auto" fo:keep-with-next="always"/>
      <style:text-properties officeooo:rsid="00688981" officeooo:paragraph-rsid="00fb5683"/>
    </style:style>
    <style:style style:name="P118" style:family="paragraph" style:parent-style-name="Preformatted_20_Text" style:master-page-name="">
      <style:paragraph-properties style:page-number="auto" fo:keep-with-next="always"/>
      <style:text-properties officeooo:rsid="001167bd" officeooo:paragraph-rsid="00688981"/>
    </style:style>
    <style:style style:name="P119" style:family="paragraph" style:parent-style-name="Preformatted_20_Text" style:master-page-name="">
      <style:paragraph-properties style:page-number="auto" fo:keep-with-next="always"/>
      <style:text-properties officeooo:rsid="001167bd" officeooo:paragraph-rsid="001167bd"/>
    </style:style>
    <style:style style:name="P120" style:family="paragraph" style:parent-style-name="Preformatted_20_Text" style:master-page-name="">
      <style:paragraph-properties style:page-number="auto" fo:keep-with-next="always"/>
      <style:text-properties officeooo:rsid="001167bd" officeooo:paragraph-rsid="00fb5683"/>
    </style:style>
    <style:style style:name="P121" style:family="paragraph" style:parent-style-name="Text_20_body" style:master-page-name="">
      <style:paragraph-properties fo:orphans="3" style:page-number="auto"/>
    </style:style>
    <style:style style:name="P122" style:family="paragraph" style:parent-style-name="Text_20_body">
      <style:paragraph-properties fo:margin-left="0.4925in" fo:margin-right="0in" fo:margin-top="0in" fo:margin-bottom="0.1201in" style:contextual-spacing="false" fo:text-indent="0in" style:auto-text-indent="false"/>
      <style:text-properties officeooo:rsid="00b47149" officeooo:paragraph-rsid="00b47149"/>
    </style:style>
    <style:style style:name="P123" style:family="paragraph" style:parent-style-name="Text_20_body">
      <style:paragraph-properties fo:margin-left="0.4925in" fo:margin-right="0in" fo:margin-top="0in" fo:margin-bottom="0.1201in" style:contextual-spacing="false" fo:text-indent="0in" style:auto-text-indent="false"/>
      <style:text-properties officeooo:rsid="00bada8f" officeooo:paragraph-rsid="00bc5b1b"/>
    </style:style>
    <style:style style:name="P124" style:family="paragraph" style:parent-style-name="Text_20_body">
      <style:paragraph-properties fo:margin-left="0.4925in" fo:margin-right="0in" fo:margin-top="0in" fo:margin-bottom="0.1201in" style:contextual-spacing="false" fo:text-indent="0in" style:auto-text-indent="false"/>
      <style:text-properties officeooo:rsid="00ce84d2" officeooo:paragraph-rsid="00ce84d2"/>
    </style:style>
    <style:style style:name="P125" style:family="paragraph" style:parent-style-name="Text_20_body">
      <style:paragraph-properties fo:margin-left="0.4925in" fo:margin-right="0in" fo:text-indent="0in" style:auto-text-indent="false"/>
      <style:text-properties style:text-line-through-style="none" style:text-line-through-type="none" style:font-name="Liberation Mono" officeooo:rsid="00d5a131" officeooo:paragraph-rsid="00d5a131"/>
    </style:style>
    <style:style style:name="P126" style:family="paragraph" style:parent-style-name="Text_20_body">
      <style:paragraph-properties fo:margin-left="0.4925in" fo:margin-right="0in" fo:text-indent="0in" style:auto-text-indent="false"/>
      <style:text-properties style:font-name="Liberation Mono" officeooo:rsid="00dc736c" officeooo:paragraph-rsid="00dc736c"/>
    </style:style>
    <style:style style:name="P127" style:family="paragraph" style:parent-style-name="Text_20_body" style:master-page-name="">
      <style:paragraph-properties fo:margin-left="0.4925in" fo:margin-right="0in" fo:margin-top="0in" fo:margin-bottom="0in" style:contextual-spacing="false" fo:text-indent="0in" style:auto-text-indent="false" style:page-number="auto"/>
      <style:text-properties style:font-name="Liberation Mono" officeooo:rsid="00db4955" officeooo:paragraph-rsid="00db4955"/>
    </style:style>
    <style:style style:name="P128" style:family="paragraph" style:parent-style-name="Text_20_body">
      <style:paragraph-properties fo:margin-left="0.4925in" fo:margin-right="0in" fo:margin-top="0in" fo:margin-bottom="0in" style:contextual-spacing="false" fo:text-indent="0in" style:auto-text-indent="false"/>
      <style:text-properties style:font-name="Liberation Mono" officeooo:rsid="00db4955" officeooo:paragraph-rsid="00db4955"/>
    </style:style>
    <style:style style:name="P129" style:family="paragraph" style:parent-style-name="Text_20_body">
      <style:paragraph-properties fo:margin-left="0.4925in" fo:margin-right="0in" fo:margin-top="0in" fo:margin-bottom="0in" style:contextual-spacing="false" fo:text-indent="0in" style:auto-text-indent="false"/>
      <style:text-properties style:font-name="Liberation Mono" officeooo:rsid="00dc736c" officeooo:paragraph-rsid="00dc736c"/>
    </style:style>
    <style:style style:name="P130" style:family="paragraph" style:parent-style-name="Text_20_body">
      <style:paragraph-properties fo:margin-left="0.9846in" fo:margin-right="0in" fo:margin-top="0in" fo:margin-bottom="0.1201in" style:contextual-spacing="false" fo:text-indent="0in" style:auto-text-indent="false"/>
      <style:text-properties style:font-name="Liberation Mono" officeooo:rsid="00b47149" officeooo:paragraph-rsid="00b47149"/>
    </style:style>
    <style:style style:name="P131" style:family="paragraph" style:parent-style-name="Text_20_body">
      <style:paragraph-properties fo:margin-left="0.9846in" fo:margin-right="0in" fo:margin-top="0in" fo:margin-bottom="0.1201in" style:contextual-spacing="false" fo:text-indent="0in" style:auto-text-indent="false"/>
      <style:text-properties style:font-name="Liberation Mono" officeooo:rsid="00ce84d2" officeooo:paragraph-rsid="00ce84d2"/>
    </style:style>
    <style:style style:name="P132" style:family="paragraph" style:parent-style-name="Text_20_body">
      <style:paragraph-properties fo:margin-left="0.9846in" fo:margin-right="0in" fo:margin-top="0in" fo:margin-bottom="0.1201in" style:contextual-spacing="false" fo:text-indent="0in" style:auto-text-indent="false"/>
      <style:text-properties style:font-name="Open Sans2" fo:font-style="normal" officeooo:rsid="00c328e6" officeooo:paragraph-rsid="00c328e6" style:font-style-asian="normal" style:font-style-complex="normal"/>
    </style:style>
    <style:style style:name="P133" style:family="paragraph" style:parent-style-name="Text_20_body">
      <style:paragraph-properties fo:margin-left="0.9846in" fo:margin-right="0in" fo:margin-top="0in" fo:margin-bottom="0in" style:contextual-spacing="false" fo:text-indent="0in" style:auto-text-indent="false"/>
      <style:text-properties officeooo:rsid="00bada8f" officeooo:paragraph-rsid="00bada8f"/>
    </style:style>
    <style:style style:name="P134" style:family="paragraph" style:parent-style-name="Text_20_body" style:master-page-name="">
      <style:paragraph-properties fo:margin-left="0.9846in" fo:margin-right="0in" fo:margin-top="0in" fo:margin-bottom="0.0201in" style:contextual-spacing="false" fo:text-indent="0in" style:auto-text-indent="false" style:page-number="auto"/>
      <style:text-properties style:font-name="Liberation Mono" officeooo:rsid="00ce84d2" officeooo:paragraph-rsid="00ce84d2"/>
    </style:style>
    <style:style style:name="P135" style:family="paragraph" style:parent-style-name="Text_20_body">
      <style:paragraph-properties fo:margin-top="0in" fo:margin-bottom="0.1402in" style:contextual-spacing="false">
        <style:tab-stops>
          <style:tab-stop style:position="0.5in"/>
          <style:tab-stop style:position="1.25in"/>
        </style:tab-stops>
      </style:paragraph-properties>
      <style:text-properties style:font-name="Open Sans2" officeooo:rsid="00808302" officeooo:paragraph-rsid="00808302"/>
    </style:style>
    <style:style style:name="P136" style:family="paragraph" style:parent-style-name="Text_20_body">
      <style:paragraph-properties fo:margin-top="0in" fo:margin-bottom="0.1402in" style:contextual-spacing="false">
        <style:tab-stops>
          <style:tab-stop style:position="0.5in"/>
          <style:tab-stop style:position="1.25in"/>
        </style:tab-stops>
      </style:paragraph-properties>
      <style:text-properties style:font-name="Open Sans2" officeooo:rsid="00808302" officeooo:paragraph-rsid="00dc736c"/>
    </style:style>
    <style:style style:name="P137" style:family="paragraph" style:parent-style-name="Text_20_body">
      <style:paragraph-properties fo:margin-top="0in" fo:margin-bottom="0.1402in" style:contextual-spacing="false">
        <style:tab-stops>
          <style:tab-stop style:position="0.5102in"/>
          <style:tab-stop style:position="1.25in"/>
        </style:tab-stops>
      </style:paragraph-properties>
      <style:text-properties style:font-name="Open Sans2" officeooo:rsid="00808302" officeooo:paragraph-rsid="00dc736c"/>
    </style:style>
    <style:style style:name="P138" style:family="paragraph" style:parent-style-name="Text_20_body">
      <style:paragraph-properties fo:margin-top="0in" fo:margin-bottom="0.1402in" style:contextual-spacing="false">
        <style:tab-stops>
          <style:tab-stop style:position="0.4898in"/>
          <style:tab-stop style:position="1.25in"/>
        </style:tab-stops>
      </style:paragraph-properties>
      <style:text-properties style:font-name="Open Sans2" officeooo:rsid="00808302" officeooo:paragraph-rsid="00808302"/>
    </style:style>
    <style:style style:name="P139" style:family="paragraph" style:parent-style-name="Text_20_body" style:master-page-name="">
      <style:paragraph-properties fo:margin-top="0in" fo:margin-bottom="0.1402in" style:contextual-spacing="false" style:page-number="auto" fo:keep-with-next="always"/>
      <style:text-properties officeooo:rsid="00a0c5a8" officeooo:paragraph-rsid="00ca3929"/>
    </style:style>
    <style:style style:name="P140" style:family="paragraph" style:parent-style-name="Text_20_body">
      <style:paragraph-properties fo:margin-left="0in" fo:margin-right="0in" fo:margin-top="0in" fo:margin-bottom="0in" style:contextual-spacing="false" fo:text-indent="0in" style:auto-text-indent="false"/>
      <style:text-properties officeooo:rsid="00824cac" officeooo:paragraph-rsid="00dc736c"/>
    </style:style>
    <style:style style:name="P141" style:family="paragraph" style:parent-style-name="Contents_20_1">
      <style:paragraph-properties>
        <style:tab-stops>
          <style:tab-stop style:position="0.3in"/>
          <style:tab-stop style:position="6.9252in" style:type="right" style:leader-style="dotted" style:leader-text="."/>
        </style:tab-stops>
      </style:paragraph-properties>
    </style:style>
    <style:style style:name="P142" style:family="paragraph" style:parent-style-name="Contents_20_3">
      <style:paragraph-properties>
        <style:tab-stops>
          <style:tab-stop style:position="0.5in"/>
          <style:tab-stop style:position="6.5319in" style:type="right" style:leader-style="dotted" style:leader-text="."/>
        </style:tab-stops>
      </style:paragraph-properties>
    </style:style>
    <style:style style:name="P143" style:family="paragraph" style:parent-style-name="Contents_20_2">
      <style:paragraph-properties>
        <style:tab-stops>
          <style:tab-stop style:position="0.4in"/>
          <style:tab-stop style:position="6.7283in" style:type="right" style:leader-style="dotted" style:leader-text="."/>
        </style:tab-stops>
      </style:paragraph-properties>
    </style:style>
    <style:style style:name="P144"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145" style:family="paragraph" style:parent-style-name="Text_20_body" style:master-page-name="">
      <loext:graphic-properties draw:fill="none"/>
      <style:paragraph-properties fo:margin-left="0.5in" fo:margin-right="0.4366in" fo:margin-top="0in" fo:margin-bottom="0.1799in" style:contextual-spacing="false" fo:line-height="100%" fo:text-align="justify" style:justify-single-word="false" fo:text-indent="-0.5in" style:auto-text-indent="false" style:page-number="auto" fo:background-color="transparent"/>
    </style:style>
    <style:style style:name="P146" style:family="paragraph" style:parent-style-name="Heading_20_1">
      <style:paragraph-properties fo:break-before="page"/>
    </style:style>
    <style:style style:name="P147" style:family="paragraph" style:parent-style-name="Heading_20_2">
      <style:text-properties officeooo:rsid="00220793"/>
    </style:style>
    <style:style style:name="P148" style:family="paragraph" style:parent-style-name="Heading_20_2">
      <style:text-properties officeooo:rsid="00260b57"/>
    </style:style>
    <style:style style:name="P149" style:family="paragraph" style:parent-style-name="Heading_20_3">
      <style:text-properties officeooo:paragraph-rsid="00fb5683"/>
    </style:style>
    <style:style style:name="P150" style:family="paragraph" style:parent-style-name="Heading_20_3">
      <style:text-properties officeooo:paragraph-rsid="0034eacb"/>
    </style:style>
    <style:style style:name="P151" style:family="paragraph" style:parent-style-name="Heading_20_3">
      <style:text-properties officeooo:rsid="006e9d47" officeooo:paragraph-rsid="00fb5683"/>
    </style:style>
    <style:style style:name="P152" style:family="paragraph" style:parent-style-name="Heading_20_3">
      <style:text-properties officeooo:rsid="00688981"/>
    </style:style>
    <style:style style:name="P153" style:family="paragraph" style:parent-style-name="Heading_20_4">
      <style:text-properties officeooo:paragraph-rsid="00362315"/>
    </style:style>
    <style:style style:name="P154" style:family="paragraph" style:parent-style-name="Heading_20_A">
      <style:paragraph-properties fo:break-before="page"/>
    </style:style>
    <style:style style:name="P155" style:family="paragraph" style:parent-style-name="List_20_1" style:list-style-name="L1"/>
    <style:style style:name="P156" style:family="paragraph" style:parent-style-name="List_20_1" style:list-style-name="L2"/>
    <style:style style:name="P157" style:family="paragraph" style:parent-style-name="List_20_1" style:list-style-name="L3"/>
    <style:style style:name="P158" style:family="paragraph" style:parent-style-name="List_20_1" style:list-style-name="L4"/>
    <style:style style:name="P159" style:family="paragraph" style:parent-style-name="List_20_1" style:list-style-name="L5"/>
    <style:style style:name="P160" style:family="paragraph" style:parent-style-name="Text_20_body" style:list-style-name="L1">
      <style:paragraph-properties fo:text-align="justify" style:justify-single-word="false"/>
      <style:text-properties officeooo:rsid="008ede90" officeooo:paragraph-rsid="008ede90"/>
    </style:style>
    <style:style style:name="P161" style:family="paragraph" style:parent-style-name="Text_20_body" style:list-style-name="L2">
      <style:text-properties officeooo:paragraph-rsid="00289842"/>
    </style:style>
    <style:style style:name="P162" style:family="paragraph" style:parent-style-name="Text_20_body" style:list-style-name="L3">
      <style:text-properties officeooo:paragraph-rsid="0027b0b3"/>
    </style:style>
    <style:style style:name="P163" style:family="paragraph" style:parent-style-name="Text_20_body" style:list-style-name="L4"/>
    <style:style style:name="P164" style:family="paragraph" style:parent-style-name="Text_20_body" style:list-style-name="L5">
      <style:text-properties officeooo:paragraph-rsid="0027b0b3"/>
    </style:style>
    <style:style style:name="P165" style:family="paragraph" style:parent-style-name="Text_20_body" style:list-style-name="L6">
      <style:text-properties officeooo:paragraph-rsid="002c6194"/>
    </style:style>
    <style:style style:name="P166" style:family="paragraph" style:parent-style-name="Text_20_body" style:list-style-name="L9">
      <style:text-properties style:text-line-through-style="none" style:text-line-through-type="none" officeooo:rsid="00d46f83" officeooo:paragraph-rsid="00d46f83"/>
    </style:style>
    <style:style style:name="P167" style:family="paragraph" style:parent-style-name="Text_20_body" style:list-style-name="L9">
      <style:text-properties style:text-line-through-style="none" style:text-line-through-type="none" officeooo:rsid="00d5a131" officeooo:paragraph-rsid="00d5a131"/>
    </style:style>
    <style:style style:name="P168" style:family="paragraph" style:parent-style-name="Text_20_body" style:list-style-name="L7" style:master-page-name="">
      <style:paragraph-properties fo:margin-top="0in" fo:margin-bottom="0.1201in" style:contextual-spacing="false" style:page-number="auto"/>
      <style:text-properties officeooo:rsid="00b318f3" officeooo:paragraph-rsid="002ee0cc"/>
    </style:style>
    <style:style style:name="P169" style:family="paragraph" style:parent-style-name="Text_20_body" style:list-style-name="L7" style:master-page-name="">
      <style:paragraph-properties fo:margin-top="0in" fo:margin-bottom="0.1201in" style:contextual-spacing="false" style:page-number="auto" fo:keep-with-next="always"/>
      <style:text-properties officeooo:rsid="00b36159" officeooo:paragraph-rsid="00b47149"/>
    </style:style>
    <style:style style:name="P170" style:family="paragraph" style:parent-style-name="Text_20_body" style:list-style-name="L7">
      <style:paragraph-properties fo:margin-top="0in" fo:margin-bottom="0.1201in" style:contextual-spacing="false"/>
      <style:text-properties officeooo:rsid="00b318f3" officeooo:paragraph-rsid="00b318f3"/>
    </style:style>
    <style:style style:name="P171" style:family="paragraph" style:parent-style-name="Text_20_body" style:list-style-name="L7">
      <style:paragraph-properties fo:margin-top="0in" fo:margin-bottom="0.1201in" style:contextual-spacing="false"/>
      <style:text-properties officeooo:rsid="00b36159" officeooo:paragraph-rsid="00b36159"/>
    </style:style>
    <style:style style:name="P172" style:family="paragraph" style:parent-style-name="Text_20_body" style:list-style-name="L8">
      <style:paragraph-properties fo:margin-top="0in" fo:margin-bottom="0.1201in" style:contextual-spacing="false"/>
      <style:text-properties officeooo:rsid="00bada8f" officeooo:paragraph-rsid="00bada8f"/>
    </style:style>
    <style:style style:name="P173" style:family="paragraph" style:parent-style-name="Text_20_body" style:list-style-name="L8">
      <style:paragraph-properties fo:margin-top="0in" fo:margin-bottom="0.1201in" style:contextual-spacing="false"/>
      <style:text-properties officeooo:rsid="00bc5b1b" officeooo:paragraph-rsid="00bc5b1b"/>
    </style:style>
    <style:style style:name="P174" style:family="paragraph" style:parent-style-name="Text_20_body" style:list-style-name="L8">
      <style:paragraph-properties fo:margin-top="0in" fo:margin-bottom="0.1201in" style:contextual-spacing="false"/>
      <style:text-properties officeooo:rsid="00c05564" officeooo:paragraph-rsid="00a924dd"/>
    </style:style>
    <style:style style:name="T1" style:family="text">
      <style:text-properties officeooo:rsid="001167bd"/>
    </style:style>
    <style:style style:name="T2" style:family="text">
      <style:text-properties style:font-name="Open Sans2"/>
    </style:style>
    <style:style style:name="T3" style:family="text">
      <style:text-properties style:font-name="Open Sans2" fo:font-size="10pt" style:font-name-asian="Nimbus Mono L" style:font-size-asian="10pt" style:font-name-complex="Liberation Mono" style:font-size-complex="10pt"/>
    </style:style>
    <style:style style:name="T4" style:family="text">
      <style:text-properties style:font-name="Open Sans2" officeooo:rsid="004cd456"/>
    </style:style>
    <style:style style:name="T5" style:family="text">
      <style:text-properties style:font-name="Open Sans2" fo:font-style="italic" officeooo:rsid="004cd456" style:font-style-asian="italic" style:font-style-complex="italic"/>
    </style:style>
    <style:style style:name="T6" style:family="text">
      <style:text-properties style:font-name="Open Sans2" fo:font-style="italic" officeooo:rsid="00824cac" style:font-style-asian="italic" style:font-style-complex="italic"/>
    </style:style>
    <style:style style:name="T7" style:family="text">
      <style:text-properties style:font-name="Open Sans2" officeooo:rsid="003c8918"/>
    </style:style>
    <style:style style:name="T8" style:family="text">
      <style:text-properties style:font-name="Open Sans2" officeooo:rsid="00807571"/>
    </style:style>
    <style:style style:name="T9" style:family="text">
      <style:text-properties style:font-name="Open Sans2" officeooo:rsid="00824cac"/>
    </style:style>
    <style:style style:name="T10" style:family="text">
      <style:text-properties style:font-name="Open Sans2" officeooo:rsid="00838add"/>
    </style:style>
    <style:style style:name="T11" style:family="text">
      <style:text-properties style:font-name="Open Sans2" officeooo:rsid="0063c28c"/>
    </style:style>
    <style:style style:name="T12" style:family="text">
      <style:text-properties style:font-name="Open Sans2" officeooo:rsid="008a89de"/>
    </style:style>
    <style:style style:name="T13" style:family="text">
      <style:text-properties style:font-name="Open Sans2" officeooo:rsid="008c1f0f"/>
    </style:style>
    <style:style style:name="T14" style:family="text">
      <style:text-properties style:font-name="Open Sans2" officeooo:rsid="007ab81b"/>
    </style:style>
    <style:style style:name="T15" style:family="text">
      <style:text-properties style:font-name="Open Sans2" officeooo:rsid="008ede90"/>
    </style:style>
    <style:style style:name="T16" style:family="text">
      <style:text-properties style:font-name="Open Sans2" officeooo:rsid="00900efc"/>
    </style:style>
    <style:style style:name="T17" style:family="text">
      <style:text-properties officeooo:rsid="001a3f97"/>
    </style:style>
    <style:style style:name="T18" style:family="text">
      <style:text-properties officeooo:rsid="001be308"/>
    </style:style>
    <style:style style:name="T19" style:family="text">
      <style:text-properties officeooo:rsid="001d9b37"/>
    </style:style>
    <style:style style:name="T20" style:family="text">
      <style:text-properties officeooo:rsid="00207277"/>
    </style:style>
    <style:style style:name="T21" style:family="text">
      <style:text-properties officeooo:rsid="00220793"/>
    </style:style>
    <style:style style:name="T22" style:family="text">
      <style:text-properties officeooo:rsid="002289d8"/>
    </style:style>
    <style:style style:name="T23" style:family="text">
      <style:text-properties style:font-name="Liberation Mono"/>
    </style:style>
    <style:style style:name="T24" style:family="text">
      <style:text-properties style:font-name="Liberation Mono" fo:font-style="italic" style:font-style-asian="italic" style:font-style-complex="italic"/>
    </style:style>
    <style:style style:name="T25" style:family="text">
      <style:text-properties style:font-name="Liberation Mono" fo:font-style="italic" officeooo:rsid="0063c28c" style:font-style-asian="italic" style:font-style-complex="italic"/>
    </style:style>
    <style:style style:name="T26" style:family="text">
      <style:text-properties style:font-name="Liberation Mono" fo:font-style="italic" officeooo:rsid="00dc736c" style:font-style-asian="italic" style:font-style-complex="italic"/>
    </style:style>
    <style:style style:name="T27" style:family="text">
      <style:text-properties style:font-name="Liberation Mono" fo:font-style="italic" officeooo:rsid="009418b0" style:font-style-asian="italic" style:font-style-complex="italic"/>
    </style:style>
    <style:style style:name="T28" style:family="text">
      <style:text-properties style:font-name="Liberation Mono" fo:font-style="italic" officeooo:rsid="0049625b" style:font-style-asian="italic" style:font-style-complex="italic"/>
    </style:style>
    <style:style style:name="T29" style:family="text">
      <style:text-properties style:font-name="Liberation Mono" fo:font-style="italic" officeooo:rsid="00fa0364" style:font-style-asian="italic" style:font-style-complex="italic"/>
    </style:style>
    <style:style style:name="T30" style:family="text">
      <style:text-properties style:font-name="Liberation Mono" officeooo:rsid="002289d8"/>
    </style:style>
    <style:style style:name="T31" style:family="text">
      <style:text-properties style:font-name="Liberation Mono" officeooo:rsid="0024323e"/>
    </style:style>
    <style:style style:name="T32" style:family="text">
      <style:text-properties style:font-name="Liberation Mono" officeooo:rsid="003c8918"/>
    </style:style>
    <style:style style:name="T33" style:family="text">
      <style:text-properties style:font-name="Liberation Mono" officeooo:rsid="0049625b"/>
    </style:style>
    <style:style style:name="T34" style:family="text">
      <style:text-properties style:font-name="Liberation Mono" fo:font-weight="bold" style:font-weight-asian="bold" style:font-weight-complex="bold"/>
    </style:style>
    <style:style style:name="T35" style:family="text">
      <style:text-properties style:font-name="Liberation Mono" fo:font-weight="bold" officeooo:rsid="00807571" style:font-weight-asian="bold" style:font-weight-complex="bold"/>
    </style:style>
    <style:style style:name="T36" style:family="text">
      <style:text-properties style:font-name="Liberation Mono" fo:font-weight="bold" officeooo:rsid="00dc736c" style:font-weight-asian="bold" style:font-weight-complex="bold"/>
    </style:style>
    <style:style style:name="T37" style:family="text">
      <style:text-properties style:font-name="Liberation Mono" officeooo:rsid="0063c28c"/>
    </style:style>
    <style:style style:name="T38" style:family="text">
      <style:text-properties style:font-name="Liberation Mono" officeooo:rsid="0091ca9c"/>
    </style:style>
    <style:style style:name="T39" style:family="text">
      <style:text-properties style:font-name="Liberation Mono" officeooo:rsid="00824cac"/>
    </style:style>
    <style:style style:name="T40" style:family="text">
      <style:text-properties style:font-name="Liberation Mono" officeooo:rsid="00dc736c"/>
    </style:style>
    <style:style style:name="T41" style:family="text">
      <style:text-properties style:font-name="Liberation Mono" officeooo:rsid="00f8c1fe"/>
    </style:style>
    <style:style style:name="T42" style:family="text">
      <style:text-properties style:font-name="Liberation Mono" officeooo:rsid="009418b0"/>
    </style:style>
    <style:style style:name="T43" style:family="text">
      <style:text-properties style:font-name="Liberation Mono" officeooo:rsid="00fa0364"/>
    </style:style>
    <style:style style:name="T44" style:family="text">
      <style:text-properties style:font-name="Open Sans" fo:font-size="10pt" style:font-size-asian="10.5pt"/>
    </style:style>
    <style:style style:name="T45" style:family="text">
      <style:text-properties officeooo:rsid="0024323e"/>
    </style:style>
    <style:style style:name="T46" style:family="text">
      <style:text-properties officeooo:rsid="00260b57"/>
    </style:style>
    <style:style style:name="T47" style:family="text">
      <style:text-properties officeooo:rsid="0027b0b3"/>
    </style:style>
    <style:style style:name="T48" style:family="text">
      <style:text-properties officeooo:rsid="00289842"/>
    </style:style>
    <style:style style:name="T49" style:family="text">
      <style:text-properties officeooo:rsid="002a7161"/>
    </style:style>
    <style:style style:name="T50" style:family="text">
      <style:text-properties officeooo:rsid="002b28e1"/>
    </style:style>
    <style:style style:name="T51" style:family="text">
      <style:text-properties officeooo:rsid="002c6194"/>
    </style:style>
    <style:style style:name="T52" style:family="text">
      <style:text-properties officeooo:rsid="002d78c4"/>
    </style:style>
    <style:style style:name="T53" style:family="text">
      <style:text-properties officeooo:rsid="002e927c"/>
    </style:style>
    <style:style style:name="T54" style:family="text">
      <style:text-properties officeooo:rsid="002ee0cc"/>
    </style:style>
    <style:style style:name="T55" style:family="text">
      <style:text-properties officeooo:rsid="002f67b7"/>
    </style:style>
    <style:style style:name="T56" style:family="text">
      <style:text-properties officeooo:rsid="0031ae1c"/>
    </style:style>
    <style:style style:name="T57" style:family="text">
      <style:text-properties officeooo:rsid="0034eacb"/>
    </style:style>
    <style:style style:name="T58" style:family="text">
      <style:text-properties officeooo:rsid="00362315"/>
    </style:style>
    <style:style style:name="T59" style:family="text">
      <style:text-properties officeooo:rsid="00372e80"/>
    </style:style>
    <style:style style:name="T60" style:family="text">
      <style:text-properties officeooo:rsid="0038b385"/>
    </style:style>
    <style:style style:name="T61" style:family="text">
      <style:text-properties officeooo:rsid="0039fdd6"/>
    </style:style>
    <style:style style:name="T62" style:family="text">
      <style:text-properties officeooo:rsid="0043f378"/>
    </style:style>
    <style:style style:name="T63" style:family="text">
      <style:text-properties officeooo:rsid="0049625b"/>
    </style:style>
    <style:style style:name="T64" style:family="text">
      <style:text-properties fo:font-style="italic" style:font-style-asian="italic" style:font-style-complex="italic"/>
    </style:style>
    <style:style style:name="T65" style:family="text">
      <style:text-properties fo:font-style="italic" officeooo:rsid="0049625b" style:font-style-asian="italic" style:font-style-complex="italic"/>
    </style:style>
    <style:style style:name="T66" style:family="text">
      <style:text-properties fo:font-style="italic" officeooo:rsid="004c07e0" style:font-style-asian="italic" style:font-style-complex="italic"/>
    </style:style>
    <style:style style:name="T67" style:family="text">
      <style:text-properties fo:font-style="italic" officeooo:rsid="0055a99b" style:font-style-asian="italic" style:font-style-complex="italic"/>
    </style:style>
    <style:style style:name="T68" style:family="text">
      <style:text-properties fo:font-style="italic" officeooo:rsid="004cd456" style:font-style-asian="italic" style:font-style-complex="italic"/>
    </style:style>
    <style:style style:name="T69" style:family="text">
      <style:text-properties fo:font-style="italic" officeooo:rsid="0060aedd" style:font-style-asian="italic" style:font-style-complex="italic"/>
    </style:style>
    <style:style style:name="T70" style:family="text">
      <style:text-properties fo:font-style="italic" officeooo:rsid="0059ffd6" style:font-style-asian="italic" style:font-style-complex="italic"/>
    </style:style>
    <style:style style:name="T71" style:family="text">
      <style:text-properties fo:font-style="italic" officeooo:rsid="001167bd" style:font-style-asian="italic" style:font-style-complex="italic"/>
    </style:style>
    <style:style style:name="T72" style:family="text">
      <style:text-properties fo:font-style="italic" officeooo:rsid="00688981" style:font-style-asian="italic" style:font-style-complex="italic"/>
    </style:style>
    <style:style style:name="T73" style:family="text">
      <style:text-properties fo:font-style="italic" officeooo:rsid="006e9d47" style:font-style-asian="italic" style:font-style-complex="italic"/>
    </style:style>
    <style:style style:name="T74" style:family="text">
      <style:text-properties fo:font-style="italic" officeooo:rsid="007350aa" style:font-style-asian="italic" style:font-style-complex="italic"/>
    </style:style>
    <style:style style:name="T75" style:family="text">
      <style:text-properties fo:font-style="italic" officeooo:rsid="00824cac" style:font-style-asian="italic" style:font-style-complex="italic"/>
    </style:style>
    <style:style style:name="T76" style:family="text">
      <style:text-properties fo:font-style="italic" officeooo:rsid="00851dae" style:font-style-asian="italic" style:font-style-complex="italic"/>
    </style:style>
    <style:style style:name="T77" style:family="text">
      <style:text-properties fo:font-style="italic" officeooo:rsid="00951134" style:font-style-asian="italic" style:font-style-complex="italic"/>
    </style:style>
    <style:style style:name="T78" style:family="text">
      <style:text-properties fo:font-style="italic" officeooo:rsid="00dc736c"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4a02e9"/>
    </style:style>
    <style:style style:name="T81" style:family="text">
      <style:text-properties officeooo:rsid="004ad752"/>
    </style:style>
    <style:style style:name="T82" style:family="text">
      <style:text-properties officeooo:rsid="004c07e0"/>
    </style:style>
    <style:style style:name="T83" style:family="text">
      <style:text-properties fo:font-style="normal" officeooo:rsid="004c07e0" style:font-style-asian="normal" style:font-style-complex="normal"/>
    </style:style>
    <style:style style:name="T84" style:family="text">
      <style:text-properties fo:font-style="normal" officeooo:rsid="00766f87" style:font-style-asian="normal" style:font-style-complex="normal"/>
    </style:style>
    <style:style style:name="T85" style:family="text">
      <style:text-properties fo:font-style="normal" officeooo:rsid="009418b0" style:font-style-asian="normal" style:font-style-complex="normal"/>
    </style:style>
    <style:style style:name="T86" style:family="text">
      <style:text-properties fo:font-style="normal" officeooo:rsid="00951134" style:font-style-asian="normal" style:font-style-complex="normal"/>
    </style:style>
    <style:style style:name="T87" style:family="text">
      <style:text-properties fo:font-style="normal" fo:font-weight="bold" officeooo:rsid="00766f87" style:font-style-asian="normal" style:font-weight-asian="bold" style:font-style-complex="normal" style:font-weight-complex="bold"/>
    </style:style>
    <style:style style:name="T88" style:family="text">
      <style:text-properties officeooo:rsid="004cd456"/>
    </style:style>
    <style:style style:name="T89" style:family="text">
      <style:text-properties officeooo:rsid="004e7687"/>
    </style:style>
    <style:style style:name="T90" style:family="text">
      <style:text-properties officeooo:rsid="004eb385"/>
    </style:style>
    <style:style style:name="T91" style:family="text">
      <style:text-properties officeooo:rsid="005028b8"/>
    </style:style>
    <style:style style:name="T92" style:family="text">
      <style:text-properties officeooo:rsid="0055a99b"/>
    </style:style>
    <style:style style:name="T93" style:family="text">
      <style:text-properties officeooo:rsid="00564a8a"/>
    </style:style>
    <style:style style:name="T94" style:family="text">
      <style:text-properties officeooo:rsid="0059830a"/>
    </style:style>
    <style:style style:name="T95" style:family="text">
      <style:text-properties officeooo:rsid="0059ffd6"/>
    </style:style>
    <style:style style:name="T96" style:family="text">
      <style:text-properties officeooo:rsid="005abb45"/>
    </style:style>
    <style:style style:name="T97" style:family="text">
      <style:text-properties officeooo:rsid="0063c28c"/>
    </style:style>
    <style:style style:name="T98" style:family="text">
      <style:text-properties officeooo:rsid="00645cd4"/>
    </style:style>
    <style:style style:name="T99" style:family="text">
      <style:text-properties fo:font-weight="bold" style:font-weight-asian="bold" style:font-weight-complex="bold"/>
    </style:style>
    <style:style style:name="T100" style:family="text">
      <style:text-properties fo:font-weight="bold" officeooo:rsid="0065b11b" style:font-weight-asian="bold" style:font-weight-complex="bold"/>
    </style:style>
    <style:style style:name="T101" style:family="text">
      <style:text-properties fo:font-weight="bold" officeooo:rsid="0034eacb" style:font-weight-asian="bold" style:font-weight-complex="bold"/>
    </style:style>
    <style:style style:name="T102" style:family="text">
      <style:text-properties fo:font-weight="bold" officeooo:rsid="0067953d" style:font-weight-asian="bold" style:font-weight-complex="bold"/>
    </style:style>
    <style:style style:name="T103" style:family="text">
      <style:text-properties fo:font-weight="bold" officeooo:rsid="00289842" style:font-weight-asian="bold" style:font-weight-complex="bold"/>
    </style:style>
    <style:style style:name="T104" style:family="text">
      <style:text-properties fo:font-weight="bold" officeooo:rsid="00688981" style:font-weight-asian="bold" style:font-weight-complex="bold"/>
    </style:style>
    <style:style style:name="T105" style:family="text">
      <style:text-properties fo:font-weight="bold" officeooo:rsid="002a7161" style:font-weight-asian="bold" style:font-weight-complex="bold"/>
    </style:style>
    <style:style style:name="T106" style:family="text">
      <style:text-properties fo:font-weight="bold" officeooo:rsid="006e9d47" style:font-weight-asian="bold" style:font-weight-complex="bold"/>
    </style:style>
    <style:style style:name="T107" style:family="text">
      <style:text-properties fo:font-weight="bold" officeooo:rsid="00766f87" style:font-weight-asian="bold" style:font-weight-complex="bold"/>
    </style:style>
    <style:style style:name="T108" style:family="text">
      <style:text-properties fo:font-weight="bold" officeooo:rsid="00851dae" style:font-weight-asian="bold" style:font-weight-complex="bold"/>
    </style:style>
    <style:style style:name="T109" style:family="text">
      <style:text-properties fo:font-weight="bold" officeooo:rsid="0092f780" style:font-weight-asian="bold" style:font-weight-complex="bold"/>
    </style:style>
    <style:style style:name="T110" style:family="text">
      <style:text-properties fo:font-weight="bold" officeooo:rsid="00807571" style:font-weight-asian="bold" style:font-weight-complex="bold"/>
    </style:style>
    <style:style style:name="T111" style:family="text">
      <style:text-properties fo:font-weight="bold" officeooo:rsid="008880d7" style:font-weight-asian="bold" style:font-weight-complex="bold"/>
    </style:style>
    <style:style style:name="T112" style:family="text">
      <style:text-properties fo:font-weight="bold" officeooo:rsid="003c8918" style:font-weight-asian="bold" style:font-weight-complex="bold"/>
    </style:style>
    <style:style style:name="T113" style:family="text">
      <style:text-properties fo:font-weight="bold" officeooo:rsid="006db03c" style:font-weight-asian="bold" style:font-weight-complex="bold"/>
    </style:style>
    <style:style style:name="T114" style:family="text">
      <style:text-properties fo:font-weight="bold" officeooo:rsid="00b0b5a9" style:font-weight-asian="bold" style:font-weight-complex="bold"/>
    </style:style>
    <style:style style:name="T115" style:family="text">
      <style:text-properties fo:font-weight="bold" officeooo:rsid="00cea768" style:font-weight-asian="bold" style:font-weight-complex="bold"/>
    </style:style>
    <style:style style:name="T116" style:family="text">
      <style:text-properties officeooo:rsid="0067953d"/>
    </style:style>
    <style:style style:name="T117" style:family="text">
      <style:text-properties officeooo:rsid="00688981"/>
    </style:style>
    <style:style style:name="T118" style:family="text">
      <style:text-properties officeooo:rsid="006e9d47"/>
    </style:style>
    <style:style style:name="T119" style:family="text">
      <style:text-properties fo:font-weight="normal" style:font-weight-asian="normal" style:font-weight-complex="normal"/>
    </style:style>
    <style:style style:name="T120" style:family="text">
      <style:text-properties officeooo:rsid="007350aa"/>
    </style:style>
    <style:style style:name="T121" style:family="text">
      <style:text-properties officeooo:rsid="00766f87"/>
    </style:style>
    <style:style style:name="T122" style:family="text">
      <style:text-properties officeooo:rsid="00824cac"/>
    </style:style>
    <style:style style:name="T123" style:family="text">
      <style:text-properties officeooo:rsid="00851dae"/>
    </style:style>
    <style:style style:name="T124" style:family="text">
      <style:text-properties officeooo:rsid="008b9f8b"/>
    </style:style>
    <style:style style:name="T125" style:family="text">
      <style:text-properties officeooo:rsid="008ede90"/>
    </style:style>
    <style:style style:name="T126" style:family="text">
      <style:text-properties officeooo:rsid="0091ca9c"/>
    </style:style>
    <style:style style:name="T127" style:family="text">
      <style:text-properties officeooo:rsid="00922299"/>
    </style:style>
    <style:style style:name="T128" style:family="text">
      <style:text-properties officeooo:rsid="0092f780"/>
    </style:style>
    <style:style style:name="T129" style:family="text">
      <style:text-properties officeooo:rsid="0096b3e0"/>
    </style:style>
    <style:style style:name="T130" style:family="text">
      <style:text-properties officeooo:rsid="009706fa"/>
    </style:style>
    <style:style style:name="T131" style:family="text">
      <style:text-properties officeooo:rsid="0098f8ae"/>
    </style:style>
    <style:style style:name="T132" style:family="text">
      <style:text-properties officeooo:rsid="009bad56"/>
    </style:style>
    <style:style style:name="T133" style:family="text">
      <style:text-properties officeooo:rsid="009d7920"/>
    </style:style>
    <style:style style:name="T134" style:family="text">
      <style:text-properties officeooo:rsid="009dc67e"/>
    </style:style>
    <style:style style:name="T135" style:family="text">
      <style:text-properties officeooo:rsid="009ef0e2"/>
    </style:style>
    <style:style style:name="T136" style:family="text">
      <style:text-properties officeooo:rsid="00a96bbd"/>
    </style:style>
    <style:style style:name="T137" style:family="text">
      <style:text-properties officeooo:rsid="00b2936e"/>
    </style:style>
    <style:style style:name="T138" style:family="text">
      <style:text-properties officeooo:rsid="00b318f3"/>
    </style:style>
    <style:style style:name="T139" style:family="text">
      <style:text-properties officeooo:rsid="00b36159"/>
    </style:style>
    <style:style style:name="T140" style:family="text">
      <style:text-properties officeooo:rsid="00b47149"/>
    </style:style>
    <style:style style:name="T141" style:family="text">
      <style:text-properties officeooo:rsid="00b75041"/>
    </style:style>
    <style:style style:name="T142" style:family="text">
      <style:text-properties officeooo:rsid="00c328e6"/>
    </style:style>
    <style:style style:name="T143" style:family="text">
      <style:text-properties officeooo:rsid="00c96011"/>
    </style:style>
    <style:style style:name="T144" style:family="text">
      <style:text-properties officeooo:rsid="00ca3929"/>
    </style:style>
    <style:style style:name="T145" style:family="text">
      <style:text-properties officeooo:rsid="00cbba51"/>
    </style:style>
    <style:style style:name="T146" style:family="text">
      <style:text-properties officeooo:rsid="00ce84d2"/>
    </style:style>
    <style:style style:name="T147" style:family="text">
      <style:text-properties officeooo:rsid="00cea768"/>
    </style:style>
    <style:style style:name="T148" style:family="text">
      <style:text-properties officeooo:rsid="00cf5cf2"/>
    </style:style>
    <style:style style:name="T149" style:family="text">
      <style:text-properties officeooo:rsid="00d2ab3b"/>
    </style:style>
    <style:style style:name="T150" style:family="text">
      <style:text-properties officeooo:rsid="00d41f2b"/>
    </style:style>
    <style:style style:name="T151" style:family="text">
      <style:text-properties officeooo:rsid="00d5a131"/>
    </style:style>
    <style:style style:name="T152" style:family="text">
      <style:text-properties officeooo:rsid="00d86d2e"/>
    </style:style>
    <style:style style:name="T153" style:family="text">
      <style:text-properties officeooo:rsid="00da0dac"/>
    </style:style>
    <style:style style:name="T154" style:family="text">
      <style:text-properties officeooo:rsid="00dc736c"/>
    </style:style>
    <style:style style:name="T155" style:family="text">
      <style:text-properties officeooo:rsid="00ddb5de"/>
    </style:style>
    <style:style style:name="T156" style:family="text">
      <style:text-properties officeooo:rsid="00e53b31"/>
    </style:style>
    <style:style style:name="T157" style:family="text">
      <style:text-properties officeooo:rsid="00f5de9b"/>
    </style:style>
    <style:style style:name="T158" style:family="text">
      <style:text-properties officeooo:rsid="00f9f1b5"/>
    </style:style>
    <style:style style:name="T159" style:family="text">
      <style:text-properties officeooo:rsid="00fa0364"/>
    </style:style>
    <style:style style:name="T160" style:family="text">
      <style:text-properties officeooo:rsid="00fb5683"/>
    </style:style>
    <style:style style:name="T161" style:family="text">
      <style:text-properties officeooo:rsid="00ffe2b4"/>
    </style:style>
    <style:style style:name="T162" style:family="text">
      <style:text-properties officeooo:rsid="01020aa4"/>
    </style:style>
    <style:style style:name="T163" style:family="text">
      <style:text-properties officeooo:rsid="0102ec5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P27">ZSM4</text:p>
      <text:p text:style-name="P26">Macro Assembler</text:p>
      <text:p text:style-name="P43">for CP/M-80, RSX180 and UZI180 Operating Systems</text:p>
      <text:p text:style-name="P26"/>
      <text:p text:style-name="P28">Reference Manual</text:p>
      <text:p text:style-name="P28"/>
      <text:p text:style-name="P28"/>
      <text:p text:style-name="P28"/>
      <text:p text:style-name="P28"/>
      <text:p text:style-name="P28"/>
      <text:p text:style-name="P28"/>
      <text:p text:style-name="P29">Version 4.<text:span text:style-name="T162">3</text:span></text:p>
      <text:p text:style-name="P30"><text:span text:style-name="T125">Hector Peraza, </text:span><text:span text:style-name="T159">J</text:span><text:span text:style-name="T160">une</text:span> 20<text:span text:style-name="T159">2</text:span>1</text:p>
      <text:p text:style-name="P108"><text:bookmark text:name="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4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3399_2035133706" text:style-name="Index_20_Link" text:visited-style-name="Index_20_Link">1 <text:tab/>Introduction<text:tab/>4</text:a></text:p>
          <text:p text:style-name="P141"><text:a xlink:type="simple" xlink:href="#__RefHeading___Toc3585_2035133706" text:style-name="Index_20_Link" text:visited-style-name="Index_20_Link">2 <text:tab/>Running ZSM4<text:tab/>5</text:a></text:p>
          <text:p text:style-name="P143"><text:a xlink:type="simple" xlink:href="#__RefHeading___Toc3587_2035133706" text:style-name="Index_20_Link" text:visited-style-name="Index_20_Link">2.1 <text:tab/>Invoking the assembler<text:tab/>5</text:a></text:p>
          <text:p text:style-name="P143"><text:a xlink:type="simple" xlink:href="#__RefHeading___Toc3589_2035133706" text:style-name="Index_20_Link" text:visited-style-name="Index_20_Link">2.2 <text:tab/>Command format<text:tab/>5</text:a></text:p>
          <text:p text:style-name="P142"><text:a xlink:type="simple" xlink:href="#__RefHeading___Toc3593_2035133706" text:style-name="Index_20_Link" text:visited-style-name="Index_20_Link">2.2.1 <text:tab/>Option switches<text:tab/>6</text:a></text:p>
          <text:p text:style-name="P143"><text:a xlink:type="simple" xlink:href="#__RefHeading___Toc3595_2035133706" text:style-name="Index_20_Link" text:visited-style-name="Index_20_Link">2.3 <text:tab/>Source file format<text:tab/>7</text:a></text:p>
          <text:p text:style-name="P142"><text:a xlink:type="simple" xlink:href="#__RefHeading___Toc3597_2035133706" text:style-name="Index_20_Link" text:visited-style-name="Index_20_Link">2.3.1 <text:tab/>Statements<text:tab/>7</text:a></text:p>
          <text:p text:style-name="P142"><text:a xlink:type="simple" xlink:href="#__RefHeading___Toc3599_2035133706" text:style-name="Index_20_Link" text:visited-style-name="Index_20_Link">2.3.2 <text:tab/>Symbols<text:tab/>7</text:a></text:p>
          <text:p text:style-name="P142"><text:a xlink:type="simple" xlink:href="#__RefHeading___Toc3601_2035133706" text:style-name="Index_20_Link" text:visited-style-name="Index_20_Link">2.3.3 <text:tab/>Numeric Constants<text:tab/>8</text:a></text:p>
          <text:p text:style-name="P142"><text:a xlink:type="simple" xlink:href="#__RefHeading___Toc3603_2035133706" text:style-name="Index_20_Link" text:visited-style-name="Index_20_Link">2.3.4 <text:tab/>Strings<text:tab/>8</text:a></text:p>
          <text:p text:style-name="P143"><text:a xlink:type="simple" xlink:href="#__RefHeading___Toc3605_2035133706" text:style-name="Index_20_Link" text:visited-style-name="Index_20_Link">2.4 <text:tab/>Expression Evaluation<text:tab/>9</text:a></text:p>
          <text:p text:style-name="P142"><text:a xlink:type="simple" xlink:href="#__RefHeading___Toc3607_2035133706" text:style-name="Index_20_Link" text:visited-style-name="Index_20_Link">2.4.1 <text:tab/>Arithmetic and Logical Operators<text:tab/>9</text:a></text:p>
          <text:p text:style-name="P142"><text:a xlink:type="simple" xlink:href="#__RefHeading___Toc3609_2035133706" text:style-name="Index_20_Link" text:visited-style-name="Index_20_Link">2.4.2 <text:tab/>Modes<text:tab/>10</text:a></text:p>
          <text:p text:style-name="P142"><text:a xlink:type="simple" xlink:href="#__RefHeading___Toc3611_2035133706" text:style-name="Index_20_Link" text:visited-style-name="Index_20_Link">2.4.3 <text:tab/>Externals<text:tab/>11</text:a></text:p>
          <text:p text:style-name="P143"><text:a xlink:type="simple" xlink:href="#__RefHeading___Toc3613_2035133706" text:style-name="Index_20_Link" text:visited-style-name="Index_20_Link">2.5 <text:tab/>Pseudo operators<text:tab/>11</text:a></text:p>
          <text:p text:style-name="P142"><text:a xlink:type="simple" xlink:href="#__RefHeading___Toc3615_2035133706" text:style-name="Index_20_Link" text:visited-style-name="Index_20_Link">2.5.1 <text:tab/>ASEG<text:tab/>11</text:a></text:p>
          <text:p text:style-name="P142"><text:a xlink:type="simple" xlink:href="#__RefHeading___Toc3617_2035133706" text:style-name="Index_20_Link" text:visited-style-name="Index_20_Link">2.5.2 <text:tab/>COMMON<text:tab/>11</text:a></text:p>
          <text:p text:style-name="P142"><text:a xlink:type="simple" xlink:href="#__RefHeading___Toc3619_2035133706" text:style-name="Index_20_Link" text:visited-style-name="Index_20_Link">2.5.3 <text:tab/>CSEG<text:tab/>11</text:a></text:p>
          <text:p text:style-name="P142"><text:a xlink:type="simple" xlink:href="#__RefHeading___Toc3621_2035133706" text:style-name="Index_20_Link" text:visited-style-name="Index_20_Link">2.5.4 <text:tab/>DEFB, DEFM, DB (Define Byte)<text:tab/>12</text:a></text:p>
          <text:p text:style-name="P142"><text:a xlink:type="simple" xlink:href="#__RefHeading___Toc3623_2035133706" text:style-name="Index_20_Link" text:visited-style-name="Index_20_Link">2.5.5 <text:tab/>DEFC, DC (Define Character)<text:tab/>12</text:a></text:p>
          <text:p text:style-name="P142"><text:a xlink:type="simple" xlink:href="#__RefHeading___Toc3979_1519430215" text:style-name="Index_20_Link" text:visited-style-name="Index_20_Link">2.5.6 <text:tab/>DEFL, ASET (Define Label)<text:tab/>12</text:a></text:p>
          <text:p text:style-name="P142"><text:a xlink:type="simple" xlink:href="#__RefHeading___Toc3625_2035133706" text:style-name="Index_20_Link" text:visited-style-name="Index_20_Link">2.5.7 <text:tab/>DEFS, DS (Define Space)<text:tab/>12</text:a></text:p>
          <text:p text:style-name="P142"><text:a xlink:type="simple" xlink:href="#__RefHeading___Toc3744_2035133706" text:style-name="Index_20_Link" text:visited-style-name="Index_20_Link">2.5.8 <text:tab/>DEFW, DW (Define Word)<text:tab/>13</text:a></text:p>
          <text:p text:style-name="P142"><text:a xlink:type="simple" xlink:href="#__RefHeading___Toc3746_2035133706" text:style-name="Index_20_Link" text:visited-style-name="Index_20_Link">2.5.9 <text:tab/>DEFZ (Define Zero-terminated string)<text:tab/>13</text:a></text:p>
          <text:p text:style-name="P142"><text:a xlink:type="simple" xlink:href="#__RefHeading___Toc3627_2035133706" text:style-name="Index_20_Link" text:visited-style-name="Index_20_Link">2.5.10 <text:tab/>DSEG<text:tab/>13</text:a></text:p>
          <text:p text:style-name="P142"><text:a xlink:type="simple" xlink:href="#__RefHeading___Toc3631_2035133706" text:style-name="Index_20_Link" text:visited-style-name="Index_20_Link">2.5.11 <text:tab/>END<text:tab/>13</text:a></text:p>
          <text:p text:style-name="P142"><text:a xlink:type="simple" xlink:href="#__RefHeading___Toc3633_2035133706" text:style-name="Index_20_Link" text:visited-style-name="Index_20_Link">2.5.12 <text:tab/>ENTRY, GLOBAL, PUBLIC<text:tab/>14</text:a></text:p>
          <text:p text:style-name="P142"><text:a xlink:type="simple" xlink:href="#__RefHeading___Toc3639_2035133706" text:style-name="Index_20_Link" text:visited-style-name="Index_20_Link">2.5.13 <text:tab/>EQU<text:tab/>14</text:a></text:p>
          <text:p text:style-name="P142"><text:a xlink:type="simple" xlink:href="#__RefHeading___Toc3641_2035133706" text:style-name="Index_20_Link" text:visited-style-name="Index_20_Link">2.5.14 <text:tab/>EXT, EXTRN<text:tab/>14</text:a></text:p>
          <text:p text:style-name="P142"><text:a xlink:type="simple" xlink:href="#__RefHeading___Toc3981_1519430215" text:style-name="Index_20_Link" text:visited-style-name="Index_20_Link">2.5.15 <text:tab/>IDENT<text:tab/>14</text:a></text:p>
          <text:p text:style-name="P142"><text:a xlink:type="simple" xlink:href="#__RefHeading___Toc3643_2035133706" text:style-name="Index_20_Link" text:visited-style-name="Index_20_Link">2.5.16 <text:tab/>INCLUDE, MACLIB<text:tab/>15</text:a></text:p>
          <text:p text:style-name="P142"><text:a xlink:type="simple" xlink:href="#__RefHeading___Toc3645_2035133706" text:style-name="Index_20_Link" text:visited-style-name="Index_20_Link">2.5.17 <text:tab/>NAME<text:tab/>15</text:a></text:p>
          <text:p text:style-name="P142"><text:a xlink:type="simple" xlink:href="#__RefHeading___Toc3399_710790067" text:style-name="Index_20_Link" text:visited-style-name="Index_20_Link">2.5.18 <text:tab/>ORG (Define Origin)<text:tab/>15</text:a></text:p>
          <text:p text:style-name="P142"><text:a xlink:type="simple" xlink:href="#__RefHeading___Toc3649_2035133706" text:style-name="Index_20_Link" text:visited-style-name="Index_20_Link">2.5.19 <text:tab/>PAGE, EJECT, FORM<text:tab/>16</text:a></text:p>
          <text:p text:style-name="P142"><text:a xlink:type="simple" xlink:href="#__RefHeading___Toc3653_2035133706" text:style-name="Index_20_Link" text:visited-style-name="Index_20_Link">2.5.20 <text:tab/>SUBTTL<text:tab/>16</text:a></text:p>
          <text:p text:style-name="P142"><text:a xlink:type="simple" xlink:href="#__RefHeading___Toc3655_2035133706" text:style-name="Index_20_Link" text:visited-style-name="Index_20_Link">2.5.21 <text:tab/>TITLE<text:tab/>16</text:a></text:p>
          <text:p text:style-name="P142"><text:a xlink:type="simple" xlink:href="#__RefHeading___Toc3657_2035133706" text:style-name="Index_20_Link" text:visited-style-name="Index_20_Link">2.5.22 <text:tab/>.COMMENT<text:tab/>16</text:a></text:p>
          <text:p text:style-name="P142"><text:a xlink:type="simple" xlink:href="#__RefHeading___Toc3977_1519430215" text:style-name="Index_20_Link" text:visited-style-name="Index_20_Link">2.5.23 <text:tab/>.EVEN and .ODD<text:tab/>17</text:a></text:p>
          <text:p text:style-name="P142"><text:a xlink:type="simple" xlink:href="#__RefHeading___Toc3659_2035133706" text:style-name="Index_20_Link" text:visited-style-name="Index_20_Link">2.5.24 <text:tab/>.PRINTX<text:tab/>17</text:a></text:p>
          <text:p text:style-name="P142"><text:a xlink:type="simple" xlink:href="#__RefHeading___Toc3661_2035133706" text:style-name="Index_20_Link" text:visited-style-name="Index_20_Link">2.5.25 <text:tab/>.RADIX<text:tab/>18</text:a></text:p>
          <text:p text:style-name="P142"><text:a xlink:type="simple" xlink:href="#__RefHeading___Toc3983_1519430215" text:style-name="Index_20_Link" text:visited-style-name="Index_20_Link">2.5.26 <text:tab/>.REQUEST, RQST<text:tab/>18</text:a></text:p>
          <text:p text:style-name="P142"><text:a xlink:type="simple" xlink:href="#__RefHeading___Toc3663_2035133706" text:style-name="Index_20_Link" text:visited-style-name="Index_20_Link">2.5.27 <text:tab/>.Z80, .Z180, .Z280<text:tab/>18</text:a></text:p>
          <text:p text:style-name="P142"><text:soft-page-break/><text:a xlink:type="simple" xlink:href="#__RefHeading___Toc3671_2035133706" text:style-name="Index_20_Link" text:visited-style-name="Index_20_Link">2.5.28 <text:tab/>Conditional Pseudo Operations<text:tab/>19</text:a></text:p>
          <text:p text:style-name="P144"><text:a xlink:type="simple" xlink:href="#__RefHeading___Toc3673_2035133706" text:style-name="Index_20_Link" text:visited-style-name="Index_20_Link">2.5.28.1 <text:tab/>ELSE<text:tab/>20</text:a></text:p>
          <text:p text:style-name="P144"><text:a xlink:type="simple" xlink:href="#__RefHeading___Toc3675_2035133706" text:style-name="Index_20_Link" text:visited-style-name="Index_20_Link">2.5.28.2 <text:tab/>ENDIF<text:tab/>20</text:a></text:p>
          <text:p text:style-name="P142"><text:a xlink:type="simple" xlink:href="#__RefHeading___Toc3677_2035133706" text:style-name="Index_20_Link" text:visited-style-name="Index_20_Link">2.5.29 <text:tab/>Listing Control Pseudo Operations<text:tab/>20</text:a></text:p>
          <text:p text:style-name="P142"><text:a xlink:type="simple" xlink:href="#__RefHeading___Toc3679_2035133706" text:style-name="Index_20_Link" text:visited-style-name="Index_20_Link">2.5.30 <text:tab/>Relocation Pseudo Operations<text:tab/>21</text:a></text:p>
          <text:p text:style-name="P144"><text:a xlink:type="simple" xlink:href="#__RefHeading___Toc3748_2035133706" text:style-name="Index_20_Link" text:visited-style-name="Index_20_Link">2.5.30.1 <text:tab/>ORG Pseudo-op<text:tab/>21</text:a></text:p>
          <text:p text:style-name="P142"><text:a xlink:type="simple" xlink:href="#__RefHeading___Toc3750_2035133706" text:style-name="Index_20_Link" text:visited-style-name="Index_20_Link">2.5.31 <text:tab/>Relocation Before Loading<text:tab/>22</text:a></text:p>
          <text:p text:style-name="P143"><text:a xlink:type="simple" xlink:href="#__RefHeading___Toc3681_2035133706" text:style-name="Index_20_Link" text:visited-style-name="Index_20_Link">2.6 <text:tab/>MACROS and Block Pseudo Operations<text:tab/>22</text:a></text:p>
          <text:p text:style-name="P142"><text:a xlink:type="simple" xlink:href="#__RefHeading___Toc3683_2035133706" text:style-name="Index_20_Link" text:visited-style-name="Index_20_Link">2.6.1 <text:tab/>Terms<text:tab/>22</text:a></text:p>
          <text:p text:style-name="P142"><text:a xlink:type="simple" xlink:href="#__RefHeading___Toc3685_2035133706" text:style-name="Index_20_Link" text:visited-style-name="Index_20_Link">2.6.2 <text:tab/>REPT-ENDM<text:tab/>23</text:a></text:p>
          <text:p text:style-name="P142"><text:a xlink:type="simple" xlink:href="#__RefHeading___Toc3687_2035133706" text:style-name="Index_20_Link" text:visited-style-name="Index_20_Link">2.6.3 <text:tab/>IRP-ENDM<text:tab/>23</text:a></text:p>
          <text:p text:style-name="P142"><text:a xlink:type="simple" xlink:href="#__RefHeading___Toc3689_2035133706" text:style-name="Index_20_Link" text:visited-style-name="Index_20_Link">2.6.4 <text:tab/>IRPC-ENDM<text:tab/>23</text:a></text:p>
          <text:p text:style-name="P142"><text:a xlink:type="simple" xlink:href="#__RefHeading___Toc3691_2035133706" text:style-name="Index_20_Link" text:visited-style-name="Index_20_Link">2.6.5 <text:tab/>MACRO<text:tab/>24</text:a></text:p>
          <text:p text:style-name="P142"><text:a xlink:type="simple" xlink:href="#__RefHeading___Toc3693_2035133706" text:style-name="Index_20_Link" text:visited-style-name="Index_20_Link">2.6.6 <text:tab/>ENDM<text:tab/>25</text:a></text:p>
          <text:p text:style-name="P142"><text:a xlink:type="simple" xlink:href="#__RefHeading___Toc3695_2035133706" text:style-name="Index_20_Link" text:visited-style-name="Index_20_Link">2.6.7 <text:tab/>EXITM<text:tab/>25</text:a></text:p>
          <text:p text:style-name="P142"><text:a xlink:type="simple" xlink:href="#__RefHeading___Toc3697_2035133706" text:style-name="Index_20_Link" text:visited-style-name="Index_20_Link">2.6.8 <text:tab/>LOCAL<text:tab/>25</text:a></text:p>
          <text:p text:style-name="P142"><text:a xlink:type="simple" xlink:href="#__RefHeading___Toc3699_2035133706" text:style-name="Index_20_Link" text:visited-style-name="Index_20_Link">2.6.9 <text:tab/>Special Macro Operators and Forms<text:tab/>26</text:a></text:p>
          <text:p text:style-name="P143"><text:a xlink:type="simple" xlink:href="#__RefHeading___Toc3701_2035133706" text:style-name="Index_20_Link" text:visited-style-name="Index_20_Link">2.7 <text:tab/>ZSM4 Errors<text:tab/>27</text:a></text:p>
          <text:p text:style-name="P143"><text:a xlink:type="simple" xlink:href="#__RefHeading___Toc3703_2035133706" text:style-name="Index_20_Link" text:visited-style-name="Index_20_Link">2.8 <text:tab/>Compatibility with other assemblers<text:tab/>28</text:a></text:p>
          <text:p text:style-name="P143"><text:a xlink:type="simple" xlink:href="#__RefHeading___Toc3839_1874355787" text:style-name="Index_20_Link" text:visited-style-name="Index_20_Link">2.9 <text:tab/>Additional notes<text:tab/>29</text:a></text:p>
          <text:p text:style-name="P141"><text:a xlink:type="simple" xlink:href="#__RefHeading___Toc3436_297693175" text:style-name="Index_20_Link" text:visited-style-name="Index_20_Link">A <text:tab/>Operation under CP/M<text:tab/>31</text:a></text:p>
          <text:p text:style-name="P141"><text:a xlink:type="simple" xlink:href="#__RefHeading___Toc3438_297693175" text:style-name="Index_20_Link" text:visited-style-name="Index_20_Link">B <text:tab/>Operation under RSX180<text:tab/>32</text:a></text:p>
          <text:p text:style-name="P141"><text:a xlink:type="simple" xlink:href="#__RefHeading___Toc3431_1481469278" text:style-name="Index_20_Link" text:visited-style-name="Index_20_Link">C <text:tab/>Operation under UZI180<text:tab/>33</text:a></text:p>
          <text:p text:style-name="P141"><text:a xlink:type="simple" xlink:href="#__RefHeading___Toc3440_297693175" text:style-name="Index_20_Link" text:visited-style-name="Index_20_Link">D <text:tab/>Operation under Linux or Windows<text:tab/>34</text:a></text:p>
        </text:index-body>
      </text:table-of-content>
      <text:p text:style-name="P68"/>
      <text:list xml:id="list2659026454" text:style-name="Outline">
        <text:list-item>
          <text:h text:style-name="P146" text:outline-level="1"><text:bookmark-start text:name="__RefHeading___Toc3399_2035133706"/>I<text:span text:style-name="T133">ntroduction</text:span><text:bookmark-end text:name="__RefHeading___Toc3399_2035133706"/></text:h>
        </text:list-item>
      </text:list>
      <text:p text:style-name="P37"><text:span text:style-name="T14">ZSM4 is a macro-assembler for microcomputer systems with a Z80 or compatible CPU </text:span><text:span text:style-name="T16">with a CP/M or RSX180 operating system</text:span><text:span text:style-name="T14">. </text:span><text:span text:style-name="T15">It</text:span><text:span text:style-name="T14"> is a major rewrite of the Z80ASM assembler which first appeared on CP/M US User Group, Vol 16. The original source was Copyright (C) 1977, Lehman Consulting Services and was put into the public domain. It was further modified by Ray Halls in 1982 and Neil Harrison in 1983. Last known version was 2.8.</text:span></text:p>
      <text:p text:style-name="P38">ZSM4 main features are:</text:p>
      <text:list xml:id="list3785664570" text:style-name="L1">
        <text:list-item>
          <text:p text:style-name="P155"><text:span text:style-name="T137">A</text:span>ssembles Z80, Z180 or Z280 code using the standard Zilog/Mostek mnemonics.</text:p>
        </text:list-item>
        <text:list-item>
          <text:p text:style-name="P155"><text:span text:style-name="T137">S</text:span>upports conditional assembly, enhanced by an expanded set of conditional pseudo operations that include testing of assembly pass, symbol definition, and parameters to macros. Conditionals may be nested up to 8 levels.</text:p>
        </text:list-item>
        <text:list-item>
          <text:p text:style-name="P155"><text:span text:style-name="T137">S</text:span>upports a complete standard macro facility including IRP, IRPC, REPEAT, local variables and EXITM. Nesting of macros is limited only by memory.</text:p>
        </text:list-item>
        <text:list-item>
          <text:p text:style-name="P160"><text:span text:style-name="T137">P</text:span>roduces a REL file suitable for linking with Microsoft's L80 or Digital Research's LINK.</text:p>
        </text:list-item>
      </text:list>
      <text:p text:style-name="P36"/>
      <text:list xml:id="list234458327927869" text:continue-list="list2659026454" text:style-name="Outline">
        <text:list-item>
          <text:h text:style-name="P146" text:outline-level="1"><text:bookmark-start text:name="__RefHeading___Toc3585_2035133706"/><text:span text:style-name="T21">Running </text:span>ZSM4<text:bookmark-end text:name="__RefHeading___Toc3585_2035133706"/></text:h>
          <text:list>
            <text:list-item>
              <text:h text:style-name="P147" text:outline-level="2"><text:bookmark-start text:name="__RefHeading___Toc3587_2035133706"/>Invoking the assembler<text:bookmark-end text:name="__RefHeading___Toc3587_2035133706"/></text:h>
            </text:list-item>
          </text:list>
        </text:list-item>
      </text:list>
      <text:p text:style-name="Text_20_body">The command to run <text:span text:style-name="T17">ZSM4</text:span> is</text:p>
      <text:p text:style-name="P56"><text:tab/><text:span text:style-name="T99">ZSM4</text:span> <text:span text:style-name="T82">[</text:span><text:span text:style-name="T66">command</text:span><text:span text:style-name="T83">]</text:span></text:p>
      <text:p text:style-name="P56"/>
      <text:p text:style-name="P11"><text:span text:style-name="T82">The format of the command is explained in the next section. If no command is specified, the assembler enters interactive mode, indicated by the promp</text:span>t "*", indicating it is ready to accept commands.</text:p>
      <text:list xml:id="list234457015278260" text:continue-numbering="true" text:style-name="Outline">
        <text:list-item>
          <text:list>
            <text:list-item>
              <text:h text:style-name="Heading_20_2" text:outline-level="2"><text:bookmark-start text:name="__RefHeading___Toc3589_2035133706"/>C<text:span text:style-name="T21">ommand format</text:span><text:bookmark-end text:name="__RefHeading___Toc3589_2035133706"/></text:h>
            </text:list-item>
          </text:list>
        </text:list-item>
      </text:list>
      <text:p text:style-name="P12">A command to ZSM4 has the following format:</text:p>
      <text:p text:style-name="P59"><text:tab/><text:span text:style-name="T88">[</text:span><text:span text:style-name="T64">objfile</text:span><text:span text:style-name="T88">]</text:span>,<text:span text:style-name="T88">[</text:span><text:span text:style-name="T64">lstfile</text:span><text:span text:style-name="T88">]</text:span>=<text:span text:style-name="T64">s</text:span><text:span text:style-name="T68">rc</text:span><text:span text:style-name="T64">file</text:span><text:span text:style-name="T88">[</text:span>/<text:span text:style-name="T68">option</text:span><text:span text:style-name="T88">][/</text:span><text:span text:style-name="T68">option</text:span><text:span text:style-name="T88">...]</text:span></text:p>
      <text:p text:style-name="P59"/>
      <text:p text:style-name="P13"><text:span text:style-name="T88">where</text:span><text:span text:style-name="T4"> </text:span><text:span text:style-name="T5">objfile</text:span><text:span text:style-name="T4">, </text:span><text:span text:style-name="T5">lstfile</text:span><text:span text:style-name="T4"> and </text:span><text:span text:style-name="T5">srcfile</text:span><text:span text:style-name="T4"> are file specifications for the output object file, output listing file and input source file respectively.</text:span> All file names should follow the operating system's conventions for file names and extensions, <text:span text:style-name="T88">and can specify also a device name</text:span>.</text:p>
      <text:p text:style-name="P13">The default extensions are as follows:</text:p>
      <table:table table:name="Table1" table:style-name="Table1">
        <table:table-column table:style-name="Table1.A"/>
        <table:table-column table:style-name="Table1.B" table:number-columns-repeated="2"/>
        <table:table-row table:style-name="TableLine93872345097024">
          <table:table-cell table:style-name="Table1.A1" office:value-type="string">
            <text:p text:style-name="P71">File</text:p>
          </table:table-cell>
          <table:table-cell table:style-name="Table1.A1" office:value-type="string">
            <text:p text:style-name="P77">CP/M</text:p>
          </table:table-cell>
          <table:table-cell table:style-name="Table1.C1" office:value-type="string">
            <text:p text:style-name="P77">RSX180</text:p>
          </table:table-cell>
        </table:table-row>
        <table:table-row table:style-name="TableLine93872345299280">
          <table:table-cell table:style-name="Table1.A2" office:value-type="string">
            <text:p text:style-name="P71">Rel<text:span text:style-name="T21">ocatable object file</text:span></text:p>
          </table:table-cell>
          <table:table-cell table:style-name="Table1.B2" office:value-type="string">
            <text:p text:style-name="P73">REL</text:p>
          </table:table-cell>
          <table:table-cell table:style-name="Table1.C2" office:value-type="string">
            <text:p text:style-name="P73">OBJ</text:p>
          </table:table-cell>
        </table:table-row>
        <table:table-row table:style-name="TableLine93872345311888">
          <table:table-cell table:style-name="Table1.A3" office:value-type="string">
            <text:p text:style-name="P72">Listing file</text:p>
          </table:table-cell>
          <table:table-cell table:style-name="Table1.B3" office:value-type="string">
            <text:p text:style-name="P73">PRN</text:p>
          </table:table-cell>
          <table:table-cell table:style-name="Table1.C3" office:value-type="string">
            <text:p text:style-name="P73">LST</text:p>
          </table:table-cell>
        </table:table-row>
        <table:table-row table:style-name="TableLine93872345314000">
          <table:table-cell table:style-name="Table1.A4" office:value-type="string">
            <text:p text:style-name="P72">Source file</text:p>
          </table:table-cell>
          <table:table-cell table:style-name="Table1.B4" office:value-type="string">
            <text:p text:style-name="P73">MAC</text:p>
          </table:table-cell>
          <table:table-cell table:style-name="Table1.C4" office:value-type="string">
            <text:p text:style-name="P73">MAC</text:p>
          </table:table-cell>
        </table:table-row>
      </table:table>
      <text:p text:style-name="Text_20_body"><text:bookmark-start text:name="__RefHeading___Toc3591_2035133706"/><text:bookmark-end text:name="__RefHeading___Toc3591_2035133706"/></text:p>
      <text:p text:style-name="Text_20_body">The default device name with the CP/M operating system is the currently logged disk. The default device name with the <text:span text:style-name="T17">RSX180</text:span> operating system is <text:span text:style-name="T89">SY0:, the default user device</text:span>.</text:p>
      <text:p text:style-name="Text_20_body">The device names are as follows:</text:p>
      <table:table table:name="Table2" table:style-name="Table2">
        <table:table-column table:style-name="Table2.A"/>
        <table:table-column table:style-name="Table2.B"/>
        <table:table-column table:style-name="Table2.C"/>
        <table:table-row table:style-name="TableLine93872345283424">
          <table:table-cell table:style-name="Table2.A1" office:value-type="string">
            <text:p text:style-name="P79">Device</text:p>
          </table:table-cell>
          <table:table-cell table:style-name="Table2.A1" office:value-type="string">
            <text:p text:style-name="P78">CP/M</text:p>
          </table:table-cell>
          <table:table-cell table:style-name="Table2.C1" office:value-type="string">
            <text:p text:style-name="P78">RSX180</text:p>
          </table:table-cell>
        </table:table-row>
        <table:table-row table:style-name="TableLine93872345333264">
          <table:table-cell table:style-name="Table2.A2" office:value-type="string">
            <text:p text:style-name="P79">Disk drives</text:p>
          </table:table-cell>
          <table:table-cell table:style-name="Table2.B2" office:value-type="string">
            <text:p text:style-name="P82">A:, B:, C:</text:p>
          </table:table-cell>
          <table:table-cell table:style-name="Table2.C2" office:value-type="string">
            <text:p text:style-name="P80"><text:span text:style-name="T23">SY:, LB:, DY</text:span><text:span text:style-name="T24">n</text:span><text:span text:style-name="T23">:, DU</text:span><text:span text:style-name="T24">n</text:span><text:span text:style-name="T23">, </text:span>etc.</text:p>
          </table:table-cell>
        </table:table-row>
        <table:table-row table:style-name="TableLine93872345334992">
          <table:table-cell table:style-name="Table2.A3" office:value-type="string">
            <text:p text:style-name="P76">Li<text:span text:style-name="T22">ne printer</text:span></text:p>
          </table:table-cell>
          <table:table-cell table:style-name="Table2.B3" office:value-type="string">
            <text:p text:style-name="P74"><text:span text:style-name="T30">LST:</text:span><text:span text:style-name="T22"> or </text:span><text:span text:style-name="T23">PRN:</text:span></text:p>
          </table:table-cell>
          <table:table-cell table:style-name="Table2.C3" office:value-type="string">
            <text:p text:style-name="P81">L<text:span text:style-name="T22">P:</text:span></text:p>
          </table:table-cell>
        </table:table-row>
        <table:table-row table:style-name="TableLine93872345337104">
          <table:table-cell table:style-name="Table2.A4" office:value-type="string">
            <text:p text:style-name="P79">Console</text:p>
          </table:table-cell>
          <table:table-cell table:style-name="Table2.B4" office:value-type="string">
            <text:p text:style-name="P80"><text:span text:style-name="T23">TTY:</text:span> or <text:span text:style-name="T23">CON:</text:span></text:p>
          </table:table-cell>
          <table:table-cell table:style-name="Table2.C4" office:value-type="string">
            <text:p text:style-name="P82">TI:</text:p>
          </table:table-cell>
        </table:table-row>
      </table:table>
      <text:p text:style-name="P57"/>
      <text:p text:style-name="P114"><text:soft-page-break/>Examples:</text:p>
      <text:p text:style-name="P87"><text:span text:style-name="T23">,TTY:=TEST</text:span><text:tab/>Assemble the source file TEST.MAC and list the program on the console. No object code is generated. Useful for error check.</text:p>
      <text:p text:style-name="P88"><text:span text:style-name="T23">SMALL,</text:span><text:span text:style-name="T31">LST</text:span><text:span text:style-name="T23">:=B:TEST</text:span><text:tab/>Assemble TEST.MAC (<text:span text:style-name="T44">found</text:span> on disk drive B), place the object file in SMALL.REL and <text:span text:style-name="T44">list</text:span> the program on the <text:span text:style-name="T45">line printer</text:span>.</text:p>
      <text:list xml:id="list234457926347831" text:continue-numbering="true" text:style-name="Outline">
        <text:list-item>
          <text:list>
            <text:list-item>
              <text:list>
                <text:list-item>
                  <text:h text:style-name="Heading_20_3" text:outline-level="3"><text:bookmark-start text:name="__RefHeading___Toc3593_2035133706"/><text:span text:style-name="T46">Option s</text:span>witches<text:bookmark-end text:name="__RefHeading___Toc3593_2035133706"/></text:h>
                </text:list-item>
              </text:list>
            </text:list-item>
          </text:list>
        </text:list-item>
      </text:list>
      <text:p text:style-name="P14"><text:span text:style-name="T90">Options are specified via a</text:span> <text:span text:style-name="T64">switch</text:span> <text:span text:style-name="T90">consisting of a slash followed by a single letter. Certain options require an additional argument, as described below</text:span>. More than one switch can be used, but each must be preceded by a slash. All switches are optional.</text:p>
      <text:p text:style-name="P14"><text:span text:style-name="T17">T</text:span>he available switches are:</text:p>
      <text:p text:style-name="P89"><text:span text:style-name="T23">/L</text:span><text:tab/>Force generation of a lis<text:span text:style-name="T63">t</text:span>ing file.</text:p>
      <text:p text:style-name="P96"><text:span text:style-name="T23">/D</text:span><text:span text:style-name="T24">symbol</text:span><text:span text:style-name="T23">[=</text:span><text:span text:style-name="T24">value</text:span><text:span text:style-name="T23">]</text:span><text:tab/>Define symbol and optionally assign a value. The value is a numeric constant following the format described in <text:span text:style-name="T91">Section</text:span> <text:bookmark-ref text:reference-format="chapter" text:ref-name="__RefHeading___Toc3601_2035133706">2.3.3</text:bookmark-ref>. If no value is specified, 0 is assumed.</text:p>
      <text:p text:style-name="P96"><text:span text:style-name="T23">/</text:span><text:span text:style-name="T42">S</text:span><text:span text:style-name="T27">n</text:span><text:span text:style-name="T85"><text:tab/>Set the maximum symbol name length in the REL file. </text:span><text:span text:style-name="T86">The value of </text:span><text:span text:style-name="T77">n</text:span><text:span text:style-name="T86"> can be anywhere from 5 to 8, and d</text:span><text:span text:style-name="T85">efaults to 6.</text:span></text:p>
      <text:p text:style-name="P93"><text:span text:style-name="T23">/Z</text:span><text:span text:style-name="T28">n</text:span><text:tab/><text:span text:style-name="T63">Select the initial target CPU type, </text:span><text:span text:style-name="T65">n</text:span><text:span text:style-name="T63"> can be 0 for Z80 (default), 1 for Z180 and 2 for Z280. This option can be overridden by a .Z80, .Z180 or .Z280 pseudo-operator (see Section </text:span><text:span text:style-name="T63"><text:bookmark-ref text:reference-format="chapter" text:ref-name="__RefHeading___Toc3663_2035133706">2.5.27</text:bookmark-ref></text:span><text:span text:style-name="T63">)</text:span></text:p>
      <text:p text:style-name="P93"><text:span text:style-name="T23">/M</text:span><text:tab/>Initialize <text:span text:style-name="T91">b</text:span>lock <text:span text:style-name="T91">d</text:span>ata <text:span text:style-name="T91">a</text:span>reas defined by the <text:span text:style-name="T91">DEFS or </text:span>DS pseudo-op to zeros. <text:span text:style-name="T91">If the switch is not specified,</text:span> the space is not guaranteed to contain zeros.</text:p>
      <text:p text:style-name="P96"><text:span text:style-name="T23">/U</text:span><text:tab/>Treat all undefined symbols as External.</text:p>
      <text:p text:style-name="P96"><text:span text:style-name="T23">/</text:span><text:span text:style-name="T43">I</text:span><text:span text:style-name="T29">ddn</text:span><text:span text:style-name="T43">:[</text:span><text:span text:style-name="T29">directory</text:span><text:span text:style-name="T43">]</text:span><text:span text:style-name="T159"><text:tab/>Specify a search path for include files (RSX180 version only.)</text:span></text:p>
      <text:p text:style-name="P145">Examples:</text:p>
      <text:p text:style-name="P109"><text:span text:style-name="T23">=TEST/L</text:span><text:tab/>Assemble TEST.MAC, place the object file in TEST.REL and a listing file in TEST.PRN</text:p>
      <text:p text:style-name="P109"><text:span text:style-name="T23">LAST=TEST/</text:span><text:span text:style-name="T33">U</text:span><text:span text:style-name="T46"><text:tab/></text:span>Assemble TEST.MAC <text:span text:style-name="T46">and</text:span> place the object file in LAST.REL. <text:span text:style-name="T46">No listing file will be generated. All undefined symbols will be declared as External.</text:span></text:p>
      <text:list xml:id="list234457854371467" text:continue-numbering="true" text:style-name="Outline">
        <text:list-item>
          <text:list>
            <text:list-item>
              <text:h text:style-name="P148" text:outline-level="2"><text:bookmark-start text:name="__RefHeading___Toc3595_2035133706"/><text:soft-page-break/>Source file format<text:bookmark-end text:name="__RefHeading___Toc3595_2035133706"/></text:h>
            </text:list-item>
          </text:list>
        </text:list-item>
      </text:list>
      <text:p text:style-name="P121">Input source lines of up to 1<text:span text:style-name="T81">60</text:span> characters in length are acceptable. ZSM4 preserves lower case letters in quoted strings and comments. All symbols, opcodes and pseudo-opcodes typed in lower case will be converted <text:span text:style-name="T80">internally </text:span>to upper case.</text:p>
      <text:list xml:id="list234456958298476" text:continue-numbering="true" text:style-name="Outline">
        <text:list-item>
          <text:list>
            <text:list-item>
              <text:list>
                <text:list-item>
                  <text:h text:style-name="Heading_20_3" text:outline-level="3"><text:bookmark-start text:name="__RefHeading___Toc3597_2035133706"/>Statements<text:bookmark-end text:name="__RefHeading___Toc3597_2035133706"/></text:h>
                </text:list-item>
              </text:list>
            </text:list-item>
          </text:list>
        </text:list-item>
      </text:list>
      <text:p text:style-name="Text_20_body">Source files input to ZSM4 consist of statements of the form:</text:p>
      <text:p text:style-name="P56"><text:tab/>[<text:span text:style-name="T64">label</text:span>[:[:]]] <text:s/>[<text:span text:style-name="T64">operator</text:span>] <text:s/>[<text:span text:style-name="T64">arguments</text:span>] <text:s/>[;<text:span text:style-name="T64">comment</text:span>]</text:p>
      <text:p text:style-name="P56"/>
      <text:p text:style-name="Text_20_body"><text:span text:style-name="T17">S</text:span>tatements <text:span text:style-name="T17">do not need to</text:span> begin in column 1. Multiple blanks or tabs may be used to improve readability.</text:p>
      <text:p text:style-name="Text_20_body">If a label is present, it is the first item in the statement and <text:span text:style-name="T17">can be immediately </text:span>followed by a colon. <text:span text:style-name="T17">If the label is the only item on a line, then the colon is mandatory.</text:span> If t<text:span text:style-name="T17">he label</text:span> is followed by two colons, it is declared as PUBLIC (see Section <text:bookmark-ref text:reference-format="chapter" text:ref-name="__RefHeading___Toc3633_2035133706">2.5.12</text:bookmark-ref>). For example:</text:p>
      <text:p text:style-name="P56"><text:tab/>FOO:: <text:s text:c="2"/>RET</text:p>
      <text:p text:style-name="P56"/>
      <text:p text:style-name="Text_20_body">is equivalent to</text:p>
      <text:p text:style-name="P56"><text:tab/>PUBLIC <text:s/>FOO</text:p>
      <text:p text:style-name="P56"><text:tab/>FOO: <text:s text:c="3"/>RET</text:p>
      <text:p text:style-name="P56"/>
      <text:p text:style-name="Text_20_body">The next item after the label, or the first item on the line if no label is present, is an operator. An operator may be a <text:span text:style-name="T17">Z80</text:span> mnemonic, pseudo-op, macro call or expression. The evaluation is as follows:</text:p>
      <text:list xml:id="list1065454429" text:style-name="L2">
        <text:list-item>
          <text:p text:style-name="P156">Macro call</text:p>
        </text:list-item>
        <text:list-item>
          <text:p text:style-name="P156">Mnemonic/Pseudo operation</text:p>
        </text:list-item>
        <text:list-item>
          <text:p text:style-name="P161">Expression</text:p>
        </text:list-item>
      </text:list>
      <text:p text:style-name="Text_20_body">The arguments following the operator will, of course, <text:span text:style-name="T18">v</text:span>ary in form according to the operator.</text:p>
      <text:p text:style-name="Text_20_body">A comment always begins with a semicolon and ends with a carriage return. A comment may be a line by itself or it may be appended to a line that contains a statement. Extended comments can be entered using the .COMMENT pseudo operation (see Section <text:bookmark-ref text:reference-format="chapter" text:ref-name="__RefHeading___Toc3657_2035133706">2.5.22</text:bookmark-ref>).</text:p>
      <text:list xml:id="list234456999944173" text:continue-list="list234456958298476" text:style-name="Outline">
        <text:list-item>
          <text:list>
            <text:list-item>
              <text:list>
                <text:list-item>
                  <text:h text:style-name="Heading_20_3" text:outline-level="3"><text:bookmark-start text:name="__RefHeading___Toc3599_2035133706"/>Symbols<text:bookmark-end text:name="__RefHeading___Toc3599_2035133706"/></text:h>
                </text:list-item>
              </text:list>
            </text:list-item>
          </text:list>
        </text:list-item>
      </text:list>
      <text:p text:style-name="Text_20_body">ZSM4 symbols may be of any length, however, only the first <text:span text:style-name="T48">12</text:span> characters are significant, <text:span text:style-name="T48">and in addition only the first six are stored in the object file (unless changed with the S option switch, see Section </text:span><text:span text:style-name="T48"><text:bookmark-ref text:reference-format="chapter" text:ref-name="__RefHeading___Toc3593_2035133706">2.2.1</text:bookmark-ref></text:span><text:span text:style-name="T48">)</text:span>. The following characters are legal in a symbol:</text:p>
      <text:p text:style-name="P56"><text:tab/>A-Z 0-9 $ . ? _ @</text:p>
      <text:p text:style-name="P56"/>
      <text:p text:style-name="Text_20_body"><text:soft-page-break/>A symbol may not start with a digit. When a symbol is read, lower case is translated into upper case. If a symbol reference is followed by <text:span text:style-name="T23">##</text:span> it is declared external (see also the EXTRN pseudo-op, Section <text:bookmark-ref text:reference-format="chapter" text:ref-name="__RefHeading___Toc3641_2035133706">2.5.14</text:bookmark-ref>).</text:p>
      <text:list xml:id="list234457195252954" text:continue-numbering="true" text:style-name="Outline">
        <text:list-item>
          <text:list>
            <text:list-item>
              <text:list>
                <text:list-item>
                  <text:h text:style-name="Heading_20_3" text:outline-level="3"><text:bookmark-start text:name="__RefHeading___Toc3601_2035133706"/>Numeric Constants<text:bookmark-end text:name="__RefHeading___Toc3601_2035133706"/></text:h>
                </text:list-item>
              </text:list>
            </text:list-item>
          </text:list>
        </text:list-item>
      </text:list>
      <text:p text:style-name="Text_20_body">The default base for numeric constants is decimal. This may be changed by the .RADIX pseudo-op (see Section <text:bookmark-ref text:reference-format="chapter" text:ref-name="__RefHeading___Toc3661_2035133706">2.5.25</text:bookmark-ref>). Any base from 2 (binary) to 16 (hexadecimal) may be selected. When the base is greater than 10, A-F are the digits following 9. If the first digit of a number is<text:tab/>not numeric, the number must be preceded by a zero.</text:p>
      <text:p text:style-name="Text_20_body">Numbers are 16-bit unsigned quantities. A number is always evaluated in the current radix unless one of the following special notations is used:</text:p>
      <text:p text:style-name="P60"><text:tab/><text:span text:style-name="T64">nnnn</text:span>B<text:tab/><text:span text:style-name="T2">Binary</text:span></text:p>
      <text:p text:style-name="P60"><text:tab/><text:span text:style-name="T64">nnnn</text:span>D<text:tab/><text:span text:style-name="T3">Decimal</text:span></text:p>
      <text:p text:style-name="P60"><text:tab/><text:span text:style-name="T64">nnnn</text:span>O<text:tab/><text:span text:style-name="T2">Octal</text:span></text:p>
      <text:p text:style-name="P61"><text:tab/><text:span text:style-name="T64">nnnn</text:span>Q<text:tab/><text:span text:style-name="T2">Octal</text:span></text:p>
      <text:p text:style-name="P60"><text:tab/><text:span text:style-name="T64">nnnn</text:span>H<text:tab/><text:span text:style-name="T2">Hexadecimal</text:span></text:p>
      <text:p text:style-name="P56"/>
      <text:p text:style-name="Text_20_body">Overflow of a number beyond two bytes is ignored and the result is the low order 16-bits.</text:p>
      <text:p text:style-name="Text_20_body">A character constant is a string comprised of zero, one or two ASCII characters, delimited by quotation marks, and used in a non-simple expression. For example, in the statement</text:p>
      <text:p text:style-name="P56"><text:tab/>DB<text:tab/>'A'+1</text:p>
      <text:p text:style-name="P56"/>
      <text:p text:style-name="Text_20_body">'A' is a character constant. But the statement</text:p>
      <text:p text:style-name="P56"><text:tab/>DB<text:tab/>'A'</text:p>
      <text:p text:style-name="P56"/>
      <text:p text:style-name="Text_20_body">uses 'A' as a string because it is in a simple expression. The rules for character constant delimiters are the same as for strings.</text:p>
      <text:p text:style-name="Text_20_body">A character constant comprised of one character has as its value the ASCII value of that character. That is, the high order byte of the value is zero, and the low order byte is the ASCII value of the character. For example, the value of the constant 'A' is 41H.</text:p>
      <text:p text:style-name="Text_20_body">A character constant comprised of two characters has as its value the ASCII value of the first character in the <text:span text:style-name="T67">low</text:span> order byte and the ASCI<text:span text:style-name="T18">I</text:span> value of the second character in the <text:span text:style-name="T67">high</text:span> order byte. For example, the value of the character constant 'AB' is 41H<text:span text:style-name="T92">+42H</text:span>*256.</text:p>
      <text:list xml:id="list234457760753047" text:continue-numbering="true" text:style-name="Outline">
        <text:list-item>
          <text:list>
            <text:list-item>
              <text:list>
                <text:list-item>
                  <text:h text:style-name="Heading_20_3" text:outline-level="3"><text:bookmark-start text:name="__RefHeading___Toc3603_2035133706"/>Strings<text:bookmark-end text:name="__RefHeading___Toc3603_2035133706"/></text:h>
                </text:list-item>
              </text:list>
            </text:list-item>
          </text:list>
        </text:list-item>
      </text:list>
      <text:p text:style-name="Text_20_body">A string is comprised of zero or more characters delimited by quotation marks. Either single or double quotes may be used as string delimiters. The delimiter quotes may be used as characters if they appear twice for every character occurrence desired. For example, the statement</text:p>
      <text:p text:style-name="P56"><text:soft-page-break/><text:tab/>DB<text:tab/>"I am ""great"" today"</text:p>
      <text:p text:style-name="P56"/>
      <text:p text:style-name="Text_20_body">stores the string</text:p>
      <text:p text:style-name="P56"><text:tab/>I am "great" today</text:p>
      <text:p text:style-name="P56"/>
      <text:p text:style-name="Text_20_body">If there are zero characters between the delimiters, the string is a null string.</text:p>
      <text:list xml:id="list234456938699178" text:continue-numbering="true" text:style-name="Outline">
        <text:list-item>
          <text:list>
            <text:list-item>
              <text:h text:style-name="Heading_20_2" text:outline-level="2"><text:bookmark-start text:name="__RefHeading___Toc3605_2035133706"/>E<text:span text:style-name="T133">xpression Evaluation</text:span><text:bookmark-end text:name="__RefHeading___Toc3605_2035133706"/></text:h>
              <text:list>
                <text:list-item>
                  <text:h text:style-name="Heading_20_3" text:outline-level="3"><text:bookmark-start text:name="__RefHeading___Toc3607_2035133706"/>Arithmetic <text:span text:style-name="T133">a</text:span>nd Logical Operators<text:bookmark-end text:name="__RefHeading___Toc3607_2035133706"/></text:h>
                </text:list-item>
              </text:list>
            </text:list-item>
          </text:list>
        </text:list-item>
      </text:list>
      <text:p text:style-name="P18">The following <text:span text:style-name="T98">table list the allowed </text:span>operators a<text:span text:style-name="T98">nd their precedence</text:span>:</text:p>
      <table:table table:name="Table3" table:style-name="Table3">
        <table:table-column table:style-name="Table3.A"/>
        <table:table-column table:style-name="Table3.B"/>
        <table:table-column table:style-name="Table3.C"/>
        <table:table-row table:style-name="TableLine93872345320528">
          <table:table-cell table:style-name="Table3.A1" office:value-type="string">
            <text:p text:style-name="P84">Operator</text:p>
          </table:table-cell>
          <table:table-cell table:style-name="Table3.A1" office:value-type="string">
            <text:p text:style-name="P84">Function</text:p>
          </table:table-cell>
          <table:table-cell table:style-name="Table3.C1" office:value-type="string">
            <text:p text:style-name="P84">Precedence</text:p>
          </table:table-cell>
        </table:table-row>
        <table:table-row table:style-name="TableLine93872345490976">
          <table:table-cell table:style-name="Table3.A3" office:value-type="string">
            <text:p text:style-name="P85">NUL</text:p>
          </table:table-cell>
          <table:table-cell table:style-name="Table3.B3" office:value-type="string">
            <text:p text:style-name="P85">Test for Null argument</text:p>
          </table:table-cell>
          <table:table-cell table:style-name="Table3.C3" office:value-type="string">
            <text:p text:style-name="P85">1</text:p>
          </table:table-cell>
        </table:table-row>
        <table:table-row table:style-name="TableLine93872345492848">
          <table:table-cell table:style-name="Table3.A3" office:value-type="string">
            <text:p text:style-name="P84">LOW</text:p>
          </table:table-cell>
          <table:table-cell table:style-name="Table3.B3" office:value-type="string">
            <text:p text:style-name="P84">Take LOW byte</text:p>
          </table:table-cell>
          <table:table-cell table:style-name="Table3.C3" office:value-type="string">
            <text:p text:style-name="P85">2</text:p>
          </table:table-cell>
        </table:table-row>
        <table:table-row table:style-name="TableLine93872345493664">
          <table:table-cell table:style-name="Table3.A4" office:value-type="string">
            <text:p text:style-name="P84">HIGH</text:p>
          </table:table-cell>
          <table:table-cell table:style-name="Table3.B4" office:value-type="string">
            <text:p text:style-name="P84">Take HIGH byte</text:p>
          </table:table-cell>
          <table:table-cell table:style-name="Table3.C4" office:value-type="string">
            <text:p text:style-name="P85">2</text:p>
          </table:table-cell>
        </table:table-row>
        <table:table-row table:style-name="TableLine93872345496208">
          <table:table-cell table:style-name="Table3.A16" office:value-type="string">
            <text:p text:style-name="P75">*</text:p>
          </table:table-cell>
          <table:table-cell table:style-name="Table3.B16" office:value-type="string">
            <text:p text:style-name="P84">Unsigned Multiply</text:p>
          </table:table-cell>
          <table:table-cell table:style-name="Table3.C16" office:value-type="string">
            <text:p text:style-name="P85">3</text:p>
          </table:table-cell>
        </table:table-row>
        <table:table-row table:style-name="TableLine93872345498864">
          <table:table-cell table:style-name="Table3.A16" office:value-type="string">
            <text:p text:style-name="P75">/</text:p>
          </table:table-cell>
          <table:table-cell table:style-name="Table3.B16" office:value-type="string">
            <text:p text:style-name="P84">Unsigned Divide</text:p>
          </table:table-cell>
          <table:table-cell table:style-name="Table3.C16" office:value-type="string">
            <text:p text:style-name="P85">3</text:p>
          </table:table-cell>
        </table:table-row>
        <table:table-row table:style-name="TableLine93872345500064">
          <table:table-cell table:style-name="Table3.A16" office:value-type="string">
            <text:p text:style-name="P84">MOD</text:p>
          </table:table-cell>
          <table:table-cell table:style-name="Table3.B16" office:value-type="string">
            <text:p text:style-name="P84">Unsigned Module</text:p>
          </table:table-cell>
          <table:table-cell table:style-name="Table3.C16" office:value-type="string">
            <text:p text:style-name="P85">3</text:p>
          </table:table-cell>
        </table:table-row>
        <table:table-row table:style-name="TableLine93872345501040">
          <table:table-cell table:style-name="Table3.A16" office:value-type="string">
            <text:p text:style-name="P84">SHR</text:p>
          </table:table-cell>
          <table:table-cell table:style-name="Table3.B16" office:value-type="string">
            <text:p text:style-name="P84">Shift Right</text:p>
          </table:table-cell>
          <table:table-cell table:style-name="Table3.C16" office:value-type="string">
            <text:p text:style-name="P85">3</text:p>
          </table:table-cell>
        </table:table-row>
        <table:table-row table:style-name="TableLine93872345502016">
          <table:table-cell table:style-name="Table3.A16" office:value-type="string">
            <text:p text:style-name="P84">SHL</text:p>
          </table:table-cell>
          <table:table-cell table:style-name="Table3.B16" office:value-type="string">
            <text:p text:style-name="P84">Shift Left</text:p>
          </table:table-cell>
          <table:table-cell table:style-name="Table3.C16" office:value-type="string">
            <text:p text:style-name="P85">3</text:p>
          </table:table-cell>
        </table:table-row>
        <table:table-row table:style-name="TableLine93872345502912">
          <table:table-cell table:style-name="Table3.A16" office:value-type="string">
            <text:p text:style-name="P84">-</text:p>
          </table:table-cell>
          <table:table-cell table:style-name="Table3.B16" office:value-type="string">
            <text:p text:style-name="P84">Unary Minus</text:p>
          </table:table-cell>
          <table:table-cell table:style-name="Table3.C16" office:value-type="string">
            <text:p text:style-name="P85">4</text:p>
          </table:table-cell>
        </table:table-row>
        <table:table-row table:style-name="TableLine93872345503888">
          <table:table-cell table:style-name="Table3.A16" office:value-type="string">
            <text:p text:style-name="P84">+</text:p>
          </table:table-cell>
          <table:table-cell table:style-name="Table3.B16" office:value-type="string">
            <text:p text:style-name="P84">Add</text:p>
          </table:table-cell>
          <table:table-cell table:style-name="Table3.C16" office:value-type="string">
            <text:p text:style-name="P85">5</text:p>
          </table:table-cell>
        </table:table-row>
        <table:table-row table:style-name="TableLine93872345499600">
          <table:table-cell table:style-name="Table3.A16" office:value-type="string">
            <text:p text:style-name="P75">-</text:p>
          </table:table-cell>
          <table:table-cell table:style-name="Table3.B16" office:value-type="string">
            <text:p text:style-name="P84">Subtract</text:p>
          </table:table-cell>
          <table:table-cell table:style-name="Table3.C16" office:value-type="string">
            <text:p text:style-name="P85">5</text:p>
          </table:table-cell>
        </table:table-row>
        <table:table-row table:style-name="TableLine93872345505568">
          <table:table-cell table:style-name="Table3.A16" office:value-type="string">
            <text:p text:style-name="P84">EQ</text:p>
          </table:table-cell>
          <table:table-cell table:style-name="Table3.B16" office:value-type="string">
            <text:p text:style-name="P84">Equal</text:p>
          </table:table-cell>
          <table:table-cell table:style-name="Table3.C16" office:value-type="string">
            <text:p text:style-name="P85">6</text:p>
          </table:table-cell>
        </table:table-row>
        <table:table-row table:style-name="TableLine93872345506544">
          <table:table-cell table:style-name="Table3.A16" office:value-type="string">
            <text:p text:style-name="P84">NE</text:p>
          </table:table-cell>
          <table:table-cell table:style-name="Table3.B16" office:value-type="string">
            <text:p text:style-name="P84">Not Equal</text:p>
          </table:table-cell>
          <table:table-cell table:style-name="Table3.C16" office:value-type="string">
            <text:p text:style-name="P85">6</text:p>
          </table:table-cell>
        </table:table-row>
        <table:table-row table:style-name="TableLine93872345507520">
          <table:table-cell table:style-name="Table3.A16" office:value-type="string">
            <text:p text:style-name="P84">LT</text:p>
          </table:table-cell>
          <table:table-cell table:style-name="Table3.B16" office:value-type="string">
            <text:p text:style-name="P84">Less Than</text:p>
          </table:table-cell>
          <table:table-cell table:style-name="Table3.C16" office:value-type="string">
            <text:p text:style-name="P85">6</text:p>
          </table:table-cell>
        </table:table-row>
        <table:table-row table:style-name="TableLine93872345508496">
          <table:table-cell table:style-name="Table3.A16" office:value-type="string">
            <text:p text:style-name="P84">LE</text:p>
          </table:table-cell>
          <table:table-cell table:style-name="Table3.B16" office:value-type="string">
            <text:p text:style-name="P84">Less Than or Equal</text:p>
          </table:table-cell>
          <table:table-cell table:style-name="Table3.C16" office:value-type="string">
            <text:p text:style-name="P85">6</text:p>
          </table:table-cell>
        </table:table-row>
        <table:table-row table:style-name="TableLine93872345509472">
          <table:table-cell table:style-name="Table3.A22" office:value-type="string">
            <text:p text:style-name="P84">GT</text:p>
          </table:table-cell>
          <table:table-cell table:style-name="Table3.B22" office:value-type="string">
            <text:p text:style-name="P84">Greater Than</text:p>
          </table:table-cell>
          <table:table-cell table:style-name="Table3.C22" office:value-type="string">
            <text:p text:style-name="P85">6</text:p>
          </table:table-cell>
        </table:table-row>
        <table:table-row table:style-name="TableLine93872345512288">
          <table:table-cell table:style-name="Table3.A22" office:value-type="string">
            <text:p text:style-name="P84">GE</text:p>
          </table:table-cell>
          <table:table-cell table:style-name="Table3.B22" office:value-type="string">
            <text:p text:style-name="P84">Greater Than or Equal</text:p>
          </table:table-cell>
          <table:table-cell table:style-name="Table3.C22" office:value-type="string">
            <text:p text:style-name="P85">6</text:p>
          </table:table-cell>
        </table:table-row>
        <table:table-row table:style-name="TableLine93872345513264">
          <table:table-cell table:style-name="Table3.A22" office:value-type="string">
            <text:p text:style-name="P84">LESS</text:p>
          </table:table-cell>
          <table:table-cell table:style-name="Table3.B22" office:value-type="string">
            <text:p text:style-name="P84">Signed Less Than</text:p>
          </table:table-cell>
          <table:table-cell table:style-name="Table3.C22" office:value-type="string">
            <text:p text:style-name="P85">6</text:p>
          </table:table-cell>
        </table:table-row>
        <table:table-row table:style-name="TableLine93872345514240">
          <table:table-cell table:style-name="Table3.A22" office:value-type="string">
            <text:p text:style-name="P84">NOT</text:p>
          </table:table-cell>
          <table:table-cell table:style-name="Table3.B22" office:value-type="string">
            <text:p text:style-name="P84">Bitwise Not</text:p>
          </table:table-cell>
          <table:table-cell table:style-name="Table3.C22" office:value-type="string">
            <text:p text:style-name="P85">7</text:p>
          </table:table-cell>
        </table:table-row>
        <table:table-row table:style-name="TableLine93872345515216">
          <table:table-cell table:style-name="Table3.A22" office:value-type="string">
            <text:p text:style-name="P84">AND</text:p>
          </table:table-cell>
          <table:table-cell table:style-name="Table3.B22" office:value-type="string">
            <text:p text:style-name="P84">Bitwise And</text:p>
          </table:table-cell>
          <table:table-cell table:style-name="Table3.C22" office:value-type="string">
            <text:p text:style-name="P85">8</text:p>
          </table:table-cell>
        </table:table-row>
        <table:table-row table:style-name="TableLine93872345516192">
          <table:table-cell table:style-name="Table3.A22" office:value-type="string">
            <text:p text:style-name="P84">OR</text:p>
          </table:table-cell>
          <table:table-cell table:style-name="Table3.B22" office:value-type="string">
            <text:p text:style-name="P84">Bitwise Or</text:p>
          </table:table-cell>
          <table:table-cell table:style-name="Table3.C22" office:value-type="string">
            <text:p text:style-name="P85">9</text:p>
          </table:table-cell>
        </table:table-row>
        <table:table-row table:style-name="TableLine93872345517168">
          <table:table-cell table:style-name="Table3.A23" office:value-type="string">
            <text:p text:style-name="P84">XOR</text:p>
          </table:table-cell>
          <table:table-cell table:style-name="Table3.B23" office:value-type="string">
            <text:p text:style-name="P84">Bitwise Exclusive Or</text:p>
          </table:table-cell>
          <table:table-cell table:style-name="Table3.C23" office:value-type="string">
            <text:p text:style-name="P85">9</text:p>
          </table:table-cell>
        </table:table-row>
      </table:table>
      <text:p text:style-name="P19"><text:soft-page-break/></text:p>
      <text:p text:style-name="Text_20_body">Par<text:span text:style-name="T18">e</text:span>nthes<text:span text:style-name="T47">e</text:span>s are used to change the order of precedence. During evaluation of an expression, as soon as a new operator is encountered that has precedence less than or equal to the last operator encountered, all operations up to the new operator are performed. That is, sub-expressions involving operators of higher precedence are computed first.</text:p>
      <text:p text:style-name="Text_20_body">All operators except +, -, *, / must be separated from their operands by at least one space.</text:p>
      <text:p text:style-name="Text_20_body">The byte isolation operators (HIGH, LOW) isolate the high or low order 8 bits of an Absolute 16-bit value. If a relocatable value is supplied as an operand, HIGH and LOW will treat it as if it were relative to location zero.</text:p>
      <text:list xml:id="list234457623363720" text:continue-numbering="true" text:style-name="Outline">
        <text:list-item>
          <text:list>
            <text:list-item>
              <text:list>
                <text:list-item>
                  <text:h text:style-name="Heading_20_3" text:outline-level="3"><text:bookmark-start text:name="__RefHeading___Toc3609_2035133706"/>Modes<text:bookmark-end text:name="__RefHeading___Toc3609_2035133706"/></text:h>
                </text:list-item>
              </text:list>
            </text:list-item>
          </text:list>
        </text:list-item>
      </text:list>
      <text:p text:style-name="Text_20_body">All symbols used as operands in expressions are in one of the following modes: Absolute, Data Relative, Program (Code) Relative or COMMON. (See Section <text:bookmark-ref text:reference-format="chapter" text:ref-name="__RefHeading___Toc3613_2035133706">2.5</text:bookmark-ref><text:s/>for the ASEG, CSEG, DSEG and COMMON pseudo-ops.) Symbols assembled under the ASEG, CSEG (default), or DSEG pseudo-ops are in Absolute, Code Relative or Data Relative mode respectively.</text:p>
      <text:p text:style-name="Text_20_body">The number of COMMON modes in a program is determined by the number of COMMON blocks that have been named with the COMMON pseudo-op. Two COMMON symbols are not in the same mode unless they are in the same COMMON block. In any operation other than addition or subtraction, the mode of both operands must be Absolute.</text:p>
      <text:p text:style-name="Text_20_body">If the operation is addition, the following rules apply:</text:p>
      <text:list xml:id="list411634680" text:style-name="L3">
        <text:list-item>
          <text:p text:style-name="P157">At least one of the operands must be Absolute.</text:p>
        </text:list-item>
        <text:list-item>
          <text:p text:style-name="P162">Absolute + <text:span text:style-name="T64">mode</text:span> = <text:span text:style-name="T64">mode</text:span></text:p>
        </text:list-item>
      </text:list>
      <text:p text:style-name="Text_20_body">If the operation is subtraction, the following rules apply:</text:p>
      <text:list xml:id="list3048086314" text:style-name="L4">
        <text:list-item>
          <text:p text:style-name="P158"><text:span text:style-name="T64">mode</text:span> - Absolute = <text:span text:style-name="T64">mode</text:span></text:p>
        </text:list-item>
        <text:list-item>
          <text:p text:style-name="P163"><text:span text:style-name="T64">mode</text:span> - <text:span text:style-name="T64">mode</text:span> = Absolute</text:p>
        </text:list-item>
      </text:list>
      <text:p text:style-name="Text_20_body">where the two <text:span text:style-name="T64">mode</text:span>s are the same.</text:p>
      <text:p text:style-name="Text_20_body">Each intermediate step in the evaluation of an expression must conform to the above rules for modes, or an error will be generated. For example, if FOO, BAZ and ZAZ are three Program Relative symbols, the <text:span text:style-name="T19">e</text:span>xpression</text:p>
      <text:p text:style-name="P56"><text:tab/>FOO + (BAZ - ZAZ)</text:p>
      <text:p text:style-name="P56"/>
      <text:p text:style-name="Text_20_body">i<text:span text:style-name="T19">s</text:span> legal because the first step (BAZ - ZAZ) generates an Absolute value that is then added to the Program Relative value, FOO.</text:p>
      <text:list xml:id="list234457202261756" text:continue-list="list234457623363720" text:style-name="Outline">
        <text:list-item>
          <text:list>
            <text:list-item>
              <text:list>
                <text:list-item>
                  <text:h text:style-name="Heading_20_3" text:outline-level="3"><text:bookmark-start text:name="__RefHeading___Toc3611_2035133706"/><text:soft-page-break/>Externals<text:bookmark-end text:name="__RefHeading___Toc3611_2035133706"/></text:h>
                </text:list-item>
              </text:list>
            </text:list-item>
          </text:list>
        </text:list-item>
      </text:list>
      <text:p text:style-name="Text_20_body">Aside from its classification by mode, a symbol is either External or not External. (See EXTRN, Section <text:bookmark-ref text:reference-format="chapter" text:ref-name="__RefHeading___Toc3641_2035133706">2.5.14</text:bookmark-ref>.) An External value must be assembled into a two-byte field (<text:span text:style-name="T57">s</text:span>inge-byte Externals are not supported.) The following rules apply to the use of Externals in expressions:</text:p>
      <text:list xml:id="list3779417474" text:style-name="L5">
        <text:list-item>
          <text:p text:style-name="P159">Externals are legal only in addition and subtraction.</text:p>
        </text:list-item>
        <text:list-item>
          <text:p text:style-name="P159">If an External symbol is used in an expression, the result of the expression is always External.</text:p>
        </text:list-item>
        <text:list-item>
          <text:p text:style-name="P159">When the operation is addition, either operand (but not both) may be External.</text:p>
        </text:list-item>
        <text:list-item>
          <text:p text:style-name="P164">When the operation is subtraction, only the first operand may be External.</text:p>
        </text:list-item>
      </text:list>
      <text:list xml:id="list234457219881890" text:continue-list="list234457202261756" text:style-name="Outline">
        <text:list-item>
          <text:list>
            <text:list-item>
              <text:h text:style-name="Heading_20_2" text:outline-level="2"><text:bookmark-start text:name="__RefHeading___Toc3613_2035133706"/>P<text:span text:style-name="T48">seudo operators</text:span><text:bookmark-end text:name="__RefHeading___Toc3613_2035133706"/></text:h>
              <text:list>
                <text:list-item>
                  <text:h text:style-name="Heading_20_3" text:outline-level="3"><text:bookmark-start text:name="__RefHeading___Toc3615_2035133706"/>ASEG<text:bookmark-end text:name="__RefHeading___Toc3615_2035133706"/></text:h>
                </text:list-item>
              </text:list>
            </text:list-item>
          </text:list>
        </text:list-item>
      </text:list>
      <text:p text:style-name="P21">Syntax:</text:p>
      <text:p text:style-name="P56"><text:tab/><text:span text:style-name="T99">ASEG</text:span></text:p>
      <text:p text:style-name="P56"/>
      <text:p text:style-name="Text_20_body">ASEG sets the location counter to an absolute segment of memory. The location of the absolute counter will be that of the last ASEG (default is 0), unless an ORG is done after the ASEG to change the location. The effect of ASEG is also achieved by using the code segment (CSEG) pseudo operation and the <text:span text:style-name="T20">[</text:span>P<text:span text:style-name="T20">]</text:span> switch in <text:span text:style-name="T20">DR's </text:span>LINK. See also <text:span text:style-name="T93">S</text:span>ection <text:bookmark-ref text:reference-format="chapter" text:ref-name="__RefHeading___Toc3679_2035133706">2.5.30</text:bookmark-ref>.</text:p>
      <text:list xml:id="list234456937176761" text:continue-numbering="true" text:style-name="Outline">
        <text:list-item>
          <text:list>
            <text:list-item>
              <text:list>
                <text:list-item>
                  <text:h text:style-name="Heading_20_3" text:outline-level="3"><text:bookmark-start text:name="__RefHeading___Toc3617_2035133706"/>COMMON<text:bookmark-end text:name="__RefHeading___Toc3617_2035133706"/></text:h>
                </text:list-item>
              </text:list>
            </text:list-item>
          </text:list>
        </text:list-item>
      </text:list>
      <text:p text:style-name="P21">Syntax:</text:p>
      <text:p text:style-name="P56"><text:tab/><text:span text:style-name="T99">COMMON</text:span> <text:span text:style-name="T119">/</text:span><text:span text:style-name="T64">blockname</text:span>/</text:p>
      <text:p text:style-name="P56"/>
      <text:p text:style-name="Text_20_body">COMMON sets the location counter to the selected common block in memory. The location is always the beginning of the area so that compatibility with the FORTRAN COMMON statement is maintained. If <text:span text:style-name="T64">blockname</text:span> is omitted or consists of spaces, it is considered to be blank common. See also Section <text:bookmark-ref text:reference-format="chapter" text:ref-name="__RefHeading___Toc3679_2035133706">2.5.30</text:bookmark-ref>.</text:p>
      <text:list xml:id="list234457111394050" text:continue-numbering="true" text:style-name="Outline">
        <text:list-item>
          <text:list>
            <text:list-item>
              <text:list>
                <text:list-item>
                  <text:h text:style-name="Heading_20_3" text:outline-level="3"><text:bookmark-start text:name="__RefHeading___Toc3619_2035133706"/>CSEG<text:bookmark-end text:name="__RefHeading___Toc3619_2035133706"/></text:h>
                </text:list-item>
              </text:list>
            </text:list-item>
          </text:list>
        </text:list-item>
      </text:list>
      <text:p text:style-name="P21">Syntax:</text:p>
      <text:p text:style-name="P56"><text:tab/><text:span text:style-name="T99">CSEG</text:span></text:p>
      <text:p text:style-name="P56"/>
      <text:p text:style-name="Text_20_body">CSEG sets the location counter to the code relative segment of memory. The location will be that of the last CSEG (default is 0), unless an ORG is done after the CSEG to change the location. CSEG is the default condition of the assembler <text:span text:style-name="T47">(s</text:span>ee also Section <text:bookmark-ref text:reference-format="chapter" text:ref-name="__RefHeading___Toc3679_2035133706">2.5.30</text:bookmark-ref>.<text:span text:style-name="T47">)</text:span></text:p>
      <text:list xml:id="list234457135819737" text:continue-numbering="true" text:style-name="Outline">
        <text:list-item>
          <text:list>
            <text:list-item>
              <text:list>
                <text:list-item>
                  <text:h text:style-name="Heading_20_3" text:outline-level="3"><text:bookmark-start text:name="__RefHeading___Toc3621_2035133706"/><text:soft-page-break/><text:span text:style-name="T48">DEFB, DEFM, </text:span>DB <text:span text:style-name="T57">(</text:span>Define Byte<text:span text:style-name="T57">)</text:span><text:bookmark-end text:name="__RefHeading___Toc3621_2035133706"/></text:h>
                </text:list-item>
              </text:list>
            </text:list-item>
          </text:list>
        </text:list-item>
      </text:list>
      <text:p text:style-name="P21">Syntax:</text:p>
      <text:p text:style-name="P56"><text:tab/><text:span text:style-name="T99">DB</text:span><text:tab/><text:span text:style-name="T64">exp</text:span>[,<text:span text:style-name="T64">exp</text:span>...]<text:span text:style-name="T120">[,</text:span><text:span text:style-name="T74">string</text:span><text:span text:style-name="T120">...]</text:span></text:p>
      <text:p text:style-name="P56"><text:tab/><text:span text:style-name="T99">DB</text:span><text:tab/><text:span text:style-name="T64">string</text:span>[,<text:span text:style-name="T64">string</text:span>...]<text:span text:style-name="T120">[,</text:span><text:span text:style-name="T74">exp</text:span><text:span text:style-name="T120">...]</text:span></text:p>
      <text:p text:style-name="P65"><text:tab/><text:span text:style-name="T99">D</text:span><text:span text:style-name="T100">EF</text:span><text:span text:style-name="T99">B</text:span><text:tab/><text:span text:style-name="T64">exp</text:span>[,<text:span text:style-name="T64">exp</text:span>...]<text:span text:style-name="T120">[,</text:span><text:span text:style-name="T74">string</text:span><text:span text:style-name="T120">...]</text:span></text:p>
      <text:p text:style-name="P65"><text:tab/><text:span text:style-name="T99">D</text:span><text:span text:style-name="T100">EF</text:span><text:span text:style-name="T99">B</text:span><text:tab/><text:span text:style-name="T64">string</text:span>[,<text:span text:style-name="T64">string</text:span>...]<text:span text:style-name="T120">[,</text:span><text:span text:style-name="T74">exp</text:span><text:span text:style-name="T120">...]</text:span></text:p>
      <text:p text:style-name="P62"><text:tab/><text:span text:style-name="T99">D</text:span><text:span text:style-name="T100">EFM</text:span><text:tab/><text:span text:style-name="T64">string</text:span>[,<text:span text:style-name="T64">string</text:span>...]</text:p>
      <text:p text:style-name="P56"/>
      <text:p text:style-name="Text_20_body">The arguments to DB are either expressions or strings. DB stores the values of the expressions or the characters of the strings in successive memory locations beginning with the current location counter.</text:p>
      <text:p text:style-name="Text_20_body">Expressions must evaluate to one byte. (if the high byte of the result is 0 or 255, no error is given; otherwise, an A error results.)</text:p>
      <text:p text:style-name="Text_20_body">Strings of three or more characters may not be used in expressions (i.e., they must be immediately followed by a comma or the end of the line). The characters in a string are stored in the order of appearance, each as a one-byte value with the high order bit set to zero.</text:p>
      <text:list xml:id="list234457656221972" text:continue-numbering="true" text:style-name="Outline">
        <text:list-item>
          <text:list>
            <text:list-item>
              <text:list>
                <text:list-item>
                  <text:h text:style-name="Heading_20_3" text:outline-level="3"><text:bookmark-start text:name="__RefHeading___Toc3623_2035133706"/><text:span text:style-name="T48">DEFC, </text:span>DC <text:span text:style-name="T57">(</text:span>Define Character<text:span text:style-name="T57">)</text:span><text:bookmark-end text:name="__RefHeading___Toc3623_2035133706"/></text:h>
                </text:list-item>
              </text:list>
            </text:list-item>
          </text:list>
        </text:list-item>
      </text:list>
      <text:p text:style-name="P21">Syntax:</text:p>
      <text:p text:style-name="P56"><text:tab/><text:span text:style-name="T99">DC</text:span><text:tab/><text:span text:style-name="T64">string</text:span></text:p>
      <text:p text:style-name="P62"><text:tab/><text:span text:style-name="T99">D</text:span><text:span text:style-name="T100">EF</text:span><text:span text:style-name="T99">C</text:span><text:tab/><text:span text:style-name="T64">string</text:span></text:p>
      <text:p text:style-name="P62"/>
      <text:p text:style-name="Text_20_body">DC stores the characters in <text:span text:style-name="T64">string</text:span> in successive memory locations beginning with the current location counter. As with DB, characters are stored in order of appearance, each as a one-byte value with the high order bit set to zero. However, DC stores the last character of the string with the high order bit set to one. An error will result if the argument to DC is a null string.</text:p>
      <text:list xml:id="list234457196882110" text:continue-numbering="true" text:style-name="Outline">
        <text:list-item>
          <text:list>
            <text:list-item>
              <text:list>
                <text:list-item>
                  <text:h text:style-name="P149" text:outline-level="3"><text:bookmark-start text:name="__RefHeading___Toc3979_1519430215"/><text:span text:style-name="T49">DEFL, A</text:span>SET <text:span text:style-name="T161">(Define Label)</text:span><text:bookmark-end text:name="__RefHeading___Toc3979_1519430215"/></text:h>
                </text:list-item>
              </text:list>
            </text:list-item>
          </text:list>
        </text:list-item>
      </text:list>
      <text:p text:style-name="P24">Syntax:</text:p>
      <text:p text:style-name="P67"><text:tab/><text:span text:style-name="T64">name</text:span> <text:span text:style-name="T104">ASET</text:span><text:span text:style-name="T117"> </text:span><text:span text:style-name="T64">exp</text:span></text:p>
      <text:p text:style-name="P67"><text:tab/><text:span text:style-name="T64">name</text:span> <text:span text:style-name="T105">DEFL</text:span><text:span text:style-name="T49"> </text:span><text:span text:style-name="T64">exp</text:span></text:p>
      <text:p text:style-name="P67"/>
      <text:p text:style-name="P55"><text:span text:style-name="T49">DEFL</text:span> is the same as EQU, except <text:span text:style-name="T49">that</text:span> no error is generated if <text:span text:style-name="T64">name</text:span> is already defined. <text:span text:style-name="T49">DEFL and ASET are synonymous.</text:span></text:p>
      <text:list xml:id="list234457971512566" text:continue-numbering="true" text:style-name="Outline">
        <text:list-item>
          <text:list>
            <text:list-item>
              <text:list>
                <text:list-item>
                  <text:h text:style-name="P149" text:outline-level="3"><text:bookmark-start text:name="__RefHeading___Toc3625_2035133706"/><text:span text:style-name="T48">DEFS, </text:span>DS <text:span text:style-name="T57">(</text:span>Define Space<text:span text:style-name="T57">)</text:span><text:bookmark-end text:name="__RefHeading___Toc3625_2035133706"/></text:h>
                </text:list-item>
              </text:list>
            </text:list-item>
          </text:list>
        </text:list-item>
      </text:list>
      <text:p text:style-name="P21">Syntax:</text:p>
      <text:p text:style-name="P56"><text:tab/><text:span text:style-name="T99">DS</text:span><text:tab/><text:span text:style-name="T64">exp</text:span></text:p>
      <text:p text:style-name="P62"><text:tab/><text:span text:style-name="T99">D</text:span><text:span text:style-name="T100">EF</text:span><text:span text:style-name="T99">S</text:span><text:tab/><text:span text:style-name="T64">exp</text:span></text:p>
      <text:p text:style-name="P62"><text:soft-page-break/></text:p>
      <text:p text:style-name="Text_20_body">DS reserves an area of memory. The value of <text:span text:style-name="T64">exp</text:span> gives the number of bytes to be allocated. All names used in <text:span text:style-name="T64">exp</text:span> must be previously defined (i.e., all names known at that point on pass 1). Otherwise, a V error is generated during pass 1 and a U error may be generated during pass 2. If a U error is no<text:span text:style-name="T47">t</text:span> generated during pass 2, a phase error will probably be generated because the DS generated no code on pass 1.</text:p>
      <text:list xml:id="list234457639909490" text:continue-numbering="true" text:style-name="Outline">
        <text:list-item>
          <text:list>
            <text:list-item>
              <text:list>
                <text:list-item>
                  <text:h text:style-name="P150" text:outline-level="3"><text:bookmark-start text:name="__RefHeading___Toc3744_2035133706"/><text:span text:style-name="T48">DEFW, </text:span>DW <text:span text:style-name="T57">(</text:span>Define Word<text:span text:style-name="T57">)</text:span><text:bookmark-end text:name="__RefHeading___Toc3744_2035133706"/></text:h>
                </text:list-item>
              </text:list>
            </text:list-item>
          </text:list>
        </text:list-item>
      </text:list>
      <text:p text:style-name="P115">Syntax:</text:p>
      <text:p text:style-name="P58"><text:tab/><text:span text:style-name="T99">DW</text:span><text:tab/><text:span text:style-name="T64">exp</text:span>[,<text:span text:style-name="T64">exp</text:span>...]</text:p>
      <text:p text:style-name="P62"><text:tab/><text:span text:style-name="T99">D</text:span><text:span text:style-name="T100">EF</text:span><text:span text:style-name="T99">W</text:span><text:tab/><text:span text:style-name="T64">exp</text:span>[,<text:span text:style-name="T64">exp</text:span>...]</text:p>
      <text:p text:style-name="P62"/>
      <text:p text:style-name="P3">DW stores the values of the expressions in successive memory locations beginning with the current location counter. Expressions are evaluated as 2-byte (word) values.</text:p>
      <text:list xml:id="list234457643306234" text:continue-numbering="true" text:style-name="Outline">
        <text:list-item>
          <text:list>
            <text:list-item>
              <text:list>
                <text:list-item>
                  <text:h text:style-name="P150" text:outline-level="3"><text:bookmark-start text:name="__RefHeading___Toc3746_2035133706"/><text:span text:style-name="T48">DEFZ (</text:span>Define <text:span text:style-name="T57">Zero-terminated string)</text:span><text:bookmark-end text:name="__RefHeading___Toc3746_2035133706"/></text:h>
                </text:list-item>
              </text:list>
            </text:list-item>
          </text:list>
        </text:list-item>
      </text:list>
      <text:p text:style-name="P21">Syntax:</text:p>
      <text:p text:style-name="P58"><text:tab/><text:span text:style-name="T99">D</text:span><text:span text:style-name="T101">EFZ</text:span><text:tab/><text:span text:style-name="T64">string</text:span></text:p>
      <text:p text:style-name="P58"/>
      <text:p text:style-name="P3">D<text:span text:style-name="T57">EFZ</text:span> stores the characters in <text:span text:style-name="T64">string</text:span> in successive memory locations beginning with the current location counter <text:span text:style-name="T57">and adds an extra zero byte at the end of the string.</text:span></text:p>
      <text:list xml:id="list234457974503375" text:continue-numbering="true" text:style-name="Outline">
        <text:list-item>
          <text:list>
            <text:list-item>
              <text:list>
                <text:list-item>
                  <text:h text:style-name="Heading_20_3" text:outline-level="3"><text:bookmark-start text:name="__RefHeading___Toc3627_2035133706"/>DSEG<text:bookmark-end text:name="__RefHeading___Toc3627_2035133706"/></text:h>
                </text:list-item>
              </text:list>
            </text:list-item>
          </text:list>
        </text:list-item>
      </text:list>
      <text:p text:style-name="P21">Syntax:</text:p>
      <text:p text:style-name="P56"><text:tab/><text:span text:style-name="T99">DSEG</text:span></text:p>
      <text:p text:style-name="P56"/>
      <text:p text:style-name="Text_20_body">DSEG sets the location counter to the Data Relative segment of memory. The location of the data relative counter wil be that of the last DSEG (default is 0), unless an ORG is done after the DSEG to change the location. See also Section <text:bookmark-ref text:reference-format="chapter" text:ref-name="__RefHeading___Toc3679_2035133706">2.5.30</text:bookmark-ref>.</text:p>
      <text:list xml:id="list234456775810875" text:continue-numbering="true" text:style-name="Outline">
        <text:list-item>
          <text:list>
            <text:list-item>
              <text:list>
                <text:list-item>
                  <text:h text:style-name="Heading_20_3" text:outline-level="3"><text:bookmark-start text:name="__RefHeading___Toc3631_2035133706"/>END<text:bookmark-end text:name="__RefHeading___Toc3631_2035133706"/></text:h>
                </text:list-item>
              </text:list>
            </text:list-item>
          </text:list>
        </text:list-item>
      </text:list>
      <text:p text:style-name="P21">Syntax:</text:p>
      <text:p text:style-name="P56"><text:tab/><text:span text:style-name="T99">END</text:span><text:tab/>[<text:span text:style-name="T64">exp</text:span>]</text:p>
      <text:p text:style-name="P56"/>
      <text:p text:style-name="Text_20_body">The END statement specifies the end of the program. If <text:span text:style-name="T64">exp</text:span> is present, it is the start address of the program. If <text:span text:style-name="T64">exp</text:span> is not present, then no start address is passed to <text:span text:style-name="T47">the linker</text:span> for that program.</text:p>
      <text:list xml:id="list234457672728417" text:continue-numbering="true" text:style-name="Outline">
        <text:list-item>
          <text:list>
            <text:list-item>
              <text:list>
                <text:list-item>
                  <text:h text:style-name="Heading_20_3" text:outline-level="3"><text:bookmark-start text:name="__RefHeading___Toc3633_2035133706"/><text:soft-page-break/>ENTRY, <text:span text:style-name="T116">GLOBAL, </text:span>PUBLIC<text:bookmark-end text:name="__RefHeading___Toc3633_2035133706"/></text:h>
                </text:list-item>
              </text:list>
            </text:list-item>
          </text:list>
        </text:list-item>
      </text:list>
      <text:p text:style-name="P22">Syntax:</text:p>
      <text:p text:style-name="P56"><text:tab/><text:span text:style-name="T99">ENTRY</text:span> <text:s text:c="2"/><text:span text:style-name="T64">name</text:span>[,<text:span text:style-name="T64">name</text:span>...]</text:p>
      <text:p text:style-name="P69"><text:span text:style-name="T1"><text:tab/></text:span><text:span text:style-name="T102">GLOBAL</text:span><text:span text:style-name="T1"> <text:s/></text:span><text:span text:style-name="T71">name</text:span><text:span text:style-name="T1">[,</text:span><text:span text:style-name="T71">name</text:span><text:span text:style-name="T1">...]</text:span></text:p>
      <text:p text:style-name="P69"><text:tab/><text:span text:style-name="T34">PUBLIC</text:span><text:span text:style-name="T23"> <text:s/></text:span><text:span text:style-name="T24">name</text:span><text:span text:style-name="T23">[,</text:span><text:span text:style-name="T24">name</text:span><text:span text:style-name="T23">...]</text:span></text:p>
      <text:p text:style-name="P70"/>
      <text:p text:style-name="Text_20_body">ENTRY, <text:span text:style-name="T116">GLOBAL</text:span> or PUBLIC declares each name in the list as internal and therefore available for use by this program and other programs to be loaded concurrently. All of the names in the list must be defined in the current program or a U error results. An M error is generated if the name is an <text:span text:style-name="T48">E</text:span>xternal name or <text:span text:style-name="T48">COMMON </text:span>block name.</text:p>
      <text:list xml:id="list234458393204008" text:continue-numbering="true" text:style-name="Outline">
        <text:list-item>
          <text:list>
            <text:list-item>
              <text:list>
                <text:list-item>
                  <text:h text:style-name="Heading_20_3" text:outline-level="3"><text:bookmark-start text:name="__RefHeading___Toc3639_2035133706"/>EQU<text:bookmark-end text:name="__RefHeading___Toc3639_2035133706"/></text:h>
                </text:list-item>
              </text:list>
            </text:list-item>
          </text:list>
        </text:list-item>
      </text:list>
      <text:p text:style-name="P23">Syntax:</text:p>
      <text:p text:style-name="P56"><text:tab/><text:span text:style-name="T64">name</text:span> <text:span text:style-name="T99">EQU</text:span> <text:span text:style-name="T64">exp</text:span></text:p>
      <text:p text:style-name="P56"/>
      <text:p text:style-name="Text_20_body">EQU assigns the value of <text:span text:style-name="T64">exp</text:span> to <text:span text:style-name="T64">name</text:span>. If <text:span text:style-name="T64">exp</text:span> is external, an error is generated. If <text:span text:style-name="T64">name</text:span> already has a value other than <text:span text:style-name="T64">exp</text:span>, an M error is generated.</text:p>
      <text:list xml:id="list234456377985799" text:continue-numbering="true" text:style-name="Outline">
        <text:list-item>
          <text:list>
            <text:list-item>
              <text:list>
                <text:list-item>
                  <text:h text:style-name="Heading_20_3" text:outline-level="3"><text:bookmark-start text:name="__RefHeading___Toc3641_2035133706"/>EXT, EXTRN<text:bookmark-end text:name="__RefHeading___Toc3641_2035133706"/></text:h>
                </text:list-item>
              </text:list>
            </text:list-item>
          </text:list>
        </text:list-item>
      </text:list>
      <text:p text:style-name="P23">Syntax:</text:p>
      <text:p text:style-name="P56"><text:tab/><text:span text:style-name="T99">EXT</text:span> <text:s text:c="4"/><text:span text:style-name="T64">name</text:span>[,<text:span text:style-name="T64">name</text:span>...]</text:p>
      <text:p text:style-name="Text_20_body"><text:tab/><text:span text:style-name="T34">EXTRN</text:span><text:span text:style-name="T23"> <text:s text:c="2"/></text:span><text:span text:style-name="T24">name</text:span><text:span text:style-name="T23">[,</text:span><text:span text:style-name="T24">name</text:span><text:span text:style-name="T23">...]</text:span></text:p>
      <text:p text:style-name="Text_20_body">EXT or EXTRN declares that the name(s) in the list are external (i.e., defined in a different program). If any item in the list references a name that is defined in the current program, an M error results. A reference to a name where the name is followed immediately by two pound signs (e.g., <text:span text:style-name="T23">NAME##</text:span>) also declares the name as external.</text:p>
      <text:list xml:id="list234457221648409" text:continue-numbering="true" text:style-name="Outline">
        <text:list-item>
          <text:list>
            <text:list-item>
              <text:list>
                <text:list-item>
                  <text:h text:style-name="P151" text:outline-level="3"><text:bookmark-start text:name="__RefHeading___Toc3981_1519430215"/>IDENT<text:bookmark-end text:name="__RefHeading___Toc3981_1519430215"/></text:h>
                </text:list-item>
              </text:list>
            </text:list-item>
          </text:list>
        </text:list-item>
      </text:list>
      <text:p text:style-name="P24">Syntax:</text:p>
      <text:p text:style-name="P67"><text:tab/><text:span text:style-name="T106">IDENT</text:span><text:span text:style-name="T117"> <text:s/>'</text:span><text:span text:style-name="T73">ide</text:span><text:span text:style-name="T72">n</text:span><text:span text:style-name="T73">t</text:span><text:span text:style-name="T117">'</text:span></text:p>
      <text:p text:style-name="P67"/>
      <text:p text:style-name="P55"><text:span text:style-name="T118">IDENT</text:span> defines a<text:span text:style-name="T118">n identification string</text:span> for the module <text:span text:style-name="T118">that can be used for version tracking</text:span>. Only the first six characters are significant.</text:p>
      <text:list xml:id="list234457749543751" text:continue-numbering="true" text:style-name="Outline">
        <text:list-item>
          <text:list>
            <text:list-item>
              <text:list>
                <text:list-item>
                  <text:h text:style-name="P149" text:outline-level="3"><text:bookmark-start text:name="__RefHeading___Toc3643_2035133706"/><text:soft-page-break/>INCLUDE, <text:span text:style-name="T117">MACLIB</text:span><text:bookmark-end text:name="__RefHeading___Toc3643_2035133706"/></text:h>
                </text:list-item>
              </text:list>
            </text:list-item>
          </text:list>
        </text:list-item>
      </text:list>
      <text:p text:style-name="P116">Syntax:</text:p>
      <text:p text:style-name="P56"><text:tab/><text:span text:style-name="T103">I</text:span><text:span text:style-name="T99">NCLUDE</text:span> <text:span text:style-name="T64">filename</text:span></text:p>
      <text:p text:style-name="P63"><text:tab/><text:span text:style-name="T104">MACLIB </text:span><text:s/><text:span text:style-name="T64">filename</text:span></text:p>
      <text:p text:style-name="P63"/>
      <text:p text:style-name="Text_20_body">The INCLUDE pseudo-op assembles source statements from an alternate source file into the current source file. Use of INCLUDE eliminates the need to repeat an<text:tab/>often-used sequence of statements in the current source file. <text:span text:style-name="T48">INCLUDE and MACLIB are synonymous.</text:span></text:p>
      <text:p text:style-name="Text_20_body"><text:span text:style-name="T64">filename</text:span> is any valid <text:span text:style-name="T48">file </text:span>specification, as determined by the operating system. Defaults for file name extensions and device names are the same as those in a ZSM4 command line.</text:p>
      <text:p text:style-name="Text_20_body">The INCLUDE file is opened and assembled into the current source file immediately following the INCLUDE statement. When end-of-file is reached, assembly resumes with the statement following INCLUDE.</text:p>
      <text:p text:style-name="Text_20_body">On <text:span text:style-name="T48">the </text:span>listing, a <text:span text:style-name="T48">C character</text:span> is printed between the assembled code and the source line on each line assembled from an INCLUDE file.</text:p>
      <text:p text:style-name="Text_20_body">Nested INCLUDEs are allowed <text:span text:style-name="T48">up to a level of 5</text:span>.</text:p>
      <text:p text:style-name="Text_20_body">The file specified in the operand field must exist. If the file is not found, <text:span text:style-name="T48">a</text:span> V <text:span text:style-name="T48">error</text:span> (value error) is <text:span text:style-name="T48">generated</text:span>, and the INCLUDE is ignored.</text:p>
      <text:list xml:id="list234457334478030" text:continue-numbering="true" text:style-name="Outline">
        <text:list-item>
          <text:list>
            <text:list-item>
              <text:list>
                <text:list-item>
                  <text:h text:style-name="Heading_20_3" text:outline-level="3"><text:bookmark-start text:name="__RefHeading___Toc3645_2035133706"/>NAME<text:bookmark-end text:name="__RefHeading___Toc3645_2035133706"/></text:h>
                </text:list-item>
              </text:list>
            </text:list-item>
          </text:list>
        </text:list-item>
      </text:list>
      <text:p text:style-name="P23">Syntax:</text:p>
      <text:p text:style-name="P56"><text:tab/><text:span text:style-name="T104">NAME</text:span> <text:s text:c="2"/>('<text:span text:style-name="T64">modname</text:span>')</text:p>
      <text:p text:style-name="P56"><text:tab/><text:span text:style-name="T104">NAME</text:span><text:span text:style-name="T117"> <text:s text:c="2"/>'</text:span><text:span text:style-name="T72">modname</text:span><text:span text:style-name="T117">'</text:span></text:p>
      <text:p text:style-name="P56"/>
      <text:p text:style-name="Text_20_body">NAME defines a name for the module. Only the first six characters are significant in a module name. A module name may also be defined with the TITLE pseudo-op. In the absence of both the NAME and TITLE pseudo-ops, the module name is created from the source file name.</text:p>
      <text:list xml:id="list234456884695952" text:continue-numbering="true" text:style-name="Outline">
        <text:list-item>
          <text:list>
            <text:list-item>
              <text:list>
                <text:list-item>
                  <text:h text:style-name="Heading_20_3" text:outline-level="3"><text:bookmark-start text:name="__RefHeading___Toc3399_710790067"/>ORG <text:span text:style-name="T62">(</text:span>Define Origin<text:span text:style-name="T62">)</text:span><text:bookmark-end text:name="__RefHeading___Toc3399_710790067"/></text:h>
                </text:list-item>
              </text:list>
            </text:list-item>
          </text:list>
        </text:list-item>
      </text:list>
      <text:p text:style-name="P23">Syntax:</text:p>
      <text:p text:style-name="P56"><text:tab/><text:span text:style-name="T99">ORG</text:span> <text:s text:c="3"/><text:span text:style-name="T64">exp</text:span></text:p>
      <text:p text:style-name="P56"/>
      <text:p text:style-name="Text_20_body">The location counter is set to the value of <text:span text:style-name="T64">exp</text:span> and the assembler assigns code <text:span text:style-name="T49">to memory locations</text:span> starting with that value. All names used in <text:span text:style-name="T64">exp</text:span> must be known on pass 1, and the value must either be absolute or in the same area as the location counter.</text:p>
      <text:list xml:id="list234456303214535" text:continue-numbering="true" text:style-name="Outline">
        <text:list-item>
          <text:list>
            <text:list-item>
              <text:list>
                <text:list-item>
                  <text:h text:style-name="P152" text:outline-level="3"><text:bookmark-start text:name="__RefHeading___Toc3649_2035133706"/><text:soft-page-break/><text:span text:style-name="T160">PAGE, </text:span>EJECT, FORM<text:bookmark-end text:name="__RefHeading___Toc3649_2035133706"/></text:h>
                </text:list-item>
              </text:list>
            </text:list-item>
          </text:list>
        </text:list-item>
      </text:list>
      <text:p text:style-name="P23">Syntax:</text:p>
      <text:p text:style-name="P56"><text:tab/><text:span text:style-name="T99">PAGE</text:span> <text:s text:c="2"/>[<text:span text:style-name="T64">exp</text:span>]</text:p>
      <text:p text:style-name="P56"><text:tab/><text:span text:style-name="T104">EJECT</text:span></text:p>
      <text:p text:style-name="P56"><text:tab/><text:span text:style-name="T104">FORM</text:span></text:p>
      <text:p text:style-name="P56"/>
      <text:p text:style-name="Text_20_body"><text:span text:style-name="T117">EJECT, FORM or </text:span>PAGE causes the assembler to start a new output page. The value of <text:span text:style-name="T64">exp</text:span>, if included <text:span text:style-name="T117">in the PAGE statement</text:span>, becomes the new page size (measured in lines per page) and must be in the range 10 to 255. The default page size is <text:span text:style-name="T49">6</text:span>0 lines per page. The assembler puts a form feed character in the listing file at the end of a page.</text:p>
      <text:list xml:id="list234457433158511" text:continue-numbering="true" text:style-name="Outline">
        <text:list-item>
          <text:list>
            <text:list-item>
              <text:list>
                <text:list-item>
                  <text:h text:style-name="Heading_20_3" text:outline-level="3"><text:bookmark-start text:name="__RefHeading___Toc3653_2035133706"/>SUBTTL<text:bookmark-end text:name="__RefHeading___Toc3653_2035133706"/></text:h>
                </text:list-item>
              </text:list>
            </text:list-item>
          </text:list>
        </text:list-item>
      </text:list>
      <text:p text:style-name="P23">Syntax:</text:p>
      <text:p text:style-name="P56"><text:tab/><text:span text:style-name="T99">SUBTTL</text:span> <text:s/><text:span text:style-name="T64">text</text:span></text:p>
      <text:p text:style-name="P56"/>
      <text:p text:style-name="Text_20_body">SUBTTL specifies a subtitle to be listed on the line after the title (see TITLE, Section <text:bookmark-ref text:reference-format="chapter" text:ref-name="__RefHeading___Toc3655_2035133706">2.5.21</text:bookmark-ref>) on each page heading. <text:span text:style-name="T64">text</text:span> is truncated after 60 characters. Any number of SUBTTLs may be given in a program.</text:p>
      <text:list xml:id="list234456373269391" text:continue-numbering="true" text:style-name="Outline">
        <text:list-item>
          <text:list>
            <text:list-item>
              <text:list>
                <text:list-item>
                  <text:h text:style-name="Heading_20_3" text:outline-level="3"><text:bookmark-start text:name="__RefHeading___Toc3655_2035133706"/>TITLE<text:bookmark-end text:name="__RefHeading___Toc3655_2035133706"/></text:h>
                </text:list-item>
              </text:list>
            </text:list-item>
          </text:list>
        </text:list-item>
      </text:list>
      <text:p text:style-name="P23">Syntax:</text:p>
      <text:p text:style-name="P56"><text:tab/><text:span text:style-name="T99">TITLE</text:span> <text:s text:c="2"/><text:span text:style-name="T64">text</text:span></text:p>
      <text:p text:style-name="P56"/>
      <text:p text:style-name="Text_20_body">TITLE specifies a title to be listed on the first line of each page. If more than one TITLE is given, a Q error results. The first six characters of the title are used as the module name unless a NAME pseudo operation is used. If neither a NAME or TITLE pseudo-op is used, the module name is created from the source file name.</text:p>
      <text:list xml:id="list234457801411424" text:continue-numbering="true" text:style-name="Outline">
        <text:list-item>
          <text:list>
            <text:list-item>
              <text:list>
                <text:list-item>
                  <text:h text:style-name="Heading_20_3" text:outline-level="3"><text:bookmark-start text:name="__RefHeading___Toc3657_2035133706"/>.COMMENT<text:bookmark-end text:name="__RefHeading___Toc3657_2035133706"/></text:h>
                </text:list-item>
              </text:list>
            </text:list-item>
          </text:list>
        </text:list-item>
      </text:list>
      <text:p text:style-name="P23">Syntax:</text:p>
      <text:p text:style-name="P56"><text:tab/><text:span text:style-name="T99">.COMMENT</text:span> <text:span text:style-name="T64">delim</text:span><text:span text:style-name="T69">iter...</text:span><text:span text:style-name="T64">text...delim</text:span><text:span text:style-name="T69">iter</text:span></text:p>
      <text:p text:style-name="P56"/>
      <text:p text:style-name="Text_20_body">The first non-blank character encountered after .COMMENT is the delimiter. The following <text:span text:style-name="T64">text</text:span> <text:span text:style-name="T49">c</text:span>omprises a comment block which continues until the next occu<text:span text:style-name="T49">r</text:span>rence of <text:span text:style-name="T64">delimiter</text:span> is encountered. For example, using an asterisk as the delimiter, the format of the comment block would be:</text:p>
      <text:p text:style-name="P56"><text:tab/>.COMMENT <text:s/>*</text:p>
      <text:p text:style-name="P56"><text:tab/>any amount of text entered</text:p>
      <text:p text:style-name="P56"><text:tab/>here as the comment block</text:p>
      <text:p text:style-name="P56"><text:tab/>.</text:p>
      <text:p text:style-name="P56"><text:tab/>.</text:p>
      <text:p text:style-name="P56"><text:soft-page-break/><text:tab/>.<text:tab/> *</text:p>
      <text:p text:style-name="P56"><text:tab/>;return to normal mode</text:p>
      <text:p text:style-name="P56"/>
      <text:list xml:id="list234457278891141" text:continue-numbering="true" text:style-name="Outline">
        <text:list-item>
          <text:list>
            <text:list-item>
              <text:list>
                <text:list-item>
                  <text:h text:style-name="P149" text:outline-level="3"><text:bookmark-start text:name="__RefHeading___Toc3977_1519430215"/>.<text:span text:style-name="T147">EVEN and .ODD</text:span><text:bookmark-end text:name="__RefHeading___Toc3977_1519430215"/></text:h>
                </text:list-item>
              </text:list>
            </text:list-item>
          </text:list>
        </text:list-item>
      </text:list>
      <text:p text:style-name="P117">Syntax:</text:p>
      <text:p text:style-name="P120"><text:tab/><text:span text:style-name="T99">.</text:span><text:span text:style-name="T115">EVEN</text:span></text:p>
      <text:p text:style-name="P67"><text:tab/><text:span text:style-name="T99">.</text:span><text:span text:style-name="T115">ODD</text:span></text:p>
      <text:p text:style-name="P67"/>
      <text:p text:style-name="P55">.<text:span text:style-name="T148">EVEN causes the assembler to emit a null byte (NOP instruction) if the current address is odd, so the next instruction or data byte will be aligned to a word boundary (even address)</text:span>.</text:p>
      <text:p text:style-name="P45">Likewise, .ODD <text:span text:style-name="T148">causes the assembler to emit a null byte (NOP instruction) if the current address is </text:span>even<text:span text:style-name="T148">, so the next instruction or data byte will be aligned to a</text:span>n odd<text:span text:style-name="T148"> address</text:span>.</text:p>
      <text:p text:style-name="P46">Note that for .EVEN and .ODD to work correctly at run time, the corresponding module must be loaded by the linker on an even address.</text:p>
      <text:list xml:id="list234457200241202" text:continue-numbering="true" text:style-name="Outline">
        <text:list-item>
          <text:list>
            <text:list-item>
              <text:list>
                <text:list-item>
                  <text:h text:style-name="P149" text:outline-level="3"><text:bookmark-start text:name="__RefHeading___Toc3659_2035133706"/>.PRINTX<text:bookmark-end text:name="__RefHeading___Toc3659_2035133706"/></text:h>
                </text:list-item>
              </text:list>
            </text:list-item>
          </text:list>
        </text:list-item>
      </text:list>
      <text:p text:style-name="P23">Syntax:</text:p>
      <text:p text:style-name="P56"><text:tab/><text:span text:style-name="T99">.PRINTX</text:span> <text:span text:style-name="T64">delim</text:span><text:span text:style-name="T69">iter...</text:span><text:span text:style-name="T64">text...delim</text:span><text:span text:style-name="T69">iter</text:span></text:p>
      <text:p text:style-name="P56"/>
      <text:p text:style-name="Text_20_body">The first non-blank character encountered after .PRINTX is the delimiter. The <text:span text:style-name="T49">text that </text:span>follow<text:span text:style-name="T49">s</text:span> is listed on the terminal during assembly until another occu<text:span text:style-name="T49">r</text:span>rence of the delimiter is encountered. .PRINTX is useful for displaying progress through a long assembly or for displaying the value of conditional assembly switches. For example:</text:p>
      <text:p text:style-name="P56"><text:tab/>IF <text:s text:c="5"/>CPM</text:p>
      <text:p text:style-name="P56"><text:tab/>.PRINTX /CPM version/</text:p>
      <text:p text:style-name="P56"><text:tab/>ENDIF</text:p>
      <text:p text:style-name="P56"/>
      <text:p text:style-name="P101">NOTE</text:p>
      <text:p text:style-name="P100">.PRINTX will output on both passes. If only one printout is desired, use the IF1 or IF2 pseudo-op. For example:</text:p>
      <text:p text:style-name="P56"><text:tab/><text:tab/><text:tab/>IF2</text:p>
      <text:p text:style-name="P56"><text:tab/><text:tab/><text:tab/>IF CPM</text:p>
      <text:p text:style-name="P56"><text:tab/><text:tab/><text:tab/>.PRINTX /CPM version/</text:p>
      <text:p text:style-name="P56"><text:tab/><text:tab/><text:tab/>ENDIF</text:p>
      <text:p text:style-name="P56"><text:tab/><text:tab/><text:tab/>ENDIF</text:p>
      <text:p text:style-name="P56"/>
      <text:p text:style-name="P99">will only print if CPM is true and <text:span text:style-name="T49">ZSM4</text:span> is <text:span text:style-name="T44">in</text:span> pass 2.</text:p>
      <text:list xml:id="list234457343418085" text:continue-numbering="true" text:style-name="Outline">
        <text:list-item>
          <text:list>
            <text:list-item>
              <text:list>
                <text:list-item>
                  <text:h text:style-name="Heading_20_3" text:outline-level="3"><text:bookmark-start text:name="__RefHeading___Toc3661_2035133706"/><text:soft-page-break/>.RADIX<text:bookmark-end text:name="__RefHeading___Toc3661_2035133706"/></text:h>
                </text:list-item>
              </text:list>
            </text:list-item>
          </text:list>
        </text:list-item>
      </text:list>
      <text:p text:style-name="P23">Syntax:</text:p>
      <text:p text:style-name="P56"><text:tab/><text:span text:style-name="T99">.RADIX</text:span> <text:span text:style-name="T64">exp</text:span></text:p>
      <text:p text:style-name="P56"/>
      <text:p text:style-name="Text_20_body">The default base (or radix) for all constants is decimal. The .RADIX statement allows the default radix to be changed to any base in the range of 2 to 16. For example:</text:p>
      <text:p text:style-name="P56"><text:tab/>LD <text:s text:c="5"/>A,0FFH</text:p>
      <text:p text:style-name="P56"><text:tab/>.RADIX <text:s/>16</text:p>
      <text:p text:style-name="P56"><text:tab/><text:span text:style-name="T49">LD <text:s text:c="5"/></text:span>B,0FF</text:p>
      <text:p text:style-name="P56"/>
      <text:p text:style-name="Text_20_body">The two <text:span text:style-name="T49">LD</text:span>s in the example <text:span text:style-name="T49">above</text:span> are identical. The <text:span text:style-name="T64">exp</text:span> in a .RADIX statement is always in decimal radix, regardless of the current radix.</text:p>
      <text:list xml:id="list234457248268395" text:continue-numbering="true" text:style-name="Outline">
        <text:list-item>
          <text:list>
            <text:list-item>
              <text:list>
                <text:list-item>
                  <text:h text:style-name="P149" text:outline-level="3"><text:bookmark-start text:name="__RefHeading___Toc3983_1519430215"/>.REQUEST, <text:span text:style-name="T160">RQST</text:span><text:bookmark-end text:name="__RefHeading___Toc3983_1519430215"/></text:h>
                </text:list-item>
              </text:list>
            </text:list-item>
          </text:list>
        </text:list-item>
      </text:list>
      <text:p text:style-name="P24">Syntax:</text:p>
      <text:p text:style-name="P67"><text:tab/><text:span text:style-name="T104">RQST</text:span> <text:s text:c="4"/><text:span text:style-name="T64">filename</text:span>[,<text:span text:style-name="T64">filename</text:span>...]</text:p>
      <text:p text:style-name="P67"><text:tab/><text:span text:style-name="T99">.REQUEST</text:span> <text:span text:style-name="T64">filename</text:span>[,<text:span text:style-name="T64">filename</text:span>...]</text:p>
      <text:p text:style-name="P67"/>
      <text:p text:style-name="P55">.REQUEST sends a request to the <text:span text:style-name="T50">linker</text:span> loader to search the file names in the list for undefined globals. The file names in the list should be in the form of legal symbols. They should not include file name extensions or disk specifications. <text:span text:style-name="T50">Normally, the linker </text:span>supplies a default extension and assumes the default disk drive.</text:p>
      <text:list xml:id="list234458029198697" text:continue-numbering="true" text:style-name="Outline">
        <text:list-item>
          <text:list>
            <text:list-item>
              <text:list>
                <text:list-item>
                  <text:h text:style-name="P149" text:outline-level="3"><text:bookmark-start text:name="__RefNumPara__3451_1209325097"/><text:bookmark-start text:name="__RefHeading___Toc3663_2035133706"/>.Z80, .<text:span text:style-name="T129">Z180, .Z280</text:span><text:bookmark-end text:name="__RefNumPara__3451_1209325097"/><text:bookmark-end text:name="__RefHeading___Toc3663_2035133706"/></text:h>
                </text:list-item>
              </text:list>
            </text:list-item>
          </text:list>
        </text:list-item>
      </text:list>
      <text:p text:style-name="P116">Syntax:</text:p>
      <text:p text:style-name="P118"><text:tab/><text:span text:style-name="T99">.</text:span><text:span text:style-name="T104">Z80</text:span></text:p>
      <text:p text:style-name="P66"><text:tab/><text:span text:style-name="T99">.</text:span><text:span text:style-name="T104">Z180</text:span></text:p>
      <text:p text:style-name="P66"><text:tab/><text:span text:style-name="T99">.</text:span><text:span text:style-name="T104">Z280</text:span></text:p>
      <text:p text:style-name="P66"/>
      <text:p text:style-name="P25">.Z80 enables the assembler to accept Z80 opcodes. This is the default condition. Z80 mode may also be set by appending the /Z<text:span text:style-name="T50">0</text:span> switch to the ZSM4 command string <text:span text:style-name="T50">(</text:span>see Section <text:bookmark-ref text:reference-format="chapter" text:ref-name="__RefHeading___Toc3593_2035133706">2.2.1</text:bookmark-ref>.<text:span text:style-name="T50">)</text:span></text:p>
      <text:p text:style-name="P20">.Z180 enables the assembler to accept Z80/HD64180 opcodes. Z180 mode may also be set by appending the /Z1 switch to the ZSM4 command string.</text:p>
      <text:p text:style-name="P20">.Z<text:span text:style-name="T50">2</text:span>80 enables the assembler to accept Z<text:span text:style-name="T50">2</text:span>80 opcodes. Z<text:span text:style-name="T50">2</text:span>80 mode may also be set by appending the /Z<text:span text:style-name="T50">2</text:span> switch to the ZSM4 command string.</text:p>
      <text:list xml:id="list234457823597588" text:continue-numbering="true" text:style-name="Outline">
        <text:list-item>
          <text:list>
            <text:list-item>
              <text:list>
                <text:list-item>
                  <text:h text:style-name="Heading_20_3" text:outline-level="3"><text:bookmark-start text:name="__RefHeading___Toc3671_2035133706"/><text:soft-page-break/>Conditional Pseudo Operations<text:bookmark-end text:name="__RefHeading___Toc3671_2035133706"/></text:h>
                </text:list-item>
              </text:list>
            </text:list-item>
          </text:list>
        </text:list-item>
      </text:list>
      <text:p text:style-name="P114">The conditional pseudo operations are:</text:p>
      <text:p text:style-name="P106"><text:span text:style-name="T34">IF</text:span><text:span text:style-name="T23">/</text:span><text:span text:style-name="T34">IFT</text:span><text:span text:style-name="T23"> </text:span><text:span text:style-name="T24">exp</text:span><text:tab/>True if <text:span text:style-name="T64">exp</text:span> is no<text:span text:style-name="T56">t</text:span> 0.</text:p>
      <text:p text:style-name="P103"><text:span text:style-name="T34">IFF</text:span><text:span text:style-name="T23"> </text:span><text:span text:style-name="T24">exp</text:span><text:tab/>True if <text:span text:style-name="T64">exp</text:span> is 0.</text:p>
      <text:p text:style-name="P103"><text:span text:style-name="T34">IF1</text:span><text:tab/>True if pass 1.</text:p>
      <text:p text:style-name="P103"><text:span text:style-name="T34">IF2</text:span><text:tab/>True if pass 2.</text:p>
      <text:p text:style-name="P105"><text:span text:style-name="T34">IFZ80</text:span><text:tab/>True if the assembler is in Z80 mode (see Section <text:bookmark-ref text:reference-format="number" text:ref-name="__RefNumPara__3451_1209325097">2.5.27</text:bookmark-ref>.)</text:p>
      <text:p text:style-name="P105"><text:span text:style-name="T34">IFZ180</text:span><text:tab/>True if the assembler is in Z180 mode (see Section <text:bookmark-ref text:reference-format="number" text:ref-name="__RefNumPara__3451_1209325097">2.5.27</text:bookmark-ref>.)</text:p>
      <text:p text:style-name="P105"><text:span text:style-name="T34">IFZ280</text:span><text:tab/>True if the assembler is in Z280 mode (see Section <text:bookmark-ref text:reference-format="number" text:ref-name="__RefNumPara__3451_1209325097">2.5.27</text:bookmark-ref>.)</text:p>
      <text:p text:style-name="P104"><text:span text:style-name="T34">IFDEF</text:span><text:span text:style-name="T23"> </text:span><text:span text:style-name="T24">symbol</text:span><text:tab/>True if <text:span text:style-name="T64">symbol</text:span> is defined or has been declared External.</text:p>
      <text:p text:style-name="P103"><text:span text:style-name="T34">IFNDEF</text:span><text:span text:style-name="T23"> </text:span><text:span text:style-name="T24">symbol</text:span><text:tab/>True if <text:span text:style-name="T64">symbol</text:span> is undefined or not declared External.</text:p>
      <text:p text:style-name="P103"><text:span text:style-name="T34">IFB</text:span><text:span text:style-name="T23"> </text:span><text:span text:style-name="T34">&lt;</text:span><text:span text:style-name="T24">arg</text:span><text:span text:style-name="T34">&gt;</text:span><text:tab/>True if <text:span text:style-name="T64">arg</text:span> is blank. The angle brackets around <text:span text:style-name="T64">arg</text:span> are required.</text:p>
      <text:p text:style-name="P107"><text:span text:style-name="T34">IFNB</text:span><text:span text:style-name="T23"> </text:span><text:span text:style-name="T34">&lt;</text:span><text:span text:style-name="T24">arg</text:span><text:span text:style-name="T34">&gt;</text:span><text:tab/>True if <text:span text:style-name="T64">arg</text:span> is not blank. Used for testing when dummy parameters are supplied. The angle brackets around <text:span text:style-name="T64">arg</text:span> are required.</text:p>
      <text:p text:style-name="P103"><text:span text:style-name="T34">IFIDN</text:span><text:span text:style-name="T23"> </text:span><text:span text:style-name="T34">&lt;</text:span><text:span text:style-name="T24">arg1</text:span><text:span text:style-name="T34">&gt;,&lt;</text:span><text:span text:style-name="T24">arg2</text:span><text:span text:style-name="T34">&gt;</text:span><text:tab/>True if the string <text:span text:style-name="T64">arg1</text:span> is IDeNtical to the string <text:span text:style-name="T64">arg2</text:span>. The angle brackets around <text:span text:style-name="T64">arg1</text:span> and <text:span text:style-name="T64">arg2</text:span> are required.</text:p>
      <text:p text:style-name="P103"><text:span text:style-name="T34">IFDIF</text:span><text:span text:style-name="T23"> </text:span><text:span text:style-name="T34">&lt;</text:span><text:span text:style-name="T24">arg1</text:span><text:span text:style-name="T34">&gt;,&lt;</text:span><text:span text:style-name="T24">arg2</text:span><text:span text:style-name="T34">&gt;</text:span><text:tab/>True if the string <text:span text:style-name="T64">arg1</text:span> is DIFferent from the string <text:span text:style-name="T64">arg2</text:span>. The angle brackets around <text:span text:style-name="T64">arg1</text:span> and <text:span text:style-name="T64">arg2</text:span> are required.</text:p>
      <text:p text:style-name="Text_20_body">All conditionals use the following format:</text:p>
      <text:p text:style-name="P56"><text:tab/><text:span text:style-name="T99">IF</text:span><text:span text:style-name="T79">xx</text:span> <text:s text:c="3"/>[<text:span text:style-name="T64">argument</text:span>]</text:p>
      <text:p text:style-name="P56"><text:tab/> .</text:p>
      <text:p text:style-name="P56"><text:tab/> .</text:p>
      <text:p text:style-name="P56"><text:tab/> .</text:p>
      <text:p text:style-name="P56"><text:tab/>[<text:span text:style-name="T99">ELSE</text:span></text:p>
      <text:p text:style-name="P56"><text:tab/> .</text:p>
      <text:p text:style-name="P56"><text:tab/> .</text:p>
      <text:p text:style-name="P56"><text:tab/> . <text:s text:c="4"/>]</text:p>
      <text:p text:style-name="P56"><text:tab/><text:span text:style-name="T99">ENDIF</text:span></text:p>
      <text:p text:style-name="P56"/>
      <text:p text:style-name="Text_20_body">Conditionals may be nested to <text:span text:style-name="T50">a maximum of 10 </text:span>level<text:span text:style-name="T50">s</text:span>. Any argument to a conditional must be known on pass 1 to avoid V errors and incorrect evaluation. For IF, IFT <text:span text:style-name="T94">and</text:span> IFF the expression must involve values which were previously defined and the expression must be absolute. If the name is defined after an IFDEF or IFNDEF, pass 1 considers the name to be undefined, but it will be defined on pass 2.</text:p>
      <text:list xml:id="list234456367916681" text:continue-numbering="true" text:style-name="Outline">
        <text:list-item>
          <text:list>
            <text:list-item>
              <text:list>
                <text:list-item>
                  <text:list>
                    <text:list-item>
                      <text:h text:style-name="Heading_20_4" text:outline-level="4"><text:bookmark-start text:name="__RefHeading___Toc3673_2035133706"/><text:soft-page-break/>ELSE<text:bookmark-end text:name="__RefHeading___Toc3673_2035133706"/></text:h>
                    </text:list-item>
                  </text:list>
                </text:list-item>
              </text:list>
            </text:list-item>
          </text:list>
        </text:list-item>
      </text:list>
      <text:p text:style-name="Text_20_body">Each conditional pseudo operation may optionally be used with the ELSE pseudo operation which allows alternate code to be generated when the opposite condition exists. Only one ELSE i<text:span text:style-name="T50">s</text:span> permitted for a given IF, and an ELSE is always bound to the most recent, open IF. A conditional with more than one ELSE or an ELSE without a conditional will cause a C error.</text:p>
      <text:list xml:id="list234457625112927" text:continue-numbering="true" text:style-name="Outline">
        <text:list-item>
          <text:list>
            <text:list-item>
              <text:list>
                <text:list-item>
                  <text:list>
                    <text:list-item>
                      <text:h text:style-name="Heading_20_4" text:outline-level="4"><text:bookmark-start text:name="__RefHeading___Toc3675_2035133706"/>ENDIF<text:bookmark-end text:name="__RefHeading___Toc3675_2035133706"/></text:h>
                    </text:list-item>
                  </text:list>
                </text:list-item>
              </text:list>
            </text:list-item>
          </text:list>
        </text:list-item>
      </text:list>
      <text:p text:style-name="Text_20_body">Each IF must have a matching ENDIF to terminate the conditional. Otherwise, a <text:span text:style-name="T50">T error is </text:span>generated at the end of each pass. An ENDIF without a matching IF causes a C error.</text:p>
      <text:list xml:id="list234457904826518" text:continue-numbering="true" text:style-name="Outline">
        <text:list-item>
          <text:list>
            <text:list-item>
              <text:list>
                <text:list-item>
                  <text:h text:style-name="Heading_20_3" text:outline-level="3"><text:bookmark-start text:name="__RefHeading___Toc3677_2035133706"/>Listing Control Pseudo Operations<text:bookmark-end text:name="__RefHeading___Toc3677_2035133706"/></text:h>
                </text:list-item>
              </text:list>
            </text:list-item>
          </text:list>
        </text:list-item>
      </text:list>
      <text:p text:style-name="Text_20_body">Output to the listing file can be controlled <text:span text:style-name="T95">by the LIST </text:span>pseudo-op:</text:p>
      <text:p text:style-name="P56"><text:tab/><text:span text:style-name="T99">LIST</text:span> <text:s/><text:span text:style-name="T70">option</text:span><text:span text:style-name="T95">,</text:span><text:span text:style-name="T70">option</text:span><text:span text:style-name="T95">,...</text:span></text:p>
      <text:p text:style-name="P56"/>
      <text:p text:style-name="P15">If a listing is no<text:span text:style-name="T50">t</text:span> being made, the <text:span text:style-name="T95">LIST </text:span>pseudo-op ha<text:span text:style-name="T95">s</text:span> no effect. <text:span text:style-name="T96">Multiple options can be specified in the same LIST statement, separated by commas. The options are the following:</text:span></text:p>
      <text:p text:style-name="P111"><text:span text:style-name="T34">OFF</text:span><text:tab/>Suppresses the listing until a LIST ON command.</text:p>
      <text:p text:style-name="P112"><text:span text:style-name="T34">ON</text:span><text:tab/>Turns on the listing file after a LIST OFF statement. This is the default condition.</text:p>
      <text:p text:style-name="P112"><text:span text:style-name="T34">COND</text:span><text:tab/>Turns on the listing of false conditional blocks. This is the default condition.</text:p>
      <text:p text:style-name="P112"><text:span text:style-name="T34">NOCOND</text:span><text:tab/>Suppresses listing of false conditionals.</text:p>
      <text:p text:style-name="P112"><text:span text:style-name="T34">SYMBOL</text:span><text:tab/>Generates a symbol table at the end of the listing. This is the default condition.</text:p>
      <text:p text:style-name="P112"><text:span text:style-name="T34">NOSYMBOL</text:span><text:tab/>Suppress printing of the symbol table at the end of the listing file.</text:p>
      <text:p text:style-name="P112"><text:span text:style-name="T34">SORT</text:span><text:tab/>Sort the symbol table generated with the SYMBOL option. This is the default condition.</text:p>
      <text:p text:style-name="P112"><text:span text:style-name="T34">NOSORT</text:span><text:tab/>Do not sort the symbol table. This typically results in shorter assembly times.</text:p>
      <text:p text:style-name="P112"><text:span text:style-name="T34">MACROS</text:span><text:tab/>List the complete macro text for all MACRO/REPT/IRP/IRPC expansions.</text:p>
      <text:p text:style-name="P112"><text:span text:style-name="T34">NOMACROS</text:span><text:tab/>Supress listing of all text and code produced by macros.</text:p>
      <text:p text:style-name="P112"><text:span text:style-name="T34">XMACROS</text:span><text:tab/>List only the macro source lines that generate object code. This is the default condition.</text:p>
      <text:p text:style-name="P16"><text:soft-page-break/>For compatibility with RMAC and M80, the following list control pseudo-operators are also recognized:</text:p>
      <text:p text:style-name="P110"><text:span text:style-name="T34">.XLIST</text:span><text:tab/>same as LIST OFF</text:p>
      <text:p text:style-name="P113"><text:span text:style-name="T34">.LIST</text:span><text:tab/>same as LIST ON</text:p>
      <text:p text:style-name="P113"><text:span text:style-name="T34">.LALL</text:span><text:tab/>same as LIST MACROS</text:p>
      <text:p text:style-name="P113"><text:span text:style-name="T34">.SALL</text:span><text:tab/>same as LIST NOMACROS</text:p>
      <text:p text:style-name="P113"><text:span text:style-name="T34">.XALL</text:span><text:tab/>same as LIST XMACROS</text:p>
      <text:list xml:id="list234456732009703" text:continue-numbering="true" text:style-name="Outline">
        <text:list-item>
          <text:list>
            <text:list-item>
              <text:list>
                <text:list-item>
                  <text:h text:style-name="Heading_20_3" text:outline-level="3"><text:bookmark-start text:name="__RefHeading___Toc3679_2035133706"/>Relocation Pseudo Operations<text:bookmark-end text:name="__RefHeading___Toc3679_2035133706"/></text:h>
                </text:list-item>
              </text:list>
            </text:list-item>
          </text:list>
        </text:list-item>
      </text:list>
      <text:p text:style-name="P17">ZSM4 supports all four relocatable areas defined by the REL object code relocatable format: ASEG (Absolute), CSEG (Code), DSEG (Data) and named COMMONs.</text:p>
      <text:p text:style-name="Text_20_body">The default mode for the assembler is Code Relative. That is, assembly begins with a CSEG automatically executed and the location counter in the Code Relative mode, pointing to location 0 in the Code Relative segment of memory. All subsequent instructions will be assembled into the Code Relative segment of memory until a ASEG or DSEG or COMMON pseudo-op is executed. For example, the first DSEG encountered sets the location counter to location zero in the Data Relative segment of memory. The following code is assembled in the Data Relative segment of memory. If a subsequent CSEG is encountered, the location counter will return to the next free location in the Code Relative segment and so on.</text:p>
      <text:p text:style-name="P4">The ASEG, DSEG, CSEG pseudo-ops never have operands. If you wish to alter the current value of the location counter, use the ORG pseudo-op.</text:p>
      <text:list xml:id="list234457427846210" text:continue-numbering="true" text:style-name="Outline">
        <text:list-item>
          <text:list>
            <text:list-item>
              <text:list>
                <text:list-item>
                  <text:list>
                    <text:list-item>
                      <text:h text:style-name="P153" text:outline-level="4"><text:bookmark-start text:name="__RefHeading___Toc3748_2035133706"/>ORG Pseudo-op<text:bookmark-end text:name="__RefHeading___Toc3748_2035133706"/></text:h>
                    </text:list-item>
                  </text:list>
                </text:list-item>
              </text:list>
            </text:list-item>
          </text:list>
        </text:list-item>
      </text:list>
      <text:p text:style-name="Text_20_body">At any time, the value of the location counter may be changed by use of the ORG pseudo-op. The form of the ORG statement is:</text:p>
      <text:p text:style-name="P56"><text:tab/><text:span text:style-name="T99">ORG</text:span> <text:s/><text:span text:style-name="T64">exp</text:span></text:p>
      <text:p text:style-name="P56"/>
      <text:p text:style-name="P4">where the value of <text:span text:style-name="T64">exp</text:span> will be the new value of the location counter in the current mode. All names used in <text:span text:style-name="T64">exp</text:span> must be known on pass 1 and the value of <text:span text:style-name="T64">exp</text:span> must be either Absolute or in the current mode of the location counter. For example, the statements</text:p>
      <text:p text:style-name="P56"><text:tab/>DSEG</text:p>
      <text:p text:style-name="P56"><text:tab/>ORG <text:s text:c="4"/>50</text:p>
      <text:p text:style-name="P56"/>
      <text:p text:style-name="Text_20_body">set the Data Relative counter to 50, relative to the start of the Data Relative segment of memory.</text:p>
      <text:list xml:id="list234458269285446" text:continue-numbering="true" text:style-name="Outline">
        <text:list-item>
          <text:list>
            <text:list-item>
              <text:list>
                <text:list-item>
                  <text:h text:style-name="Heading_20_3" text:outline-level="3"><text:bookmark-start text:name="__RefHeading___Toc3750_2035133706"/><text:soft-page-break/>Relocation Before Loading<text:bookmark-end text:name="__RefHeading___Toc3750_2035133706"/></text:h>
                </text:list-item>
              </text:list>
            </text:list-item>
          </text:list>
        </text:list-item>
      </text:list>
      <text:p text:style-name="Text_20_body">Two pseudo-ops, .PHASE and .DEPHASE, allow code to be located in one area, but executed only at a different, specified area.</text:p>
      <text:p text:style-name="Text_20_body">For example:</text:p>
      <text:p text:style-name="P56"><text:s text:c="6"/>0000' <text:s text:c="23"/>.PHASE <text:s/>100H</text:p>
      <text:p text:style-name="P56"><text:s text:c="6"/>0100 <text:s text:c="3"/><text:span text:style-name="T58">CD</text:span> 0<text:span text:style-name="T58">1</text:span>0<text:span text:style-name="T58">6</text:span> <text:s text:c="5"/>FOO: <text:s text:c="3"/>CALL <text:s text:c="3"/>BAZ</text:p>
      <text:p text:style-name="P56"><text:s text:c="6"/>0103 <text:s text:c="3"/><text:span text:style-name="T58">C3</text:span> <text:span text:style-name="T58">0007'</text:span> <text:s text:c="12"/>JP <text:s text:c="5"/>ZOO</text:p>
      <text:p text:style-name="P56"><text:s text:c="6"/>0106 <text:s text:c="3"/>C<text:span text:style-name="T58">9 <text:s text:c="6"/></text:span><text:s text:c="4"/>BAZ: <text:s text:c="3"/>RET</text:p>
      <text:p text:style-name="P56"><text:s text:c="35"/>.DEPHASE</text:p>
      <text:p text:style-name="P56"><text:s text:c="6"/>0007' <text:s text:c="2"/><text:span text:style-name="T58">C3</text:span> <text:span text:style-name="T58">0005</text:span> <text:s text:c="5"/>ZOO: <text:s text:c="3"/>JP <text:s text:c="5"/>5</text:p>
      <text:p text:style-name="P56"/>
      <text:p text:style-name="Text_20_body">All labels within a .PHASE block are defined as the absolute value from the origin of the phase area. The code, however, is loaded in the current area (i.e., from <text:span text:style-name="T58">000</text:span>0' in this example). The code within the block can later be moved to 100H and executed.</text:p>
      <text:list xml:id="list234457133336905" text:continue-numbering="true" text:style-name="Outline">
        <text:list-item>
          <text:list>
            <text:list-item>
              <text:h text:style-name="Heading_20_2" text:outline-level="2"><text:bookmark-start text:name="__RefHeading___Toc3681_2035133706"/>MACROS <text:span text:style-name="T51">and Block Pseudo Operations</text:span><text:bookmark-end text:name="__RefHeading___Toc3681_2035133706"/></text:h>
            </text:list-item>
          </text:list>
        </text:list-item>
      </text:list>
      <text:p text:style-name="Text_20_body">The macro facilit<text:span text:style-name="T51">i</text:span>es provided by ZSM4 include three repeat pseudo operations: repeat (REPT), indefinite repeat (IRP), and indefinite repeat character (IRPC). A macro definition operation (MACRO) is also provided. Each of these four macro operations is terminated by the ENDM pseudo operation.</text:p>
      <text:list xml:id="list234458418359585" text:continue-numbering="true" text:style-name="Outline">
        <text:list-item>
          <text:list>
            <text:list-item>
              <text:list>
                <text:list-item>
                  <text:h text:style-name="Heading_20_3" text:outline-level="3"><text:bookmark-start text:name="__RefHeading___Toc3683_2035133706"/>Terms<text:bookmark-end text:name="__RefHeading___Toc3683_2035133706"/></text:h>
                </text:list-item>
              </text:list>
            </text:list-item>
          </text:list>
        </text:list-item>
      </text:list>
      <text:p text:style-name="Text_20_body">For the purposes of discussion of macros and block operations, the following terms will be used:</text:p>
      <text:list xml:id="list1057368865" text:style-name="L6">
        <text:list-item>
          <text:p text:style-name="P165"><text:span text:style-name="T64">dummy</text:span> is used to represent a dummy parameter. All dummy param<text:span text:style-name="T51">e</text:span>ters are legal symbols that appear in the body of a macro expansion.</text:p>
        </text:list-item>
        <text:list-item>
          <text:p text:style-name="P165"><text:span text:style-name="T64">dummylist</text:span> is a list of <text:span text:style-name="T64">dummy</text:span>s separated by commas.</text:p>
        </text:list-item>
        <text:list-item>
          <text:p text:style-name="P165"><text:span text:style-name="T64">arglist</text:span> is a list of arguments separated by commas. <text:span text:style-name="T64">arglist</text:span> must be delimited by angle brackets. Two angle brackets with no intervening characters (&lt;&gt;) or two commas with no intervening characters enter a null argument in the list. Otherwise an argument is a character or series of characters terminated by a comma or &gt;. With angle brackets that are nested inside an <text:span text:style-name="T64">arglist</text:span>, one level of brackets is removed each time the bracketed argument is used in an <text:span text:style-name="T64">arglist</text:span> (<text:span text:style-name="T59">s</text:span>ee example, Section <text:bookmark-ref text:reference-format="chapter" text:ref-name="__RefHeading___Toc3691_2035133706">2.6.5</text:bookmark-ref>.) A quoted string is an acceptable argument and is passed as such. Unless enclosed in brackets or a quoted string, leading and trailing spaces are deleted from arguments.</text:p>
        </text:list-item>
        <text:list-item>
          <text:p text:style-name="P165"><text:span text:style-name="T64">paramlist</text:span> is used to represent a list of actual parameters separated by commas. No delimiters are required (the list is terminated by the end of line or a comment), but the rules for entering null parameters and nesting brackets are the same as described for <text:span text:style-name="T64">arglist</text:span> (<text:span text:style-name="T60">s</text:span>ee example, Section <text:bookmark-ref text:reference-format="chapter" text:ref-name="__RefHeading___Toc3691_2035133706">2.6.5</text:bookmark-ref>.)</text:p>
        </text:list-item>
      </text:list>
      <text:list xml:id="list234457670837138" text:continue-list="list234458418359585" text:style-name="Outline">
        <text:list-item>
          <text:list>
            <text:list-item>
              <text:list>
                <text:list-item>
                  <text:h text:style-name="Heading_20_3" text:outline-level="3"><text:bookmark-start text:name="__RefHeading___Toc3685_2035133706"/><text:soft-page-break/>REPT-ENDM<text:bookmark-end text:name="__RefHeading___Toc3685_2035133706"/></text:h>
                </text:list-item>
              </text:list>
            </text:list-item>
          </text:list>
        </text:list-item>
      </text:list>
      <text:p text:style-name="P23">Syntax:</text:p>
      <text:p text:style-name="P56"><text:tab/><text:span text:style-name="T99">REPT</text:span> <text:s/><text:span text:style-name="T64">exp</text:span></text:p>
      <text:p text:style-name="P56"><text:tab/> .</text:p>
      <text:p text:style-name="P56"><text:tab/> .</text:p>
      <text:p text:style-name="P56"><text:tab/> .</text:p>
      <text:p text:style-name="P56"><text:tab/><text:span text:style-name="T99">ENDM</text:span></text:p>
      <text:p text:style-name="P56"/>
      <text:p text:style-name="Text_20_body">The block of statements between REPT and ENDM is repeated <text:span text:style-name="T64">exp</text:span> times. <text:span text:style-name="T64">exp</text:span> is evaluated as a 16-bit unsigned number. If <text:span text:style-name="T64">exp</text:span> contains any external or undefined terms, an error is generated. Example:</text:p>
      <text:p text:style-name="P56"><text:tab/>X<text:tab/>DEFL<text:tab/>0</text:p>
      <text:p text:style-name="P56"><text:tab/><text:tab/>REPT<text:tab/>10<text:tab/>;generates DB 1 - DB 10</text:p>
      <text:p text:style-name="P56"><text:tab/><text:span text:style-name="T51">X<text:tab/>DEFL<text:tab/></text:span>X+1</text:p>
      <text:p text:style-name="P56"><text:tab/><text:tab/>DB<text:tab/>X</text:p>
      <text:p text:style-name="P56"><text:tab/><text:tab/>ENDM</text:p>
      <text:p text:style-name="P56"/>
      <text:list xml:id="list234457117720323" text:continue-numbering="true" text:style-name="Outline">
        <text:list-item>
          <text:list>
            <text:list-item>
              <text:list>
                <text:list-item>
                  <text:h text:style-name="Heading_20_3" text:outline-level="3"><text:bookmark-start text:name="__RefHeading___Toc3687_2035133706"/>IRP-ENDM<text:bookmark-end text:name="__RefHeading___Toc3687_2035133706"/></text:h>
                </text:list-item>
              </text:list>
            </text:list-item>
          </text:list>
        </text:list-item>
      </text:list>
      <text:p text:style-name="P23">Syntax:</text:p>
      <text:p text:style-name="P56"><text:tab/><text:span text:style-name="T99">IRP</text:span> <text:span text:style-name="T64">dummy</text:span>,<text:span text:style-name="T99">&lt;</text:span><text:span text:style-name="T64">arglist</text:span><text:span text:style-name="T99">&gt;</text:span></text:p>
      <text:p text:style-name="P56"><text:tab/> .</text:p>
      <text:p text:style-name="P56"><text:tab/> .</text:p>
      <text:p text:style-name="P56"><text:tab/> .</text:p>
      <text:p text:style-name="P56"><text:tab/><text:span text:style-name="T99">ENDM</text:span></text:p>
      <text:p text:style-name="P56"/>
      <text:p text:style-name="Text_20_body">The <text:span text:style-name="T64">arglist</text:span> must be enclosed in angle brackets. The number of arguments in the <text:span text:style-name="T64">arglist</text:span> determines the number of times the block of statements is repeated. Each repetition substitutes the next item in the <text:span text:style-name="T64">arglist</text:span> for every occurrence of <text:span text:style-name="T64">dummy</text:span> in the block. If the <text:span text:style-name="T64">arglist</text:span> is null (i.e., <text:span text:style-name="T23">&lt;&gt;</text:span>), the block is <text:span text:style-name="T51">p</text:span>rocessed once with each occur<text:span text:style-name="T60">r</text:span>ence of <text:span text:style-name="T64">dummy</text:span> removed. For example:</text:p>
      <text:p text:style-name="P56"><text:tab/><text:tab/>IRP<text:tab/>X,&lt;1,2,3,4,5,6,7,8,9,10&gt;</text:p>
      <text:p text:style-name="P56"><text:tab/><text:tab/>DB<text:tab/>X</text:p>
      <text:p text:style-name="P56"><text:tab/><text:tab/>ENDM</text:p>
      <text:p text:style-name="P56"/>
      <text:p text:style-name="Text_20_body">generates the same bytes as the REPT example.</text:p>
      <text:list xml:id="list234456850798544" text:continue-numbering="true" text:style-name="Outline">
        <text:list-item>
          <text:list>
            <text:list-item>
              <text:list>
                <text:list-item>
                  <text:h text:style-name="Heading_20_3" text:outline-level="3"><text:bookmark-start text:name="__RefHeading___Toc3689_2035133706"/>IRPC-ENDM<text:bookmark-end text:name="__RefHeading___Toc3689_2035133706"/></text:h>
                </text:list-item>
              </text:list>
            </text:list-item>
          </text:list>
        </text:list-item>
      </text:list>
      <text:p text:style-name="P23">Syntax:</text:p>
      <text:p text:style-name="P64"><text:tab/><text:span text:style-name="T99">IRPC</text:span> <text:span text:style-name="T64">dummy</text:span>,<text:span text:style-name="T121">[</text:span><text:span text:style-name="T107">&lt;</text:span><text:span text:style-name="T121">]</text:span><text:span text:style-name="T64">string</text:span><text:span text:style-name="T84">[</text:span><text:span text:style-name="T87">&gt;</text:span><text:span text:style-name="T84">]</text:span></text:p>
      <text:p text:style-name="P64"><text:tab/> .</text:p>
      <text:p text:style-name="P64"><text:tab/> .</text:p>
      <text:p text:style-name="P64"><text:tab/> .</text:p>
      <text:p text:style-name="P64"><text:tab/><text:span text:style-name="T99">ENDM</text:span></text:p>
      <text:p text:style-name="P64"/>
      <text:p text:style-name="P31">IRPC is similar to IRP but the <text:span text:style-name="T64">arglist</text:span> is replaced by a string of text and the angle brackets around the string <text:soft-page-break/>are optional. The statements in the block are repeated once for each character in the string. Each repetition substitutes the next character in the string for every occurrence of <text:span text:style-name="T64">dummy</text:span> in the block. For example:</text:p>
      <text:p text:style-name="P56"><text:tab/><text:tab/>IRPC<text:tab/>X,0123456789</text:p>
      <text:p text:style-name="P56"><text:tab/><text:tab/>DB<text:tab/>X+1</text:p>
      <text:p text:style-name="P56"><text:tab/><text:tab/>ENDM</text:p>
      <text:p text:style-name="P56"/>
      <text:p text:style-name="Text_20_body">generates the same code as the two previous examples.</text:p>
      <text:list xml:id="list234456816633992" text:continue-numbering="true" text:style-name="Outline">
        <text:list-item>
          <text:list>
            <text:list-item>
              <text:list>
                <text:list-item>
                  <text:h text:style-name="Heading_20_3" text:outline-level="3"><text:bookmark-start text:name="__RefHeading___Toc3691_2035133706"/>MACRO<text:bookmark-end text:name="__RefHeading___Toc3691_2035133706"/></text:h>
                </text:list-item>
              </text:list>
            </text:list-item>
          </text:list>
        </text:list-item>
      </text:list>
      <text:p text:style-name="Text_20_body">Often it is convenient to be able to generate a given sequence of statements from various places in a program, even though different parameters may be required each time the sequence is used. This capability is provided by the MACRO statement.</text:p>
      <text:p text:style-name="P114">The form is</text:p>
      <text:p text:style-name="P56"><text:tab/><text:span text:style-name="T64">name </text:span><text:s/><text:span text:style-name="T99">MACRO</text:span> <text:s/><text:span text:style-name="T64">dummylist</text:span></text:p>
      <text:p text:style-name="P56"><text:tab/><text:tab/> <text:s/>.</text:p>
      <text:p text:style-name="P56"><text:tab/><text:tab/> <text:s/>.</text:p>
      <text:p text:style-name="P56"><text:tab/><text:tab/> <text:s/>.</text:p>
      <text:p text:style-name="P56"><text:tab/><text:tab/><text:span text:style-name="T99">ENDM</text:span></text:p>
      <text:p text:style-name="P56"/>
      <text:p text:style-name="Text_20_body">where <text:span text:style-name="T64">name</text:span> conforms to the rules for forming symbols <text:span text:style-name="T121">and </text:span>is the name that will be used to invoke the macro. The <text:span text:style-name="T64">dummy</text:span>s in <text:span text:style-name="T64">dummylist</text:span> are the parameters that will be changed (replaced) each time the MACRO is invoked. The statements before the ENDM comprise the body of the macro. During assembly, the macro is expanded every time it is invoked but, unlike REPT/IRP/IRPC, the macro is not expanded when it is encountered.</text:p>
      <text:p text:style-name="Text_20_body">The form of a macro call is</text:p>
      <text:p text:style-name="P56"><text:tab/><text:tab/><text:span text:style-name="T64">name</text:span> <text:s/><text:span text:style-name="T64">paramlist</text:span></text:p>
      <text:p text:style-name="P56"/>
      <text:p text:style-name="Text_20_body">where <text:span text:style-name="T64">name</text:span> is the name supplied in the MACRO definition, and the parameters in <text:span text:style-name="T64">paramlist</text:span> will replace the <text:span text:style-name="T64">dummy</text:span>s in the MACRO <text:span text:style-name="T64">dummylist</text:span> on a one-to-one basis. The number of items in <text:span text:style-name="T64">dummylist</text:span> and <text:span text:style-name="T64">paramlist</text:span> is limited only by the length of a line. The number of parameters used when the macro is called need not be the same as the number of <text:span text:style-name="T64">dummy</text:span>s in <text:span text:style-name="T64">dummylist</text:span>. If there are more parameters than <text:span text:style-name="T64">dummy</text:span>s, the extras are ignored. If there are fewer, the extra <text:span text:style-name="T64">dummy</text:span>s will be made null. The assembled code will contain the macro expansion code after each macro call.</text:p>
      <text:p text:style-name="P102">NOTE</text:p>
      <text:p text:style-name="P99">A dummy parameter in a MACRO/REPT/IRP/IRPC is always recognized exclusively as a dummy parameter. Register names such as A and B will be changed in the expansion if they were used as dummy parameters.</text:p>
      <text:p text:style-name="Text_20_body">Here is an example of a MACRO definition that defines a macro called FOO:</text:p>
      <text:p text:style-name="P56"><text:soft-page-break/><text:tab/>FOO <text:s text:c="3"/>MACRO <text:s text:c="2"/>X</text:p>
      <text:p text:style-name="P56"><text:tab/>Y <text:s text:c="5"/><text:span text:style-name="T52">DEFL</text:span> <text:s text:c="3"/>0</text:p>
      <text:p text:style-name="P56"><text:tab/> <text:s text:c="6"/>REPT <text:s text:c="3"/>X</text:p>
      <text:p text:style-name="P56"><text:tab/>Y <text:s text:c="5"/><text:span text:style-name="T52">DEFL</text:span> <text:s text:c="3"/>Y+1</text:p>
      <text:p text:style-name="P56"><text:tab/> <text:s text:c="6"/>DB <text:s text:c="5"/>Y</text:p>
      <text:p text:style-name="P56"><text:tab/> <text:s text:c="6"/>ENDM</text:p>
      <text:p text:style-name="P56"><text:tab/> <text:s text:c="6"/>ENDM</text:p>
      <text:p text:style-name="P56"/>
      <text:p text:style-name="Text_20_body">This macro generates the same code as the previous three examples when the call</text:p>
      <text:p text:style-name="P56"><text:tab/> <text:s text:c="6"/>FOO <text:s text:c="4"/>10</text:p>
      <text:p text:style-name="P56"/>
      <text:p text:style-name="Text_20_body">is executed.</text:p>
      <text:p text:style-name="Text_20_body">Another example, which generates the same code, illustrates the removal of one level of brackets when an argument is used as an arglist:</text:p>
      <text:p text:style-name="P119"><text:tab/>FOO <text:s text:c="3"/>MACRO <text:s text:c="2"/>X</text:p>
      <text:p text:style-name="P56"><text:tab/> <text:s text:c="6"/>IRP <text:s text:c="4"/>Y,&lt;X&gt;</text:p>
      <text:p text:style-name="P56"><text:tab/> <text:s text:c="6"/>DB <text:s text:c="5"/>Y</text:p>
      <text:p text:style-name="P56"><text:tab/> <text:s text:c="6"/>ENDM</text:p>
      <text:p text:style-name="P56"><text:tab/> <text:s text:c="6"/>ENDM</text:p>
      <text:p text:style-name="P56"/>
      <text:p text:style-name="Text_20_body">When the call</text:p>
      <text:p text:style-name="P56"><text:tab/> <text:s text:c="6"/>FOO <text:s text:c="4"/>&lt;1,2,3,4,5,6,7,8,9,10&gt;</text:p>
      <text:p text:style-name="P56"/>
      <text:p text:style-name="Text_20_body">is made, the macro expansion looks like this:</text:p>
      <text:p text:style-name="P56"><text:tab/> <text:s text:c="6"/>IRP <text:s text:c="4"/>Y,&lt;1,2,3,4,5,6,7,8,9,10&gt;</text:p>
      <text:p text:style-name="P56"><text:tab/> <text:s text:c="6"/>DB <text:s text:c="5"/>Y</text:p>
      <text:p text:style-name="P56"><text:tab/> <text:s text:c="6"/>ENDM</text:p>
      <text:p text:style-name="P56"/>
      <text:list xml:id="list234457310879420" text:continue-numbering="true" text:style-name="Outline">
        <text:list-item>
          <text:list>
            <text:list-item>
              <text:list>
                <text:list-item>
                  <text:h text:style-name="Heading_20_3" text:outline-level="3"><text:bookmark-start text:name="__RefHeading___Toc3693_2035133706"/>ENDM<text:bookmark-end text:name="__RefHeading___Toc3693_2035133706"/></text:h>
                </text:list-item>
              </text:list>
            </text:list-item>
          </text:list>
        </text:list-item>
      </text:list>
      <text:p text:style-name="Text_20_body">Every REPT, IRP, IRPC and MACRO pseudo-op must be terminated with the ENDM pseudo-op. Otherwise <text:span text:style-name="T52">a T </text:span>e<text:span text:style-name="T52">rror</text:span> is generated at the end of each pass. An unmatched ENDM causes an O error.</text:p>
      <text:list xml:id="list234457009223528" text:continue-numbering="true" text:style-name="Outline">
        <text:list-item>
          <text:list>
            <text:list-item>
              <text:list>
                <text:list-item>
                  <text:h text:style-name="Heading_20_3" text:outline-level="3"><text:bookmark-start text:name="__RefHeading___Toc3695_2035133706"/>EXITM<text:bookmark-end text:name="__RefHeading___Toc3695_2035133706"/></text:h>
                </text:list-item>
              </text:list>
            </text:list-item>
          </text:list>
        </text:list-item>
      </text:list>
      <text:p text:style-name="Text_20_body">The EXITM pseudo-op is used to terminate a REPT/IRP/IRPC or MACRO call. When an EXITM is executed, the expansion is exited immediately and any remaining expansion or repetition is not generated. If the block containing the EXITM is nested within another block, the outer level continues to be expanded.</text:p>
      <text:list xml:id="list234458230871968" text:continue-numbering="true" text:style-name="Outline">
        <text:list-item>
          <text:list>
            <text:list-item>
              <text:list>
                <text:list-item>
                  <text:h text:style-name="Heading_20_3" text:outline-level="3"><text:bookmark-start text:name="__RefHeading___Toc3697_2035133706"/>LOCAL<text:bookmark-end text:name="__RefHeading___Toc3697_2035133706"/></text:h>
                </text:list-item>
              </text:list>
            </text:list-item>
          </text:list>
        </text:list-item>
      </text:list>
      <text:p text:style-name="P23">Syntax:</text:p>
      <text:p text:style-name="P56"><text:tab/><text:span text:style-name="T99">LOCAL</text:span> <text:s text:c="2"/><text:span text:style-name="T64">dummylist</text:span></text:p>
      <text:p text:style-name="P56"><text:soft-page-break/></text:p>
      <text:p text:style-name="Text_20_body">The LOCAL pseudo-op is allowed only inside a MACRO definition. When LOCAL is executed, the assembler creates a unique symbol for each <text:span text:style-name="T64">dummy</text:span> in <text:span text:style-name="T64">dummylist</text:span> and substitutes that symbol for each occur<text:span text:style-name="T52">r</text:span>ence of the <text:span text:style-name="T64">dummy</text:span> in the expansion. These unique symbols are usually used to define a label within a macro, thus eliminating multiply-defined labels on successive expansions of the macro. The symbols created by the assembler range from <text:span text:style-name="T23">??0001</text:span> to <text:span text:style-name="T23">??FFFF</text:span>. Users will therefore want to avoid the term <text:span text:style-name="T23">??</text:span><text:span text:style-name="T24">nnnn</text:span> for their own symbols. If LOCAL statements are used, they must be the first statements in the macro definition.</text:p>
      <text:list xml:id="list234456793743703" text:continue-numbering="true" text:style-name="Outline">
        <text:list-item>
          <text:list>
            <text:list-item>
              <text:list>
                <text:list-item>
                  <text:h text:style-name="Heading_20_3" text:outline-level="3"><text:bookmark-start text:name="__RefHeading___Toc3699_2035133706"/>Special Macro Operators <text:span text:style-name="T133">a</text:span>nd Forms<text:bookmark-end text:name="__RefHeading___Toc3699_2035133706"/></text:h>
                </text:list-item>
              </text:list>
            </text:list-item>
          </text:list>
        </text:list-item>
      </text:list>
      <text:p text:style-name="P93"><text:span text:style-name="T34">&amp;</text:span><text:tab/>The ampersand is used in a macro expansion to concatenate text or symbols. A dummy parameter that is in a quoted string will not be substituted in the expansion unless it is immediately preceded by &amp;. To form a symbol from text and a dummy, put &amp; between them. For example:</text:p>
      <text:p text:style-name="P56"><text:tab/><text:tab/><text:tab/>ERRGEN <text:s/>MACRO <text:s text:c="2"/>X</text:p>
      <text:p text:style-name="P56"><text:tab/><text:tab/><text:tab/>ERROR&amp;X:PUSH <text:s text:c="3"/><text:span text:style-name="T53">BC</text:span></text:p>
      <text:p text:style-name="P56"><text:tab/><text:tab/><text:tab/> <text:s text:c="7"/><text:span text:style-name="T53">LD <text:s/></text:span><text:s text:c="4"/><text:span text:style-name="T53">C</text:span>,'&amp;X'</text:p>
      <text:p text:style-name="P56"><text:tab/><text:tab/><text:tab/> <text:s text:c="7"/>JP <text:s text:c="5"/>ERROR</text:p>
      <text:p text:style-name="P56"><text:tab/><text:tab/><text:tab/> <text:s text:c="7"/>ENDM</text:p>
      <text:p text:style-name="P56"/>
      <text:p text:style-name="P89"><text:tab/>In this example, the call ERRGEN A will generate:</text:p>
      <text:p text:style-name="P56"><text:tab/><text:tab/><text:tab/>ERRORA: PUSH <text:s text:c="3"/><text:span text:style-name="T53">BC</text:span></text:p>
      <text:p text:style-name="P56"><text:tab/><text:tab/><text:tab/> <text:s text:c="7"/><text:span text:style-name="T53">LD</text:span> <text:s text:c="5"/><text:span text:style-name="T53">C</text:span>,'A'</text:p>
      <text:p text:style-name="P56"><text:tab/><text:tab/><text:tab/> <text:s text:c="7"/>JP <text:s text:c="5"/>ERROR</text:p>
      <text:p text:style-name="P56"/>
      <text:p text:style-name="P89"><text:span text:style-name="T34">;;</text:span><text:tab/>In a block operation, a comment preceded by two semicolons is not saved as part of the expansion (i.e., it will not appear on the listing even under .LALL). A comment preceded by one semicolon, however, will be preserved and appear in the expansion.</text:p>
      <text:p text:style-name="P93"><text:span text:style-name="T34">!</text:span><text:tab/>When an exclamation point is used in an argument, the next character is entered literally (i.e., <text:span text:style-name="T23">!;</text:span> and <text:span text:style-name="T23">&lt;;&gt;</text:span> are equivalent).</text:p>
      <text:p text:style-name="P98"><text:span text:style-name="T34">NUL</text:span><text:tab/>NUL is an operator that returns true if its argument (a parameter) is null. The remainder of a line after NUL is considered to be the argument to NUL. The conditional</text:p>
      <text:p text:style-name="Preformatted_20_Text"><text:tab/><text:tab/><text:tab/><text:span text:style-name="T131">IF NUL argument</text:span></text:p>
      <text:p text:style-name="Preformatted_20_Text"/>
      <text:p text:style-name="P98"><text:tab/>is false if, <text:span text:style-name="T44">during</text:span> the expansion, the first character of the argument is anything other than a semicolon or carriage return. It is recommended that testing for null parameters be done using the <text:span text:style-name="T23">IFB</text:span> and <text:span text:style-name="T23">IFNB</text:span> conditionals.</text:p>
      <text:p text:style-name="P94"><text:span text:style-name="T34">%</text:span><text:tab/>The percent sign is used only in a macro argument. % converts the expression that follows it (usually a symbol) to a number in the current radix. During macro expansion, the number derived from converting the expression is substituted for the dummy. Using the % special operator allows a macro call by value. (Usually, a macro <text:soft-page-break/>call is a call by reference with the text of the macro argument substituting exactly for the dummy.)</text:p>
      <text:p text:style-name="P93"><text:tab/>The expression following the % must conform to the same rules as the DS (Define Space) pseudo-op. A valid expression returning a non-relocatable constant is required.</text:p>
      <text:p text:style-name="P93"><text:tab/><text:span text:style-name="T61">In the example below,</text:span> LB <text:span text:style-name="T61">(</text:span>the argument to MAKLAB<text:span text:style-name="T61">)</text:span> would <text:span text:style-name="T61">normally</text:span> be substituted for Y <text:span text:style-name="T61">(</text:span>the argument to MACRO<text:span text:style-name="T61">)</text:span> as a string. <text:span text:style-name="T61">However, t</text:span>he % causes LB to be converted to a non-relocatable constant which is then substituted for Y. Without the % special operator, the result of assembly would be 'Error LB' rather than 'Error 1', etc.</text:p>
      <text:p text:style-name="P56"><text:tab/><text:tab/><text:tab/>MAKLAB <text:s/>MACRO <text:s text:c="2"/>Y</text:p>
      <text:p text:style-name="P56"><text:tab/><text:tab/><text:tab/>ERR&amp;Y: <text:s/>DB <text:s text:c="5"/>'Error &amp;Y',0</text:p>
      <text:p text:style-name="P56"><text:tab/><text:tab/><text:tab/> <text:s text:c="7"/>ENDM</text:p>
      <text:p text:style-name="P56"><text:tab/><text:tab/><text:tab/>MAKERR <text:s/>MACRO <text:s text:c="2"/>X</text:p>
      <text:p text:style-name="P56"><text:tab/><text:tab/><text:tab/>LB <text:s text:c="5"/><text:span text:style-name="T55">DEFL <text:s text:c="3"/></text:span>0</text:p>
      <text:p text:style-name="P56"><text:tab/><text:tab/><text:tab/> <text:s text:c="7"/>REPT <text:s text:c="3"/>X</text:p>
      <text:p text:style-name="P56"><text:tab/><text:tab/><text:tab/>LB <text:s text:c="5"/><text:span text:style-name="T55">DEFL</text:span> <text:s text:c="3"/>LB+1</text:p>
      <text:p text:style-name="P56"><text:tab/><text:tab/><text:tab/> <text:s text:c="7"/>MAKLAB <text:s/>%LB</text:p>
      <text:p text:style-name="P56"><text:tab/><text:tab/><text:tab/> <text:s text:c="7"/>ENDM</text:p>
      <text:p text:style-name="P56"><text:tab/><text:tab/><text:tab/> <text:s text:c="7"/>ENDM</text:p>
      <text:p text:style-name="P56"/>
      <text:p text:style-name="P89"><text:tab/>When <text:span text:style-name="T61">invoked as</text:span> MAKERR 3, the assembler will generate:</text:p>
      <text:p text:style-name="P56"><text:tab/><text:tab/><text:tab/>ERR1: <text:s text:c="2"/>DB <text:s text:c="5"/>'Error 1',0</text:p>
      <text:p text:style-name="P56"><text:tab/><text:tab/><text:tab/>ERR2: <text:s text:c="2"/>DB <text:s text:c="5"/>'Error 2',0</text:p>
      <text:p text:style-name="P56"><text:tab/><text:tab/><text:tab/>ERR3: <text:s text:c="2"/>DB <text:s text:c="5"/>'Error 3',0</text:p>
      <text:p text:style-name="P56"/>
      <text:list xml:id="list234458325730204" text:continue-numbering="true" text:style-name="Outline">
        <text:list-item>
          <text:list>
            <text:list-item>
              <text:h text:style-name="Heading_20_2" text:outline-level="2"><text:bookmark-start text:name="__RefHeading___Toc3701_2035133706"/>ZSM4 E<text:span text:style-name="T133">rrors</text:span><text:bookmark-end text:name="__RefHeading___Toc3701_2035133706"/></text:h>
            </text:list-item>
          </text:list>
        </text:list-item>
      </text:list>
      <text:p text:style-name="Text_20_body">ZSM4 errors are indicated by a one-character flag in column one of the listing file. If a listing file is not being printed on the terminal, each erroneous line is also printed or displayed on the terminal. Below is a list of the ZSM4 Error Codes:</text:p>
      <text:p text:style-name="P90">A<text:tab/><text:span text:style-name="T126">Too many </text:span><text:span text:style-name="T38">IF</text:span><text:span text:style-name="T126"> statements</text:span><text:tab/><text:line-break/><text:span text:style-name="T126">Maximum conditional nesting level reached.</text:span></text:p>
      <text:p text:style-name="P97">B<text:tab/><text:span text:style-name="T23">ENDIF</text:span> without <text:span text:style-name="T23">IF</text:span><text:span text:style-name="T2"> statement</text:span></text:p>
      <text:p text:style-name="P95">C<text:tab/><text:span text:style-name="T38">ELSE</text:span><text:span text:style-name="T126"> without </text:span><text:span text:style-name="T38">IF</text:span><text:span text:style-name="T126"> statement</text:span></text:p>
      <text:p text:style-name="P95">D<text:tab/><text:span text:style-name="T126">Relative jump range error</text:span></text:p>
      <text:p text:style-name="P93">E<text:tab/>Ex<text:span text:style-name="T126">pression error</text:span><text:tab/><text:line-break/><text:span text:style-name="T126">Invalid operator, two consecutive operators, etc</text:span>.</text:p>
      <text:p text:style-name="P92"><text:soft-page-break/>L<text:tab/>Invalid identifier<text:tab/><text:line-break/>Identifier contains invalid characters.</text:p>
      <text:p text:style-name="P93">M<text:tab/>Multiply Defined symbol</text:p>
      <text:p text:style-name="P93">N<text:tab/><text:span text:style-name="T126">Illegal opcode</text:span></text:p>
      <text:p text:style-name="P93">O<text:tab/>Bad opcode or objectionable syntax<text:tab/><text:line-break/>ENDM, LOCAL outside a block; <text:span text:style-name="T53">DELF</text:span>, EQU or MACRO without a name; bad syntax in an opcode; or bad syntax in an expression (mismatched parenthesis, quotes, consecutive operators, etc.).</text:p>
      <text:p text:style-name="P93">P<text:tab/>Phase error<text:tab/><text:line-break/>Value of a Label or EQU name is different on pass 2.</text:p>
      <text:p text:style-name="P93">Q<text:tab/><text:span text:style-name="T126">Missing closing quote</text:span><text:tab/><text:line-break/><text:span text:style-name="T126">An improperly closed string in a DB statement, etc.</text:span></text:p>
      <text:p text:style-name="P93">R<text:tab/>Relocation <text:span text:style-name="T126">error</text:span><text:tab/><text:line-break/>Ill<text:span text:style-name="T53">e</text:span>gal use of relocation in expression, such as abs-rel. Data, code and COMMON areas are relocatable.</text:p>
      <text:p text:style-name="P97">T<text:tab/>Missing <text:span text:style-name="T23">ENDM</text:span> or <text:span text:style-name="T23">ENDIF</text:span><text:tab/><text:line-break/>Normally appears at the end of the listing, indicating an unterminated conditional or macro.</text:p>
      <text:p text:style-name="P91">U<text:tab/>Undefined symbol<text:tab/><text:line-break/>A symbol referenced in an expression is not defined.</text:p>
      <text:p text:style-name="P95">V<text:tab/>Value error</text:p>
      <text:p text:style-name="P97">W<text:tab/>Symbol table overflow</text:p>
      <text:p text:style-name="P95"><text:span text:style-name="T127">Z</text:span><text:tab/><text:span text:style-name="T127">Divide by zero<text:tab/></text:span><text:line-break/><text:span text:style-name="T127">The expression being evaluated contains a division by zero</text:span>.</text:p>
      <text:list xml:id="list234457279305639" text:continue-numbering="true" text:style-name="Outline">
        <text:list-item>
          <text:list>
            <text:list-item>
              <text:h text:style-name="Heading_20_2" text:outline-level="2"><text:bookmark-start text:name="__RefHeading___Toc3703_2035133706"/>C<text:span text:style-name="T54">ompatibility with other assemblers</text:span><text:bookmark-end text:name="__RefHeading___Toc3703_2035133706"/></text:h>
            </text:list-item>
          </text:list>
        </text:list-item>
      </text:list>
      <text:p text:style-name="P2"><text:span text:style-name="T138">Care has been taken to make </text:span>ZSM4 <text:span text:style-name="T138">as compatible as possible with </text:span>Microsoft's M80 <text:span text:style-name="T128">and</text:span> Digital Research's RMAC. <text:span text:style-name="T128">There are, however, some differences, which are listed below:</text:span></text:p>
      <text:list xml:id="list2843058073" text:style-name="L7">
        <text:list-item>
          <text:p text:style-name="P168">The .TFCOND pseudo-operator (toggle listing of false conditionals) is not implemented.</text:p>
        </text:list-item>
        <text:list-item>
          <text:p text:style-name="P170"><text:span text:style-name="T139">ZSM4 allows s</text:span>everal TITLE pseudo-operators <text:span text:style-name="T139">to appear</text:span> in <text:span text:style-name="T139">the</text:span> source file, while M80 allows only one.</text:p>
        </text:list-item>
        <text:list-item>
          <text:p text:style-name="P171">If no NAME pseudo-operator is specified, M80 uses the first word of the TITLE statement as the <text:soft-page-break/>default module name, whereas ZSM4 uses the source file name.</text:p>
        </text:list-item>
        <text:list-item>
          <text:p text:style-name="P171">ZSM4 stores up to 8 characters of symbol name<text:span text:style-name="T143">s</text:span> in REL files (see the /S<text:span text:style-name="T64">n</text:span> option switch in Section <text:bookmark-ref text:reference-format="chapter" text:ref-name="__RefHeading___Toc3593_2035133706">2.2.1</text:bookmark-ref>), whereas <text:span text:style-name="T143">both </text:span>M80 <text:span text:style-name="T143">and RMAC </text:span>store up to 6.</text:p>
        </text:list-item>
        <text:list-item>
          <text:p text:style-name="P171">ZSM4 does not support REL <text:span text:style-name="T140">format </text:span>extensions like M80 3.44 or SLR do. <text:span text:style-name="T141">Only few</text:span> linker<text:span text:style-name="T140">s</text:span> support them, <text:span text:style-name="T140">anyway</text:span>.</text:p>
        </text:list-item>
        <text:list-item>
          <text:p text:style-name="P169"><text:span text:style-name="T140">The byte order of </text:span>character constant<text:span text:style-name="T140">s</text:span> comprised of two characters <text:span text:style-name="T140">is the same as in RMAC, but in M80 is the opposite (see Section </text:span><text:span text:style-name="T140"><text:bookmark-ref text:reference-format="chapter" text:ref-name="__RefHeading___Toc3601_2035133706">2.3.3</text:bookmark-ref></text:span><text:span text:style-name="T140">). Thus, a statement like</text:span></text:p>
        </text:list-item>
      </text:list>
      <text:p text:style-name="P130">LD <text:s text:c="3"/>HL,'AB'</text:p>
      <text:p text:style-name="P122">will load the L register with 'A' and H with 'B'.</text:p>
      <text:list xml:id="list234456936145089" text:continue-list="list234457279305639" text:style-name="Outline">
        <text:list-item>
          <text:list>
            <text:list-item>
              <text:h text:style-name="Heading_20_2" text:outline-level="2"><text:bookmark-start text:name="__RefHeading___Toc3839_1874355787"/>Additional notes<text:bookmark-end text:name="__RefHeading___Toc3839_1874355787"/></text:h>
            </text:list-item>
          </text:list>
        </text:list-item>
      </text:list>
      <text:p text:style-name="P139"><text:span text:style-name="T144">The Z280 mode has a few caveats</text:span>:</text:p>
      <text:list xml:id="list117334543" text:style-name="L8">
        <text:list-item>
          <text:p text:style-name="P172"><text:span text:style-name="T144">T</text:span>he operand of instructions that accept either an 8- or 16-bit value or displacement must be know<text:span text:style-name="T157">n</text:span> on pass 1. <text:span text:style-name="T142">E</text:span>xample<text:span text:style-name="T142">s</text:span> <text:span text:style-name="T142">of such instructions are</text:span>:</text:p>
        </text:list-item>
      </text:list>
      <text:p text:style-name="P133"><text:span text:style-name="T23">ADD <text:s text:c="2"/>A,(IX+</text:span><text:span text:style-name="T24">d8</text:span><text:span text:style-name="T23">) <text:s text:c="3"/></text:span>and<text:span text:style-name="T23"> <text:s text:c="3"/>ADD <text:s text:c="2"/>A,(IX+</text:span><text:span text:style-name="T24">d16</text:span><text:span text:style-name="T23">)</text:span></text:p>
      <text:p text:style-name="P133"><text:span text:style-name="T23">LD <text:s text:c="3"/>(HL),</text:span><text:span text:style-name="T24">d8</text:span><text:span text:style-name="T23"> <text:s text:c="5"/></text:span>and<text:span text:style-name="T23"> <text:s text:c="3"/>LD <text:s text:c="3"/>(HL),</text:span><text:span text:style-name="T24">d16</text:span></text:p>
      <text:p text:style-name="P132">etc.</text:p>
      <text:p text:style-name="P123">That<text:span text:style-name="T142">'s</text:span> because <text:span text:style-name="T142">the different</text:span> <text:span text:style-name="T142">forms of the same </text:span>instruction <text:span text:style-name="T142">generate</text:span> different opcodes <text:span text:style-name="T145">and/or have different length</text:span>. <text:span text:style-name="T145">If the operand is not known on pass 1, then the assembler will have to guess or to chose arbitrarily one of the forms; when the operand size is finally know on pass 2, a phase error will occur if its size does not match the one guessed during pass 1.</text:span> <text:span text:style-name="T142">In order t</text:span>o eliminate such restriction, the assembler would have <text:span text:style-name="T142">t</text:span>o perform additional passes <text:span text:style-name="T142">over the source code, becoming more complicated and slower.</text:span></text:p>
      <text:list xml:id="list234456717681168" text:continue-numbering="true" text:style-name="L8">
        <text:list-item>
          <text:p text:style-name="P173"><text:span text:style-name="T142">As described in the Z280 Manual, t</text:span>he <text:span text:style-name="T142">syntax of the four Extended Instructions EPUF, EPUI, EPUM and MEPU is not clear. The instructions require a four-byte template argument which is loaded into, or decoded by, the co-processor. The Z280 Manual even specifies a format for it, but nowhere is a description or an example of how the instruction mnemonic actually looks like. Even when the template is destined for the co-processor, the Z280 CPU may decode part of it. In particular, the number of bytes to be transferred by the EPUM and MEPU instructions is extracted from the fourth template byte, and thus it looks like the template ought to be part of the instruction mnemonic.</text:span></text:p>
        </text:list-item>
      </text:list>
      <text:p text:style-name="P124">In this version of ZSM4, the template bytes are specified separately from the instruction and therefore is up to the user to follow the appropriate format. For example:</text:p>
      <text:p text:style-name="P134">EPUM <text:s text:c="3"/>(HL)</text:p>
      <text:p text:style-name="P131">DEFB <text:s text:c="3"/><text:span text:style-name="T64">t1</text:span>,<text:span text:style-name="T64">t2</text:span>,<text:span text:style-name="T64">t3</text:span>,<text:span text:style-name="T64">t4</text:span></text:p>
      <text:p text:style-name="P124">where <text:span text:style-name="T64">t1</text:span>, <text:span text:style-name="T64">t2</text:span>, <text:span text:style-name="T64">t3</text:span> and <text:span text:style-name="T64">t4</text:span> are the template bytes.</text:p>
      <text:list xml:id="list234457757098807" text:continue-numbering="true" text:style-name="L8">
        <text:list-item>
          <text:p text:style-name="P174">The .EVEN and .ODD <text:span text:style-name="T149">alignment </text:span>pseudo-operators <text:span text:style-name="T146">(see section </text:span><text:span text:style-name="T146"><text:bookmark-ref text:reference-format="number" text:ref-name="__RefHeading___Toc3977_1519430215">2.5.23</text:bookmark-ref></text:span><text:span text:style-name="T146">)</text:span> require appropriate linker support. <text:span text:style-name="T156">Specifically, any code or data segment using these pseudo-operators must start on</text:span> an <text:soft-page-break/>even address boundary. <text:span text:style-name="T149">If the linker has no provision for such feature, then the same result can be achieved by making all segments to be linked of even size, and linking the final program starting on an even address. To ensure that all segments</text:span> <text:span text:style-name="T156">have an</text:span> even size, <text:span text:style-name="T149">end them with an .EVEN pseudo-operator.</text:span></text:p>
        </text:list-item>
      </text:list>
      <text:list xml:id="list3059304329" text:style-name="Numbering_20_5">
        <text:list-item>
          <text:h text:style-name="P154" text:outline-level="1"><text:bookmark-start text:name="__RefHeading___Toc3436_297693175"/><text:span text:style-name="T111">Operation under </text:span><text:span text:style-name="T112">CP/M</text:span><text:bookmark-end text:name="__RefHeading___Toc3436_297693175"/></text:h>
        </text:list-item>
      </text:list>
      <text:p text:style-name="P52">The ZSM4 CP/M executable has a size of nearly 22 Kbytes, and therefore a system with large TPA is recommended for running the assembler, especially if large source files are to be assembled or if the sources use a large number of MACROs. On the plus side, the symbol table format is much more compact than that of e.g. M80.</text:p>
      <text:p text:style-name="P52">File specifications follow the standard CP/M convention:</text:p>
      <text:p text:style-name="P8"><text:span text:style-name="T97"><text:tab/></text:span><text:span text:style-name="T25">d</text:span><text:span text:style-name="T26">rive</text:span><text:span text:style-name="T37">:</text:span><text:span text:style-name="T25">filename</text:span><text:span text:style-name="T37">.</text:span><text:span text:style-name="T25">ext</text:span></text:p>
      <text:p text:style-name="P8"><text:span text:style-name="T97">O</text:span><text:span text:style-name="T9">nly </text:span><text:span text:style-name="T6">filename</text:span><text:span text:style-name="T9"> is required, all other fields are optional and default to the following values:</text:span></text:p>
      <text:p text:style-name="P136"><text:tab/><text:span text:style-name="T75">d</text:span><text:span text:style-name="T78">rive</text:span><text:span text:style-name="T122"><text:tab/>the current drive</text:span></text:p>
      <text:p text:style-name="P42"><text:tab/><text:span text:style-name="T75">ext</text:span><text:span text:style-name="T122"><text:tab/></text:span><text:span text:style-name="T39">MAC</text:span><text:span text:style-name="T122"> for the source, </text:span><text:span text:style-name="T40">REL</text:span><text:span text:style-name="T122"> for the object output and </text:span><text:span text:style-name="T40">PRN</text:span><text:span text:style-name="T122"> for the listing file</text:span></text:p>
      <text:p text:style-name="P35">If no command line is present, the assembler will enter interactive mode and prompt for a command line:</text:p>
      <text:p text:style-name="P140"><text:tab/><text:span text:style-name="T41">A</text:span><text:span text:style-name="T23">&gt;</text:span><text:span text:style-name="T36">ZSM4</text:span></text:p>
      <text:p text:style-name="P129">Z80/Z180/Z280 Macro-Assembler V4.<text:span text:style-name="T163">3</text:span></text:p>
      <text:p text:style-name="P129"/>
      <text:p text:style-name="P126">*</text:p>
      <text:p text:style-name="P52">In interactive mode several commands can be entered <text:span text:style-name="T155">to process several files without having to reload the assembler every time.</text:span></text:p>
      <text:p text:style-name="P54">Under CP/M 3.0 and MP/M, the date and time of assembly is shown on the listing output.</text:p>
      <text:list xml:id="list234457148207072" text:continue-numbering="true" text:style-name="Numbering_20_5">
        <text:list-item>
          <text:h text:style-name="P154" text:outline-level="1"><text:bookmark-start text:name="__RefHeading___Toc3438_297693175"/><text:span text:style-name="T110">Operation under </text:span><text:span text:style-name="T112">RSX180</text:span><text:bookmark-end text:name="__RefHeading___Toc3438_297693175"/></text:h>
        </text:list-item>
      </text:list>
      <text:p text:style-name="P9">ZSM4 is built with a default task name of <text:span text:style-name="T32">...MAC</text:span><text:span text:style-name="T7">; </text:span><text:span text:style-name="T8">a different </text:span><text:span text:style-name="T13">name </text:span><text:span text:style-name="T12">can be </text:span><text:span text:style-name="T8">specified in the INStall command, </text:span><text:span text:style-name="T9">for example</text:span><text:span text:style-name="T8">:</text:span></text:p>
      <text:p text:style-name="P9"><text:span text:style-name="T8"><text:tab/></text:span><text:span text:style-name="T35">INS ZSM4/TASK=...ZSM</text:span></text:p>
      <text:p text:style-name="P39">The <text:span text:style-name="T130">task is also built with a </text:span>default memory increment amount of 8000 bytes, <text:span text:style-name="T130">which</text:span> should be enough for assembling small to medium-sized files. However, for large files specifying a larger memory increment via the INStall command is <text:span text:style-name="T64">not</text:span> necessary, since the assembler can request automatically more memory from the system if/as it becomes necessary. <text:span text:style-name="T123">If the request is not granted, and error will be displayed.</text:span></text:p>
      <text:p text:style-name="P33">File specifications follow the standard RSX180 convention:</text:p>
      <text:p text:style-name="P5"><text:span text:style-name="T97"><text:tab/></text:span><text:span text:style-name="T25">dev</text:span><text:span text:style-name="T37">:[</text:span><text:span text:style-name="T25">directory</text:span><text:span text:style-name="T37">]</text:span><text:span text:style-name="T25">filename</text:span><text:span text:style-name="T37">.</text:span><text:span text:style-name="T25">ext</text:span><text:span text:style-name="T37">;</text:span><text:span text:style-name="T25">vers</text:span></text:p>
      <text:p text:style-name="P6"><text:span text:style-name="T10">Note that t</text:span><text:span text:style-name="T9">he</text:span><text:span text:style-name="T11"> square brackets </text:span><text:span text:style-name="T10">above </text:span><text:span text:style-name="T11">are part of the syn</text:span><text:span text:style-name="T97">tax and therefore required when specifying a directory. O</text:span><text:span text:style-name="T9">nly </text:span><text:span text:style-name="T6">filename</text:span><text:span text:style-name="T9"> is required, all other fields are optional and default to the following values:</text:span></text:p>
      <text:p text:style-name="P135"><text:tab/><text:span text:style-name="T75">dev</text:span><text:span text:style-name="T122"><text:tab/>SY0: (the user's login device)</text:span></text:p>
      <text:p text:style-name="P138"><text:tab/><text:span text:style-name="T75">directory</text:span><text:span text:style-name="T122"><text:tab/>the current user's directory</text:span></text:p>
      <text:p text:style-name="P137"><text:tab/><text:span text:style-name="T75">ext</text:span><text:span text:style-name="T122"><text:tab/></text:span><text:span text:style-name="T39">MAC</text:span><text:span text:style-name="T122"> for the source, </text:span><text:span text:style-name="T39">OBJ</text:span><text:span text:style-name="T122"> for the object output and </text:span><text:span text:style-name="T39">LST</text:span><text:span text:style-name="T122"> for the listing file</text:span></text:p>
      <text:p text:style-name="P41"><text:tab/><text:span text:style-name="T75">vers</text:span><text:span text:style-name="T122"><text:tab/>highest (latest) version of the file.</text:span></text:p>
      <text:p text:style-name="P32">If the task has been installed, it can be invoked by entering its <text:span text:style-name="T122">installed </text:span>task name, e.g.</text:p>
      <text:p text:style-name="P32"><text:tab/><text:span text:style-name="T34">MAC</text:span><text:span text:style-name="T23"> [</text:span><text:span text:style-name="T24">command</text:span><text:span text:style-name="T23">]</text:span></text:p>
      <text:p text:style-name="P9"><text:span text:style-name="T132">when</text:span> not installed, t<text:span text:style-name="T124">he task</text:span> can be invoked using the RUN command, <text:span text:style-name="T132">for example</text:span>:</text:p>
      <text:p text:style-name="P10"><text:tab/><text:span text:style-name="T99">RUN $</text:span><text:span text:style-name="T109">ZSM4</text:span></text:p>
      <text:p text:style-name="P34">If no command line is present, the assembler will enter interactive mode and prompt for a command line:</text:p>
      <text:p text:style-name="P86"><text:tab/><text:span text:style-name="T154">&gt;</text:span><text:span text:style-name="T34">MAC</text:span></text:p>
      <text:p text:style-name="P126">MAC&gt;</text:p>
      <text:p text:style-name="P7"><text:span text:style-name="T123">ZSM4 also supports </text:span>indirect command file<text:span text:style-name="T123">s under RSX180 the standard way:</text:span></text:p>
      <text:p text:style-name="P7"><text:tab/><text:span text:style-name="T99">MAC </text:span><text:span text:style-name="T108">@</text:span><text:span text:style-name="T76">filespec</text:span></text:p>
      <text:p text:style-name="P40"><text:span text:style-name="T123">where </text:span><text:span text:style-name="T76">filespec</text:span><text:span text:style-name="T123"> is a valid command file specification. If no extension is specified, CMD is assumed. The command file simply contains a list of commands to be executed by ZSM4, one per line, and can in turn include calls to additional command files up to a nesting level of 3.</text:span></text:p>
      <text:list xml:id="list234457463026589" text:continue-numbering="true" text:style-name="Numbering_20_5">
        <text:list-item>
          <text:h text:style-name="P154" text:outline-level="1"><text:bookmark-start text:name="__RefHeading___Toc3431_1481469278"/><text:span text:style-name="T136">Operation under</text:span><text:span text:style-name="T113"> </text:span><text:span text:style-name="T114">UZI180</text:span><text:bookmark-end text:name="__RefHeading___Toc3431_1481469278"/></text:h>
        </text:list-item>
      </text:list>
      <text:p text:style-name="P53">Since UZI180 has an embedded CP/M emulator, the CP/M version of ZSM4 can be run directly from the <text:s/>UZI180 shell prompt. The usual limitation of the 8.3 CP/M filename format applies.</text:p>
      <text:p text:style-name="P53">A native UZI180 version of ZSM4 is currently under development.</text:p>
      <text:list xml:id="list234458387609762" text:continue-numbering="true" text:style-name="Numbering_20_5">
        <text:list-item>
          <text:h text:style-name="P154" text:outline-level="1"><text:bookmark-start text:name="__RefHeading___Toc3440_297693175"/><text:span text:style-name="T136">Operation under</text:span><text:span text:style-name="T113"> Linux or Windows</text:span><text:bookmark-end text:name="__RefHeading___Toc3440_297693175"/></text:h>
        </text:list-item>
      </text:list>
      <text:p text:style-name="P44">The CP/M version of ZSM4 can be used for cross-assembly <text:span text:style-name="T135">o</text:span>n a Linux or Windows system by using John Elliott's zxcc <text:span text:style-name="T134">program (</text:span><text:a xlink:type="simple" xlink:href="http://www.seasip.demon.co.uk/Unix/Zxcc/index.html" text:style-name="Internet_20_link" text:visited-style-name="Visited_20_Internet_20_Link"><text:span text:style-name="T134">http://www.seasip.demon.co.uk/Unix/Zxcc/index.html</text:span></text:a><text:span text:style-name="T134">)</text:span>. Zxcc <text:span text:style-name="T128">emulates both a Z</text:span>80 and <text:span text:style-name="T128">a </text:span>CP/M e<text:span text:style-name="T128">nvironment in a way such that a CP/M application can be run from the Linux or Windows command prompt as if it was a native application.</text:span></text:p>
      <text:p text:style-name="P47"><text:span text:style-name="T150">Since </text:span>ZSM <text:span text:style-name="T150">accepts source files with both CP/M and Unix </text:span>end-line conventions, <text:span text:style-name="T150">no conversion to the CP/M format is necessary.</text:span></text:p>
      <text:p text:style-name="P48">Being a CP/M program, a few restrictions apply:</text:p>
      <text:list xml:id="list3310783400" text:style-name="L9">
        <text:list-item>
          <text:p text:style-name="P166">File names are limited to the 8.3 format, and <text:span text:style-name="T158">specified </text:span>in lowercase <text:span text:style-name="T158">letters</text:span>.</text:p>
        </text:list-item>
        <text:list-item>
          <text:p text:style-name="P166"><text:span text:style-name="T151">If the source files INCLUDE additional files (see Section </text:span><text:span text:style-name="T151"><text:bookmark-ref text:reference-format="chapter" text:ref-name="__RefHeading___Toc3643_2035133706">2.5.16</text:bookmark-ref></text:span><text:span text:style-name="T151">), then t</text:span>he zxcc command invoking ZSM4 must be run in the directory where the <text:span text:style-name="T158">include</text:span> files are.</text:p>
        </text:list-item>
        <text:list-item>
          <text:p text:style-name="P167">Options switches must be escaped properly (see the zxcc documentation for details), or else the Unix shell may interpret them as directory specifications.</text:p>
        </text:list-item>
      </text:list>
      <text:p text:style-name="P49">Examples:</text:p>
      <text:p text:style-name="P125">zxcc zsm4 test,test=test</text:p>
      <text:p text:style-name="P125">zxcc zsm4 -”=test/L”</text:p>
      <text:p text:style-name="P50">Note how the <text:span text:style-name="T152">whole </text:span>command <text:span text:style-name="T153">in the second example</text:span> is escaped, since it contains the /L option switch.</text:p>
      <text:p text:style-name="P51">Zxcc allows invoking ZSM4 from a Makefile, for example:</text:p>
      <text:p text:style-name="P127">.PREFIX:</text:p>
      <text:p text:style-name="P128">.PREFIX: .mac .rel</text:p>
      <text:p text:style-name="P128"/>
      <text:p text:style-name="P128">SRCS = main.mac functions.mac misc.mac</text:p>
      <text:p text:style-name="P128">OBJS = $(SRCS:.mac=.rel)</text:p>
      <text:p text:style-name="P128"/>
      <text:p text:style-name="P128">all: example.com</text:p>
      <text:p text:style-name="P128"/>
      <text:p text:style-name="P128">$(OBJS): %.rel: %.mac *.inc</text:p>
      <text:p text:style-name="P128"><text:s text:c="8"/>zxcc zsm4 -"=$&lt;/l"</text:p>
      <text:p text:style-name="P128"/>
      <text:p text:style-name="P128">example.com: $(OBJS) mylib.lib</text:p>
      <text:p text:style-name="P128"><text:s text:c="8"/>zxcc link -"$@=main,functions,misc,mylib.lib[s]"</text:p>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URW Gothic L" svg:font-family="'URW Gothic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List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99in" style:contextual-spacing="false" fo:line-height="100%" fo:text-align="justify" style:justify-single-word="false"/>
      <style:text-properties style:font-name="Open Sans" fo:font-family="'Ope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1701in" fo:margin-bottom="0.3in" style:contextual-spacing="false"/>
      <style:text-properties style:font-name="Open Sans1" fo:font-family="'Open Sans'" style:font-style-name="Bold" style:font-family-generic="swiss" style:font-pitch="variable"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style:contextual-spacing="false" fo:text-indent="0in" style:auto-text-indent="false">
        <style:tab-stops>
          <style:tab-stop style:position="6.9252in" style:type="right" style:leader-style="dotted" style:leader-text="."/>
        </style:tab-stops>
      </style:paragraph-properties>
      <style:text-properties style:font-name="Open Sans" fo:font-family="'Open Sans'" style:font-style-name="Regular" style:font-family-generic="swiss" style:font-pitch="variable" fo:font-size="10pt" fo:font-weight="bold"/>
    </style:style>
    <style:style style:name="Heading_20_2" style:display-name="Heading 2" style:family="paragraph" style:parent-style-name="Heading" style:next-style-name="Text_20_body" style:default-outline-level="2" style:list-style-name="Outline" style:class="text">
      <style:paragraph-properties fo:margin-top="0.1402in" fo:margin-bottom="0.1598in" style:contextual-spacing="false"/>
      <style:text-properties style:font-name="Open Sans1" fo:font-family="'Open Sans'" style:font-style-name="Bold" style:font-family-generic="swiss"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in" fo:margin-bottom="0.1402in" style:contextual-spacing="false">
        <style:tab-stops/>
      </style:paragraph-properties>
      <style:text-properties style:font-name="Open Sans1" fo:font-family="'Open Sans'" style:font-style-name="Bold" style:font-family-generic="swiss" style:font-pitch="variable"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font-name="Open Sans1" fo:font-family="'Open Sans'" style:font-style-name="Bold"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Open Sans" fo:font-family="'Open Sans'" style:font-style-name="Regular" style:font-family-generic="swiss" style:font-pitch="variable" fo:font-size="10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ext_20_Body_20_Indented_20_1" style:display-name="Text Body Indented 1" style:family="paragraph" style:parent-style-name="Text_20_body"/>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10" style:display-name="Contents 10" style:family="paragraph" style:parent-style-name="Index" style:default-outline-level="10" style:list-style-name="" style:class="index">
      <loext:graphic-properties draw:fill-image-width="0in" draw:fill-image-height="0in"/>
      <style:paragraph-properties fo:margin-left="0in" fo:margin-right="0in" fo:text-indent="0in" style:auto-text-indent="false" style:shadow="none">
        <style:tab-stops>
          <style:tab-stop style:position="6.9299in" style:type="right" style:leader-style="dotted" style:leader-text="."/>
        </style:tab-stops>
      </style:paragraph-properties>
      <style:text-properties style:font-name="Open Sans1" fo:font-family="'Open Sans'" style:font-style-name="Bold" style:font-family-generic="swiss" style:font-pitch="variable" fo:font-size="10pt" fo:font-weight="bold" fo:background-color="transparent"/>
    </style:style>
    <style:style style:name="Heading_20_A" style:display-name="Heading A" style:family="paragraph" style:parent-style-name="Heading_20_1" style:default-outline-level="1" style:list-style-name="Numbering_20_5"/>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8in" fo:text-indent="-0.7in" fo:margin-left="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Numbering_20_5" style:display-name="Numbering 5">
      <text:list-level-style-number text:level="1" text:style-name="Numbering_20_Symbols"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0.5in" fo:text-indent="-0.5in" fo:margin-left="0.5in"/>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0.5in" fo:text-indent="-0.5in" fo:margin-left="0.5in"/>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RW Gothic 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date>2021-06-07T23:44:56.129055886</dc:date>
    <meta:editing-duration>PT12H46M45S</meta:editing-duration>
    <meta:editing-cycles>208</meta:editing-cycles>
    <dc:creator>Héctor Peraza</dc:creator>
    <meta:document-statistic meta:table-count="3" meta:image-count="0" meta:object-count="0" meta:page-count="34" meta:paragraph-count="726" meta:word-count="7950" meta:character-count="46455" meta:non-whitespace-character-count="38387"/>
  </office:meta>
</office:document-meta>
</file>